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Text_20_body">
      <style:paragraph-properties fo:background-color="transparent">
        <style:background-image/>
      </style:paragraph-properties>
      <style:text-properties style:use-window-font-color="true" fo:background-color="#99ff66"/>
    </style:style>
    <style:style style:name="P4" style:family="paragraph" style:parent-style-name="Subtitle">
      <style:paragraph-properties fo:background-color="transparent">
        <style:background-image/>
      </style:paragraph-properties>
      <style:text-properties fo:background-color="transparent"/>
    </style:style>
    <style:style style:name="P5" style:family="paragraph" style:parent-style-name="Para_20_05">
      <style:paragraph-properties fo:text-align="center" style:justify-single-word="false"/>
    </style:style>
    <style:style style:name="P6" style:family="paragraph" style:parent-style-name="Text_20_body">
      <style:text-properties style:use-window-font-color="true"/>
    </style:style>
    <style:style style:name="P7" style:family="paragraph" style:parent-style-name="Text_20_body">
      <style:text-properties style:use-window-font-color="true" fo:font-weight="bold" style:font-weight-asian="bold" style:font-weight-complex="bold"/>
    </style:style>
    <style:style style:name="P8" style:family="paragraph" style:parent-style-name="Text_20_body">
      <style:paragraph-properties fo:text-align="justify" style:justify-single-word="false"/>
      <style:text-properties style:use-window-font-color="true" fo:font-weight="bold" style:font-weight-asian="bold" style:font-weight-complex="bold"/>
    </style:style>
    <style:style style:name="P9" style:family="paragraph" style:parent-style-name="Text_20_body">
      <style:text-properties style:use-window-font-color="true" fo:font-weight="normal" style:font-weight-asian="normal" style:font-weight-complex="normal"/>
    </style:style>
    <style:style style:name="P10" style:family="paragraph" style:parent-style-name="Text_20_body">
      <style:text-properties style:use-window-font-color="true" fo:font-weight="normal" fo:background-color="#ccff00" style:font-weight-asian="normal" style:font-weight-complex="normal"/>
    </style:style>
    <style:style style:name="P11" style:family="paragraph" style:parent-style-name="Text_20_body">
      <style:text-properties style:use-window-font-color="true" fo:font-style="normal" style:font-style-asian="normal" style:font-style-complex="normal"/>
    </style:style>
    <style:style style:name="P12" style:family="paragraph" style:parent-style-name="Text_20_body">
      <style:text-properties style:use-window-font-color="true" fo:font-style="normal" fo:font-weight="bold" style:font-style-asian="normal" style:font-weight-asian="bold" style:font-style-complex="normal" style:font-weight-complex="bold"/>
    </style:style>
    <style:style style:name="P13"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style:use-window-font-color="true" fo:background-color="#ffffff"/>
    </style:style>
    <style:style style:name="P15" style:family="paragraph" style:parent-style-name="Text_20_body">
      <style:paragraph-properties fo:text-align="justify" style:justify-single-word="false"/>
      <style:text-properties style:use-window-font-color="true" fo:background-color="#ffffff"/>
    </style:style>
    <style:style style:name="P16" style:family="paragraph" style:parent-style-name="Text_20_body">
      <style:paragraph-properties fo:text-align="justify" style:justify-single-word="false"/>
      <style:text-properties style:use-window-font-color="true"/>
    </style:style>
    <style:style style:name="P17" style:family="paragraph" style:parent-style-name="Text_20_body">
      <style:text-properties style:use-window-font-color="true" fo:language="ru" fo:country="RU"/>
    </style:style>
    <style:style style:name="P18" style:family="paragraph" style:parent-style-name="Text_20_body">
      <style:text-properties style:use-window-font-color="true" fo:language="ru" fo:country="RU" style:text-underline-style="none"/>
    </style:style>
    <style:style style:name="P19" style:family="paragraph" style:parent-style-name="Text_20_body">
      <style:text-properties style:use-window-font-color="true" fo:language="ru" fo:country="RU" style:text-underline-style="none" fo:font-weight="normal" style:font-weight-asian="normal" style:font-weight-complex="normal"/>
    </style:style>
    <style:style style:name="P2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21" style:family="paragraph" style:parent-style-name="Text_20_body">
      <style:text-properties style:use-window-font-color="true" fo:language="ru" fo:country="RU" fo:background-color="#ccff00"/>
    </style:style>
    <style:style style:name="P22" style:family="paragraph" style:parent-style-name="Text_20_body">
      <style:text-properties style:use-window-font-color="true" fo:language="ru" fo:country="RU" fo:background-color="transparent"/>
    </style:style>
    <style:style style:name="P23" style:family="paragraph" style:parent-style-name="Text_20_body">
      <style:text-properties style:use-window-font-color="true" style:text-underline-style="none"/>
    </style:style>
    <style:style style:name="P24" style:family="paragraph" style:parent-style-name="Text_20_body">
      <style:text-properties style:use-window-font-color="true" style:text-underline-style="none" fo:font-weight="normal" style:font-weight-asian="normal" style:font-weight-complex="normal"/>
    </style:style>
    <style:style style:name="P25" style:family="paragraph" style:parent-style-name="Text_20_body">
      <style:text-properties style:use-window-font-color="true" style:text-underline-style="none" fo:background-color="#99ff66"/>
    </style:style>
    <style:style style:name="P26" style:family="paragraph" style:parent-style-name="Text_20_body">
      <style:text-properties style:use-window-font-color="true" fo:font-style="italic" fo:font-weight="bold" style:font-style-asian="italic" style:font-weight-asian="bold" style:font-style-complex="italic" style:font-weight-complex="bold"/>
    </style:style>
    <style:style style:name="P27" style:family="paragraph" style:parent-style-name="Text_20_body">
      <style:text-properties style:use-window-font-color="true" fo:font-style="italic" style:font-style-asian="italic" style:font-style-complex="italic"/>
    </style:style>
    <style:style style:name="P28" style:family="paragraph" style:parent-style-name="Text_20_body">
      <style:paragraph-properties fo:text-align="justify" style:justify-single-word="false"/>
      <style:text-properties style:use-window-font-color="true" fo:font-style="italic" style:font-style-asian="italic" style:font-style-complex="italic"/>
    </style:style>
    <style:style style:name="P2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30" style:family="paragraph" style:parent-style-name="Text_20_body">
      <style:paragraph-properties fo:hyphenation-ladder-count="no-limit"/>
      <style:text-properties style:use-window-font-color="true" fo:hyphenate="true" fo:hyphenation-remain-char-count="2" fo:hyphenation-push-char-count="4"/>
    </style:style>
    <style:style style:name="P31"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32"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33" style:family="paragraph" style:parent-style-name="Text_20_body">
      <style:text-properties style:use-window-font-color="true" fo:background-color="#ccff00"/>
    </style:style>
    <style:style style:name="P34" style:family="paragraph" style:parent-style-name="Text_20_body">
      <style:paragraph-properties fo:text-align="justify" style:justify-single-word="false"/>
      <style:text-properties style:use-window-font-color="true" fo:background-color="#ffcc00"/>
    </style:style>
    <style:style style:name="P35" style:family="paragraph" style:parent-style-name="Text_20_body">
      <style:text-properties style:use-window-font-color="true" fo:background-color="transparent"/>
    </style:style>
    <style:style style:name="P36" style:family="paragraph" style:parent-style-name="Text_20_body">
      <style:text-properties style:use-window-font-color="true" fo:background-color="#99ff66"/>
    </style:style>
    <style:style style:name="P37" style:family="paragraph" style:parent-style-name="Text_20_body">
      <style:text-properties fo:color="#ff3333" fo:font-style="normal" style:font-style-asian="normal" style:font-style-complex="normal"/>
    </style:style>
    <style:style style:name="P38" style:family="paragraph" style:parent-style-name="Text_20_body">
      <style:paragraph-properties fo:text-align="justify" style:justify-single-word="false"/>
    </style:style>
    <style:style style:name="P39" style:family="paragraph" style:parent-style-name="Text_20_body">
      <style:text-properties fo:language="ru" fo:country="RU"/>
    </style:style>
    <style:style style:name="P40" style:family="paragraph" style:parent-style-name="Text_20_body">
      <style:text-properties fo:language="ru" fo:country="RU" fo:font-weight="normal" style:font-weight-asian="normal" style:font-weight-complex="normal"/>
    </style:style>
    <style:style style:name="P41" style:family="paragraph" style:parent-style-name="Text_20_body">
      <style:text-properties fo:language="ru" fo:country="RU" fo:font-weight="bold" style:font-weight-asian="bold" style:font-weight-complex="bold"/>
    </style:style>
    <style:style style:name="P42" style:family="paragraph" style:parent-style-name="Text_20_body">
      <style:text-properties fo:language="ru" fo:country="RU" fo:font-style="normal" style:font-style-asian="normal" style:font-style-complex="normal"/>
    </style:style>
    <style:style style:name="P4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44" style:family="paragraph" style:parent-style-name="Text_20_body">
      <style:text-properties fo:language="ru" fo:country="RU" fo:font-style="normal" fo:font-weight="bold" style:font-style-asian="normal" style:font-weight-asian="bold" style:font-style-complex="normal" style:font-weight-complex="bold"/>
    </style:style>
    <style:style style:name="P4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46" style:family="paragraph" style:parent-style-name="Text_20_body">
      <style:text-properties fo:font-weight="normal" style:font-weight-asian="normal" style:font-weight-complex="normal"/>
    </style:style>
    <style:style style:name="P47" style:family="paragraph" style:parent-style-name="Text_20_body">
      <style:text-properties fo:font-weight="bold" style:font-weight-asian="bold" style:font-weight-complex="bold"/>
    </style:style>
    <style:style style:name="P4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9" style:family="paragraph" style:parent-style-name="Text_20_body">
      <style:text-properties fo:font-style="normal" fo:font-weight="normal" style:font-style-asian="normal" style:font-weight-asian="normal" style:font-style-complex="normal" style:font-weight-complex="normal"/>
    </style:style>
    <style:style style:name="P50" style:family="paragraph" style:parent-style-name="Text_20_body">
      <style:text-properties style:text-underline-style="none"/>
    </style:style>
    <style:style style:name="P51" style:family="paragraph" style:parent-style-name="Text_20_body" style:master-page-name="">
      <style:paragraph-properties style:page-number="auto"/>
      <style:text-properties style:use-window-font-color="true"/>
    </style:style>
    <style:style style:name="P52"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53"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54"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55"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56"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57" style:family="paragraph" style:parent-style-name="Цитата_20_-_20_автор">
      <style:text-properties style:use-window-font-color="true"/>
    </style:style>
    <style:style style:name="P58" style:family="paragraph" style:parent-style-name="Эпиграф_20__2b__20_автор">
      <style:text-properties style:use-window-font-color="true"/>
    </style:style>
    <style:style style:name="P59" style:family="paragraph" style:parent-style-name="Subtitle">
      <style:text-properties style:use-window-font-color="true"/>
    </style:style>
    <style:style style:name="P60" style:family="paragraph" style:parent-style-name="Subtitle">
      <style:text-properties style:use-window-font-color="true" style:text-underline-style="none"/>
    </style:style>
    <style:style style:name="P61" style:family="paragraph" style:parent-style-name="Subtitle">
      <style:text-properties style:use-window-font-color="true" fo:font-style="normal" style:font-style-asian="normal" style:font-style-complex="normal"/>
    </style:style>
    <style:style style:name="P62" style:family="paragraph" style:parent-style-name="Subtitle">
      <style:text-properties style:use-window-font-color="true" fo:background-color="#ffcc00"/>
    </style:style>
    <style:style style:name="P63" style:family="paragraph" style:parent-style-name="Subtitle">
      <style:text-properties fo:language="ru" fo:country="RU" fo:font-style="normal" style:font-style-asian="normal" style:font-style-complex="normal"/>
    </style:style>
    <style:style style:name="P64" style:family="paragraph" style:parent-style-name="Subtitle">
      <style:text-properties fo:language="ru" fo:country="RU" fo:font-weight="bold" style:font-weight-asian="bold" style:font-weight-complex="bold"/>
    </style:style>
    <style:style style:name="P65" style:family="paragraph" style:parent-style-name="Subtitle">
      <style:text-properties fo:font-style="normal" style:font-style-asian="normal" style:font-style-complex="normal"/>
    </style:style>
    <style:style style:name="P66" style:family="paragraph" style:parent-style-name="Subtitle">
      <style:text-properties style:text-underline-style="none"/>
    </style:style>
    <style:style style:name="P67" style:family="paragraph" style:parent-style-name="Subtitle">
      <style:text-properties fo:background-color="#99ff66"/>
    </style:style>
    <style:style style:name="P68" style:family="paragraph" style:parent-style-name="Subtitle">
      <style:paragraph-properties fo:margin-top="0.706cm" fo:margin-bottom="0.706cm"/>
      <style:text-properties style:use-window-font-color="true"/>
    </style:style>
    <style:style style:name="P69" style:family="paragraph" style:parent-style-name="Subtitle">
      <style:paragraph-properties fo:margin-top="0.706cm" fo:margin-bottom="0.706cm"/>
      <style:text-properties style:use-window-font-color="true" fo:font-weight="normal" style:font-weight-asian="normal" style:font-weight-complex="normal"/>
    </style:style>
    <style:style style:name="P70" style:family="paragraph" style:parent-style-name="Subtitle">
      <style:paragraph-properties fo:margin-top="0.706cm" fo:margin-bottom="0.706cm"/>
      <style:text-properties style:use-window-font-color="true" fo:font-weight="bold" style:font-weight-asian="bold" style:font-weight-complex="bold"/>
    </style:style>
    <style:style style:name="P71" style:family="paragraph" style:parent-style-name="Subtitle">
      <style:paragraph-properties fo:margin-top="0.706cm" fo:margin-bottom="0.706cm"/>
      <style:text-properties style:use-window-font-color="true" fo:background-color="#99ff66"/>
    </style:style>
    <style:style style:name="P72" style:family="paragraph" style:parent-style-name="Эпиграф_20_-_20_автор">
      <style:text-properties style:use-window-font-color="true"/>
    </style:style>
    <style:style style:name="P73" style:family="paragraph" style:parent-style-name="Quotations">
      <style:text-properties style:use-window-font-color="true"/>
    </style:style>
    <style:style style:name="P74" style:family="paragraph" style:parent-style-name="Quotations">
      <style:paragraph-properties fo:text-align="justify" style:justify-single-word="false"/>
      <style:text-properties style:use-window-font-color="true"/>
    </style:style>
    <style:style style:name="P75" style:family="paragraph" style:parent-style-name="Quotations">
      <style:paragraph-properties fo:text-align="justify" style:justify-single-word="false"/>
      <style:text-properties style:use-window-font-color="true" fo:background-color="#ffffff"/>
    </style:style>
    <style:style style:name="P76" style:family="paragraph" style:parent-style-name="Quotations">
      <style:paragraph-properties fo:text-align="justify" style:justify-single-word="false"/>
    </style:style>
    <style:style style:name="P77" style:family="paragraph" style:parent-style-name="Quotations">
      <style:paragraph-properties fo:text-align="justify" style:justify-single-word="false"/>
      <style:text-properties fo:color="#ff3333" fo:background-color="#ffffff"/>
    </style:style>
    <style:style style:name="P78" style:family="paragraph" style:parent-style-name="Цитата_20__2b__20_автор">
      <style:text-properties style:use-window-font-color="true"/>
    </style:style>
    <style:style style:name="P79" style:family="paragraph" style:parent-style-name="Цитата_20__2b__20_автор">
      <style:paragraph-properties fo:text-align="justify" style:justify-single-word="false"/>
      <style:text-properties style:use-window-font-color="true"/>
    </style:style>
    <style:style style:name="P80"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81"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82" style:family="paragraph" style:parent-style-name="Text_20_body">
      <style:paragraph-properties fo:margin-left="0cm" fo:margin-right="0cm" fo:text-indent="0cm" style:auto-text-indent="false"/>
      <style:text-properties style:use-window-font-color="true" style:text-underline-style="none"/>
    </style:style>
    <style:style style:name="P83" style:family="paragraph" style:parent-style-name="Caption">
      <style:text-properties fo:font-weight="normal" style:font-weight-asian="normal" style:font-weight-complex="normal"/>
    </style:style>
    <style:style style:name="P84" style:family="paragraph" style:parent-style-name="Table_20_Contents">
      <style:paragraph-properties fo:text-align="justify" style:justify-single-word="false"/>
      <style:text-properties style:font-name="Verdana1"/>
    </style:style>
    <style:style style:name="P85"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86"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87"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88"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89" style:family="paragraph" style:parent-style-name="Footnote">
      <style:text-properties fo:font-weight="bold" style:font-weight-asian="bold" style:font-weight-complex="bold"/>
    </style:style>
    <style:style style:name="P90"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91" style:family="paragraph" style:parent-style-name="Text_20_body">
      <style:paragraph-properties fo:margin-top="0cm" fo:margin-bottom="0.199cm" fo:text-align="justify" style:justify-single-word="false" style:shadow="none"/>
    </style:style>
    <style:style style:name="P92" style:family="paragraph" style:parent-style-name="Standard">
      <style:text-properties style:use-window-font-color="true" fo:background-color="#ccff00"/>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95" style:family="paragraph" style:parent-style-name="Heading_20_3">
      <style:paragraph-properties fo:break-before="page"/>
    </style:style>
    <style:style style:name="P96" style:family="paragraph" style:parent-style-name="Heading_20_3">
      <style:paragraph-properties fo:break-before="page"/>
      <style:text-properties fo:background-color="#ccff00"/>
    </style:style>
    <style:style style:name="P97" style:family="paragraph" style:parent-style-name="Heading_20_3">
      <style:paragraph-properties fo:break-before="page"/>
      <style:text-properties fo:background-color="#99ff66"/>
    </style:style>
    <style:style style:name="P98" style:family="paragraph" style:parent-style-name="Heading_20_1" style:master-page-name="Right_20_Page">
      <style:paragraph-properties style:page-number="3"/>
    </style:style>
    <style:style style:name="P99" style:family="paragraph" style:parent-style-name="Heading_20_1">
      <style:paragraph-properties fo:break-before="page"/>
    </style:style>
    <style:style style:name="P100" style:family="paragraph" style:parent-style-name="Subtitle" style:list-style-name="диалог"/>
    <style:style style:name="P101" style:family="paragraph" style:parent-style-name="Subtitle">
      <style:text-properties style:use-window-font-color="true"/>
    </style:style>
    <style:style style:name="P102" style:family="paragraph" style:parent-style-name="Subtitle" style:list-style-name="диалог">
      <style:text-properties fo:background-color="#ccff00"/>
    </style:style>
    <style:style style:name="P103" style:family="paragraph" style:parent-style-name="Heading_20_4">
      <style:text-properties style:use-window-font-color="true" fo:background-color="#ccff00"/>
    </style:style>
    <style:style style:name="P104" style:family="paragraph" style:parent-style-name="Heading_20_4">
      <style:text-properties fo:background-color="#ccff00"/>
    </style:style>
    <style:style style:name="P105" style:family="paragraph" style:parent-style-name="Heading_20_4">
      <style:text-properties fo:background-color="#99ff66"/>
    </style:style>
    <style:style style:name="P106" style:family="paragraph" style:parent-style-name="Heading_20_4">
      <style:text-properties style:text-underline-style="none"/>
    </style:style>
    <style:style style:name="P107" style:family="paragraph" style:parent-style-name="Heading_20_4">
      <style:text-properties fo:font-weight="bold" style:font-weight-asian="bold" style:font-weight-complex="bold"/>
    </style:style>
    <style:style style:name="P108" style:family="paragraph" style:parent-style-name="Heading_20_4">
      <style:text-properties fo:font-style="normal" style:font-style-asian="normal" style:font-style-complex="normal"/>
    </style:style>
    <style:style style:name="P109" style:family="paragraph" style:parent-style-name="Heading_20_4">
      <style:paragraph-properties fo:break-before="page"/>
    </style:style>
    <style:style style:name="P110" style:family="paragraph" style:parent-style-name="Heading_20_4">
      <style:paragraph-properties fo:break-before="page"/>
      <style:text-properties fo:background-color="#99ff66"/>
    </style:style>
    <style:style style:name="P111" style:family="paragraph" style:parent-style-name="Para_20_05" style:master-page-name="MP0">
      <style:paragraph-properties fo:text-align="center" style:justify-single-word="false" style:page-number="auto" fo:break-before="page"/>
    </style:style>
    <style:style style:name="P112" style:family="paragraph" style:parent-style-name="Text_20_body" style:list-style-name="диалог"/>
    <style:style style:name="P113" style:family="paragraph" style:parent-style-name="Text_20_body">
      <style:paragraph-properties fo:text-align="justify" style:justify-single-word="false"/>
      <style:text-properties style:use-window-font-color="true"/>
    </style:style>
    <style:style style:name="P114" style:family="paragraph" style:parent-style-name="Text_20_body" style:list-style-name="диалог">
      <style:paragraph-properties fo:text-align="justify" style:justify-single-word="false"/>
      <style:text-properties style:use-window-font-color="true"/>
    </style:style>
    <style:style style:name="P115" style:family="paragraph" style:parent-style-name="Text_20_body" style:list-style-name="список_20_перечисление">
      <style:paragraph-properties fo:text-align="justify" style:justify-single-word="false"/>
      <style:text-properties style:use-window-font-color="true"/>
    </style:style>
    <style:style style:name="P116" style:family="paragraph" style:parent-style-name="Text_20_body" style:list-style-name="List_20_1">
      <style:paragraph-properties fo:text-align="justify" style:justify-single-word="false"/>
      <style:text-properties style:use-window-font-color="true"/>
    </style:style>
    <style:style style:name="P117" style:family="paragraph" style:parent-style-name="Text_20_body" style:list-style-name="диалог">
      <style:text-properties style:use-window-font-color="true"/>
    </style:style>
    <style:style style:name="P118" style:family="paragraph" style:parent-style-name="Text_20_body" style:list-style-name="диалог">
      <style:paragraph-properties fo:text-align="justify" style:justify-single-word="false"/>
      <style:text-properties style:use-window-font-color="true" style:text-underline-style="none"/>
    </style:style>
    <style:style style:name="P119" style:family="paragraph" style:parent-style-name="Text_20_body" style:list-style-name="диалог">
      <style:text-properties style:use-window-font-color="true" style:text-underline-style="none" fo:background-color="#99ff66"/>
    </style:style>
    <style:style style:name="P120" style:family="paragraph" style:parent-style-name="Text_20_body" style:list-style-name="L2">
      <style:text-properties style:use-window-font-color="true" style:text-underline-style="none"/>
    </style:style>
    <style:style style:name="P121" style:family="paragraph" style:parent-style-name="Text_20_body" style:list-style-name="диалог">
      <style:text-properties style:use-window-font-color="true" style:text-underline-style="none" fo:font-weight="normal" style:font-weight-asian="normal" style:font-weight-complex="normal"/>
    </style:style>
    <style:style style:name="P122" style:family="paragraph" style:parent-style-name="Text_20_body" style:list-style-name="диалог">
      <style:text-properties style:use-window-font-color="true" style:text-underline-style="none"/>
    </style:style>
    <style:style style:name="P123" style:family="paragraph" style:parent-style-name="Text_20_body">
      <style:text-properties style:use-window-font-color="true" fo:language="ru" fo:country="RU"/>
    </style:style>
    <style:style style:name="P124" style:family="paragraph" style:parent-style-name="Text_20_body">
      <style:text-properties style:use-window-font-color="true" fo:language="ru" fo:country="RU" fo:font-style="normal" fo:font-weight="bold" style:font-style-asian="normal" style:font-weight-asian="bold" style:font-style-complex="normal" style:font-weight-complex="bold"/>
    </style:style>
    <style:style style:name="P12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list-style-name="диалог">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list-style-name="диалог">
      <style:text-properties style:use-window-font-color="true" fo:language="ru" fo:country="RU" fo:background-color="transparent"/>
    </style:style>
    <style:style style:name="P128"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29" style:family="paragraph" style:parent-style-name="Text_20_body" style:list-style-name="List_20_4">
      <style:text-properties style:use-window-font-color="true"/>
    </style:style>
    <style:style style:name="P130" style:family="paragraph" style:parent-style-name="Text_20_body" style:list-style-name="диалог">
      <style:paragraph-properties fo:text-align="justify" style:justify-single-word="false"/>
      <style:text-properties style:use-window-font-color="true" fo:background-color="#ffcc00"/>
    </style:style>
    <style:style style:name="P131" style:family="paragraph" style:parent-style-name="Text_20_body" style:list-style-name="List_20_1">
      <style:text-properties style:use-window-font-color="true"/>
    </style:style>
    <style:style style:name="P132" style:family="paragraph" style:parent-style-name="Text_20_body" style:list-style-name="список_20_перечисление">
      <style:text-properties style:use-window-font-color="true"/>
    </style:style>
    <style:style style:name="P133" style:family="paragraph" style:parent-style-name="Text_20_body" style:list-style-name="диалог">
      <style:text-properties style:use-window-font-color="true" fo:font-style="normal" style:font-style-asian="normal" style:font-style-complex="normal"/>
    </style:style>
    <style:style style:name="P134"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35"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36"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37" style:family="paragraph" style:parent-style-name="Text_20_body" style:list-style-name="диалог">
      <style:text-properties style:use-window-font-color="true" fo:background-color="#ccff00"/>
    </style:style>
    <style:style style:name="P138" style:family="paragraph" style:parent-style-name="Text_20_body" style:list-style-name="L3">
      <style:text-properties style:use-window-font-color="true" fo:background-color="#ccff00"/>
    </style:style>
    <style:style style:name="P139" style:family="paragraph" style:parent-style-name="Text_20_body" style:list-style-name="диалог">
      <style:text-properties style:use-window-font-color="true" fo:background-color="#99ff66"/>
    </style:style>
    <style:style style:name="P140" style:family="paragraph" style:parent-style-name="Text_20_body" style:list-style-name="диалог">
      <style:text-properties style:use-window-font-color="true" style:text-underline-style="solid" style:text-underline-width="auto" style:text-underline-color="font-color" fo:background-color="#99ff66"/>
    </style:style>
    <style:style style:name="P141" style:family="paragraph" style:parent-style-name="Text_20_body" style:list-style-name="L2">
      <style:text-properties style:use-window-font-color="true"/>
    </style:style>
    <style:style style:name="P142" style:family="paragraph" style:parent-style-name="Text_20_body" style:list-style-name="список_20_перечисление"/>
    <style:style style:name="P143" style:family="paragraph" style:parent-style-name="Text_20_body">
      <style:paragraph-properties fo:text-align="justify" style:justify-single-word="false"/>
    </style:style>
    <style:style style:name="P144" style:family="paragraph" style:parent-style-name="Text_20_body" style:list-style-name="L1">
      <style:paragraph-properties fo:text-align="justify" style:justify-single-word="false"/>
    </style:style>
    <style:style style:name="P145" style:family="paragraph" style:parent-style-name="Text_20_body" style:list-style-name="диалог">
      <style:paragraph-properties fo:text-align="justify" style:justify-single-word="false"/>
    </style:style>
    <style:style style:name="P146" style:family="paragraph" style:parent-style-name="Text_20_body" style:list-style-name="List_20_4"/>
    <style:style style:name="P147" style:family="paragraph" style:parent-style-name="Text_20_body" style:list-style-name="диалог">
      <style:text-properties fo:language="ru" fo:country="RU" fo:font-style="normal" style:font-style-asian="normal" style:font-style-complex="normal"/>
    </style:style>
    <style:style style:name="P148" style:family="paragraph" style:parent-style-name="Text_20_body">
      <style:text-properties fo:language="ru" fo:country="RU" fo:font-style="normal" fo:font-weight="normal" style:font-style-asian="normal" style:font-weight-asian="normal" style:font-style-complex="normal" style:font-weight-complex="normal"/>
    </style:style>
    <style:style style:name="P149"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50"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51" style:family="paragraph" style:parent-style-name="Text_20_body" style:list-style-name="List_20_2">
      <style:text-properties fo:language="ru" fo:country="RU" fo:font-weight="normal" style:font-weight-asian="normal" style:font-weight-complex="normal"/>
    </style:style>
    <style:style style:name="P152" style:family="paragraph" style:parent-style-name="Text_20_body" style:list-style-name="список_20_перечисление">
      <style:text-properties fo:language="ru" fo:country="RU" fo:font-weight="normal" style:font-weight-asian="normal" style:font-weight-complex="normal"/>
    </style:style>
    <style:style style:name="P153" style:family="paragraph" style:parent-style-name="Text_20_body" style:list-style-name="List_20_4">
      <style:text-properties fo:language="ru" fo:country="RU" fo:font-weight="normal" style:font-weight-asian="normal" style:font-weight-complex="normal"/>
    </style:style>
    <style:style style:name="P154" style:family="paragraph" style:parent-style-name="Text_20_body" style:list-style-name="список_20_перечисление">
      <style:text-properties fo:language="ru" fo:country="RU"/>
    </style:style>
    <style:style style:name="P155" style:family="paragraph" style:parent-style-name="Text_20_body" style:list-style-name="List_20_4">
      <style:text-properties fo:language="ru" fo:country="RU" fo:font-weight="bold" style:font-weight-asian="bold" style:font-weight-complex="bold"/>
    </style:style>
    <style:style style:name="P156" style:family="paragraph" style:parent-style-name="Text_20_body" style:list-style-name="List_20_5">
      <style:text-properties fo:language="ru" fo:country="RU"/>
    </style:style>
    <style:style style:name="P157" style:family="paragraph" style:parent-style-name="Text_20_body" style:list-style-name="List_20_2"/>
    <style:style style:name="P158" style:family="paragraph" style:parent-style-name="Text_20_body" style:list-style-name="List_20_2">
      <style:text-properties fo:font-weight="bold" style:font-weight-asian="bold" style:font-weight-complex="bold"/>
    </style:style>
    <style:style style:name="P159" style:family="paragraph" style:parent-style-name="Text_20_body" style:list-style-name="List_20_1">
      <style:text-properties fo:font-weight="bold" style:font-weight-asian="bold" style:font-weight-complex="bold"/>
    </style:style>
    <style:style style:name="P160" style:family="paragraph" style:parent-style-name="Text_20_body" style:list-style-name="List_20_2">
      <style:text-properties fo:font-weight="normal" style:font-weight-asian="normal" style:font-weight-complex="normal"/>
    </style:style>
    <style:style style:name="P161" style:family="paragraph" style:parent-style-name="Text_20_body" style:list-style-name="List_20_3">
      <style:text-properties fo:font-weight="normal" style:font-weight-asian="normal" style:font-weight-complex="normal"/>
    </style:style>
    <style:style style:name="P162" style:family="paragraph" style:parent-style-name="Text_20_body" style:list-style-name="List_20_1">
      <style:text-properties fo:font-weight="normal" style:font-weight-asian="normal" style:font-weight-complex="normal"/>
    </style:style>
    <style:style style:name="P163" style:family="paragraph" style:parent-style-name="Text_20_body" style:list-style-name="List_20_3"/>
    <style:style style:name="P164" style:family="paragraph" style:parent-style-name="Text_20_body" style:list-style-name="List_20_5">
      <style:text-properties fo:font-style="italic" style:font-style-asian="italic" style:font-style-complex="italic"/>
    </style:style>
    <style:style style:name="P165" style:family="paragraph" style:parent-style-name="Text_20_body" style:list-style-name="диалог">
      <style:text-properties fo:background-color="#ccff00"/>
    </style:style>
    <style:style style:name="P166" style:family="paragraph" style:parent-style-name="Text_20_body" style:list-style-name="L2"/>
    <style:style style:name="P167" style:family="paragraph" style:parent-style-name="Text_20_body" style:list-style-name="диалог">
      <style:paragraph-properties fo:margin-left="0cm" fo:margin-right="0cm" fo:text-indent="0cm" style:auto-text-indent="false"/>
      <style:text-properties style:use-window-font-color="true"/>
    </style:style>
    <style:style style:name="P168"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69"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70"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71"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72"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73" style:family="paragraph" style:parent-style-name="Text_20_body" style:list-style-name="диалог">
      <style:paragraph-properties fo:background-color="transparent">
        <style:background-image/>
      </style:paragraph-properties>
      <style:text-properties style:use-window-font-color="true" fo:background-color="transparent"/>
    </style:style>
    <style:style style:name="P174"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7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italic" fo:background-color="#ffcc00" style:font-style-asian="italic" style:font-style-complex="italic"/>
    </style:style>
    <style:style style:name="T33" style:family="text">
      <style:text-properties style:use-window-font-color="true" fo:font-style="normal" style:font-style-asian="normal" style:font-style-complex="normal"/>
    </style:style>
    <style:style style:name="T34" style:family="text">
      <style:text-properties style:use-window-font-color="true" fo:font-style="normal" fo:background-color="#ffffff" style:font-style-asian="normal" style:font-style-complex="normal"/>
    </style:style>
    <style:style style:name="T35" style:family="text">
      <style:text-properties style:use-window-font-color="true" fo:font-style="normal" fo:background-color="#ffcc00" style:font-style-asian="normal" style:font-style-complex="normal"/>
    </style:style>
    <style:style style:name="T36" style:family="text">
      <style:text-properties style:use-window-font-color="true" fo:font-style="normal" fo:font-weight="normal" style:font-style-asian="normal" style:font-weight-asian="normal" style:font-style-complex="normal" style:font-weight-complex="normal"/>
    </style:style>
    <style:style style:name="T37" style:family="text">
      <style:text-properties style:use-window-font-color="true" style:text-line-through-style="none"/>
    </style:style>
    <style:style style:name="T38" style:family="text">
      <style:text-properties style:use-window-font-color="true" style:text-line-through-style="none" style:text-underline-style="none"/>
    </style:style>
    <style:style style:name="T39" style:family="text">
      <style:text-properties style:use-window-font-color="true" fo:font-weight="normal" style:font-weight-asian="normal" style:font-weight-complex="normal"/>
    </style:style>
    <style:style style:name="T40" style:family="text">
      <style:text-properties style:use-window-font-color="true" style:text-underline-style="none"/>
    </style:style>
    <style:style style:name="T41" style:family="text">
      <style:text-properties style:use-window-font-color="true" style:text-underline-style="none" fo:font-weight="bold" style:font-weight-asian="bold" style:font-weight-complex="bold"/>
    </style:style>
    <style:style style:name="T42" style:family="text">
      <style:text-properties style:use-window-font-color="true" fo:background-color="#ffffff"/>
    </style:style>
    <style:style style:name="T43" style:family="text">
      <style:text-properties style:use-window-font-color="true" fo:language="ru" fo:country="RU"/>
    </style:style>
    <style:style style:name="T44" style:family="text">
      <style:text-properties style:use-window-font-color="true" fo:language="ru" fo:country="RU" fo:background-color="#ffffff"/>
    </style:style>
    <style:style style:name="T45" style:family="text">
      <style:text-properties style:use-window-font-color="true" fo:language="ru" fo:country="RU" fo:font-style="normal" style:font-style-asian="normal" style:font-style-complex="normal"/>
    </style:style>
    <style:style style:name="T46" style:family="text">
      <style:text-properties style:use-window-font-color="true" fo:language="ru" fo:country="RU" fo:font-style="normal" fo:background-color="#ffffff" style:font-style-asian="normal" style:font-style-complex="normal"/>
    </style:style>
    <style:style style:name="T47" style:family="text">
      <style:text-properties style:use-window-font-color="true" fo:language="ru" fo:country="RU" fo:font-style="italic" style:font-style-asian="italic" style:font-style-complex="italic"/>
    </style:style>
    <style:style style:name="T48" style:family="text">
      <style:text-properties style:use-window-font-color="true" fo:language="ru" fo:country="RU" fo:font-style="italic" fo:background-color="transparent" style:font-style-asian="italic" style:font-style-complex="italic"/>
    </style:style>
    <style:style style:name="T49" style:family="text">
      <style:text-properties style:use-window-font-color="true" fo:language="ru" fo:country="RU" style:text-underline-style="none" fo:font-weight="normal" style:font-weight-asian="normal" style:font-weight-complex="normal"/>
    </style:style>
    <style:style style:name="T50" style:family="text">
      <style:text-properties style:use-window-font-color="true" fo:language="ru" fo:country="RU" fo:background-color="transparent"/>
    </style:style>
    <style:style style:name="T51" style:family="text">
      <style:text-properties style:use-window-font-color="true" fo:language="en" fo:country="US"/>
    </style:style>
    <style:style style:name="T52" style:family="text">
      <style:text-properties style:use-window-font-color="true" fo:language="en" fo:country="US" fo:font-style="normal" fo:background-color="#ffffff" style:font-style-asian="normal" style:font-style-complex="normal"/>
    </style:style>
    <style:style style:name="T53" style:family="text">
      <style:text-properties style:use-window-font-color="true" fo:language="uk" fo:country="UA"/>
    </style:style>
    <style:style style:name="T54" style:family="text">
      <style:text-properties style:use-window-font-color="true" fo:language="uk" fo:country="UA" fo:font-style="normal" style:font-style-asian="normal" style:font-style-complex="normal"/>
    </style:style>
    <style:style style:name="T55" style:family="text">
      <style:text-properties style:use-window-font-color="true" fo:background-color="#ffcc00"/>
    </style:style>
    <style:style style:name="T56" style:family="text">
      <style:text-properties style:use-window-font-color="true" fo:background-color="#ccff00"/>
    </style:style>
    <style:style style:name="T57" style:family="text">
      <style:text-properties style:use-window-font-color="true" fo:background-color="#99ff66"/>
    </style:style>
    <style:style style:name="T58" style:family="text">
      <style:text-properties fo:language="en" fo:country="US"/>
    </style:style>
    <style:style style:name="T59" style:family="text">
      <style:text-properties fo:language="en" fo:country="US" fo:font-style="italic" style:font-style-asian="italic" style:font-style-complex="italic"/>
    </style:style>
    <style:style style:name="T60" style:family="text">
      <style:text-properties fo:language="en" fo:country="US" fo:font-style="italic" fo:font-weight="normal" style:font-style-asian="italic" style:font-weight-asian="normal" style:font-style-complex="italic" style:font-weight-complex="normal"/>
    </style:style>
    <style:style style:name="T61" style:family="text">
      <style:text-properties fo:language="en" fo:country="US" fo:font-style="normal" fo:font-weight="normal" style:font-style-asian="normal" style:font-weight-asian="normal" style:font-style-complex="normal" style:font-weight-complex="normal"/>
    </style:style>
    <style:style style:name="T62" style:family="text">
      <style:text-properties fo:language="en" fo:country="US" fo:font-weight="normal" style:font-weight-asian="normal" style:font-weight-complex="normal"/>
    </style:style>
    <style:style style:name="T63" style:family="text">
      <style:text-properties fo:language="en" fo:country="US" fo:font-weight="bold" style:font-weight-asian="bold" style:font-weight-complex="bold"/>
    </style:style>
    <style:style style:name="T64"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65" style:family="text">
      <style:text-properties fo:color="#ff3333"/>
    </style:style>
    <style:style style:name="T66" style:family="text">
      <style:text-properties fo:language="uk" fo:country="UA"/>
    </style:style>
    <style:style style:name="T67" style:family="text">
      <style:text-properties fo:language="uk" fo:country="UA" fo:font-style="normal" style:font-style-asian="normal" style:font-style-complex="normal"/>
    </style:style>
    <style:style style:name="T68" style:family="text">
      <style:text-properties fo:language="uk" fo:country="UA" fo:font-style="normal" fo:font-weight="normal" style:font-style-asian="normal" style:font-weight-asian="normal" style:font-style-complex="normal" style:font-weight-complex="normal"/>
    </style:style>
    <style:style style:name="T69" style:family="text">
      <style:text-properties fo:background-color="transparent"/>
    </style:style>
    <style:style style:name="T70" style:family="text">
      <style:text-properties style:font-name="Verdana5" fo:font-size="8pt" fo:font-style="italic" style:font-size-asian="8pt" style:font-style-asian="italic" style:font-size-complex="8pt" style:font-style-complex="italic"/>
    </style:style>
    <style:style style:name="T71" style:family="text">
      <style:text-properties style:text-line-through-style="solid" fo:font-style="normal" style:text-underline-style="none" style:font-style-asian="normal" style:font-style-complex="normal"/>
    </style:style>
    <style:style style:name="T72" style:family="text">
      <style:text-properties style:text-line-through-style="none" fo:font-style="normal" style:text-underline-style="none" style:font-style-asian="normal" style:font-style-complex="normal"/>
    </style:style>
    <style:style style:name="T73" style:family="text">
      <style:text-properties style:font-name="Verdana6"/>
    </style:style>
    <style:style style:name="T74"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75"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span text:style-name="Default_20_Paragraph_20_Font"><text:span text:style-name="T26">Янина Каминская</text:span></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7"><text:s/></text:span></text:span></text:p>
      <text:p text:style-name="Caption">Реквием по любви</text:p>
      <text:p text:style-name="P83">или</text:p>
      <text:p text:style-name="P83">мемуары о манипуляторе </text:p>
      <text:h text:style-name="P98" text:outline-level="1"><text:s/><text:bookmark-start text:name="Vviedieniie"/>П<text:bookmark-end text:name="Vviedieniie"/>ролог </text:h>
      <text:p text:style-name="P58">Опыт – дитя мысли, а мысль – дитя действия. Мы не можем изучать людей по книгам.</text:p>
      <text:p text:style-name="P72">Бенджамин Дизраэли</text:p>
      <text:p text:style-name="Text_20_body">Вы счастливы?</text:p>
      <text:p text:style-name="Text_20_body">Ответьте себе на этот вопрос! Ваша любовь делает вас счастливой? Что вы чувствуете, рядом с любимым? Что все идет как надо? Или что-то не так?</text:p>
      <text:p text:style-name="Text_20_body">Да, вы любите, и это прекрасно! Но вы можете сказать, что это взаимно? Или вам кажется, что вас принимают за <text:s/>ваши заслуги?</text:p>
      <text:p text:style-name="Text_20_body"><text:soft-page-break/>Да, вы готовы отдавать всю себя этим отношениям! Но что вы получаете взамен? Вы строите отношения вместе или ваш партнер предпочитает не прилагать усилий?</text:p>
      <text:p text:style-name="P50">Вас полюбили такой, какая вы есть, с вашими достоинствами и недостатками. И до сих пор любят? Или то, что раньше его умиляло внезапно стало поводом для упреков? </text:p>
      <text:p text:style-name="P50">Вы действительно счастливы?</text:p>
      <text:p text:style-name="P50">Ведь если «Нет», и вам есть над чем задуматься, то с этим нужно разобраться.</text:p>
      <text:p text:style-name="P50">Я задаю эти вопросы не просто так. Каждый из них я задавала и себе в один из самых сложных периодов в своей жизни. И только когда я дала на них честные ответы, я поняла, что была в ловушке.</text:p>
      <text:p text:style-name="P50">Вы держите в руках эту книгу потому, что однажды, засыпая поздним вечером, я приняла все, что со мной случилось. А на утро, проснувшись, поняла, что должна рассказать свою историю.</text:p>
      <text:p text:style-name="P66">* * *</text:p>
      <text:p text:style-name="P23">Отношения. Отношения не бывают идеальными. Всегда есть ссоры и примирения, хорошие моменты и плохие... Но всему есть предел. И однажды я осознала, что каждый день с любимым делает меня несчастной.</text:p>
      <text:p text:style-name="P16">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text:soft-page-break/>ет тебя несчастной, а ты эту «любовь» терпишь, еще и добавки просишь!</text:p>
      <text:p text:style-name="P16">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совершенно неожиданно пришло прозрение. И появилась эта книга.</text:p>
      <text:p text:style-name="P59">* * *</text:p>
      <text:p text:style-name="P16">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6">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6">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6">Сложно было понять. Очень. Но когда от такой любви появляется ранняя седина, закрывать глаза и продолжать <text:soft-page-break/>верить в навязанную иллюзию становится невозможно. Я могу только догадываться, в каком вы сейчас отчаянном состоянии, но я вас понимаю.</text:p>
      <text:p text:style-name="P16">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809676753149025179" text:style-name="диалог">
        <text:list-item>
          <text:p text:style-name="P114">Ты переживаешь напрасно!</text:p>
        </text:list-item>
      </text:list>
      <text:p text:style-name="P16">Или:</text:p>
      <text:list xml:id="list21454879" text:continue-numbering="true" text:style-name="диалог">
        <text:list-item>
          <text:p text:style-name="P114">Тебе нужно просто успокоиться!</text:p>
        </text:list-item>
      </text:list>
      <text:p text:style-name="P16">Они хотят, чтобы вам стало легче, но они не были на вашем месте и просто не понимают вас, а вам сложно объяснить.</text:p>
      <text:p text:style-name="P16">А если ваши отношения уже закончились, то вы, скорее всего, в отчаянии, но слышите:</text:p>
      <text:list xml:id="list21442100" text:continue-numbering="true" text:style-name="диалог">
        <text:list-item>
          <text:p text:style-name="P114">Тебе нужно просто отпустить и забыть.</text:p>
        </text:list-item>
      </text:list>
      <text:p text:style-name="P16">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6">Это воодушевило меня! Я подумала, зачем держать все в себе? Ведь мой опыт может помочь и другим!</text:p>
      <text:p text:style-name="P38"><text:span text:style-name="T25">И вот я уже пишу эту книгу. Книгу </text:span><text:span text:style-name="T43">из воспоминаний и боли, о размышлениях и выводах. Книгу, писать которую очень тяжело. Это настоящее испытание </text:span><text:span text:style-name="T25">на прочность. Но, </text:span><text:soft-page-break/><text:span text:style-name="T25">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text:span><text:span text:style-name="T25">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59">* * *</text:p>
      <text:p text:style-name="P16">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9">de —</text:span><text:span text:style-name="T15"> отсутствие, от фр. </text:span><text:span text:style-name="T59">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4">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8190542887299880967" text:style-name="список_20_перечисление">
        <text:list-item>
          <text:p text:style-name="P142"><text:span text:style-name="T42">психическое </text:span><text:span text:style-name="T34">заболевание</text:span><text:span text:style-name="T42"> — это </text:span><text:span text:style-name="T31">процесс</text:span><text:span text:style-name="T52">: в</text:span><text:span text:style-name="T46">озникновение —</text:span><text:span text:style-name="T34"> течение — исход;</text:span></text:p>
        </text:list-item>
        <text:list-item>
          <text:p text:style-name="P142"><text:span text:style-name="T42">психическое расстройство — это </text:span><text:span text:style-name="T31">нарушение</text:span><text:span text:style-name="T42"> характера.</text:span></text:p>
        </text:list-item>
      </text:list>
      <text:p text:style-name="P14">Не стоит их путать!</text:p>
      <text:p text:style-name="P15">Псих — это очень буйный, психически неуравновешенный и эмоционально нестабильный человек с ярко выра<text:soft-page-break/>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5">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5">По сути, разница в поведении психа и психопата лежит в понятии э<text:span text:style-name="T69">мпатия</text:span>. </text:p>
      <text:p text:style-name="P38"><text:span text:style-name="T42">Эмпатия – </text:span><text:span text:style-name="T44">это способность переживать эмоциональное состояние другого человека. Э</text:span><text:span text:style-name="T42">то, так сказать, социальный механизм, который помогает сопереживать.</text:span></text:p>
      <text:p text:style-name="P15">Зигмунд Фрейд в 1905 году одним из первых дал определение термину «эмпатия»:</text:p>
      <text:p text:style-name="P15"/>
      <text:p text:style-name="P75">«Мы учитываем психическое состояние пациента, ставим себя в это состояние и стараемся понять его, сравнивая со своим собственным.»</text:p>
      <text:p text:style-name="P77"/>
      <text:p text:style-name="P15">С точки зрения психологии способность к эмпатии считается нормой.</text:p>
      <text:p text:style-name="P15">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5">Для того, чтобы в полной мере понять различие между психом и психопатом, я приведу пару чисто гипотетических примеров:</text:p>
      <text:p text:style-name="P15">Псих: Я совершил этот поступок потому, что Дарт Вейдер так сказал мне!</text:p>
      <text:p text:style-name="P15">Психопат: Я совершил этот поступок потому, что мне стало интересно, каково это!</text:p>
      <text:p text:style-name="P15">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5">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59">* * *</text:p>
      <text:p text:style-name="P16">В данной книге вы будете сталкиваться с такими понятиями, как: абьюзер<text:note text:id="ftn2" text:note-class="footnote"><text:note-citation text:label="*">*</text:note-citation><text:note-body><text:p text:style-name="Footnote"><text:s/><text:span text:style-name="T8">Абьюзер</text:span> <text:span text:style-name="T2">(от англ. </text:span><text:span text:style-name="T59">abuse – </text:span><text:span text:style-name="T15">злоупотреблять, оскорблять</text:span><text:span text:style-name="T2">) </text:span>— это человек, склонный к насилию над близким человеком (обычно психологическому, а также физическому, сексуальному и экономическому).</text:p></text:note-body></text:note>, психопат, социопат, человек с расстройством психики, (первезный) нарцисс, деструктивная личность и, конечно — манипулятор. Все эти понятия <text:soft-page-break/>достаточно токсичны, неизлечимы и следуют шаблонному циклу: <text:span text:style-name="T7">«идеализация — обесценивание — утилизация».</text:span></text:p>
      <text:p text:style-name="P38"><text:span text:style-name="T39">Итак, расстройство</text:span><text:span text:style-name="_31__20_Text"><text:span text:style-name="T39"> личности</text:span></text:span><text:span text:style-name="T39">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6">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21454529" text:continue-numbering="true" text:style-name="список_20_перечисление">
        <text:list-item>
          <text:p text:style-name="P115">Равнодушие. Пассивное отношение к чувствам других. Отсутствие сострадания. Неумение и неспособность оказывать поддержку.</text:p>
        </text:list-item>
        <text:list-item>
          <text:p text:style-name="P115">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115">Отсутствие чувства вины и сожаления. Неспособность анализировать полученный опыт. Отрицание наказания. Отсутствие стыда.</text:p>
        </text:list-item>
        <text:list-item>
          <text:p text:style-name="P115">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115"><text:soft-page-break/>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115">Неспособность выдерживать критику. Завышение собственных способностей и значимости. Самолюбие. Нарциссизм.</text:p>
        </text:list-item>
        <text:list-item>
          <text:p text:style-name="P115">Лень. Безынициативность. Отсутствие стремления из-за страха собственной неудачи.</text:p>
        </text:list-item>
        <text:list-item>
          <text:p text:style-name="P115">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9218948070564793455" text:style-name="L1">
        <text:list-header>
          <text:p text:style-name="P144"><text:span text:style-name="Default_20_Paragraph_20_Font"><text:span text:style-name="T29"/></text:span></text:p>
        </text:list-header>
      </text:list>
      <text:p text:style-name="P79">«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79">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79">…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57">Американский психиатр-криминолог Харви Клекли, «Маска нормальности»</text:p>
      <text:p text:style-name="Subtitle"><text:span text:style-name="Default_20_Paragraph_20_Font"><text:span text:style-name="T29">* * *</text:span></text:span></text:p>
      <text:p text:style-name="P16">Сразу скажу, что я не психолог и не психиатр. Я не врач и это не диагноз. Это лично мое мнение, основанное на огромном количестве совпадений поведения психопатов с поведением главного персонажа всей этой истории. Возможно что-то в этой книге прозвучит неправильно с точки зрения науки Психология, но мне все равно. Единственное, чего я хочу — чтобы моя история стала полезной для читательницы и помогла со всем разобраться.</text:p>
      <text:p text:style-name="P16">Один компетентный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text:soft-page-break/>клась этой темой и была очень удивлена рядом соприкосновений его поведения с описанием расстройств личности.</text:p>
      <text:p text:style-name="P16">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6">Это моя история.</text:p>
      <text:p text:style-name="P16">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59">* * *</text:p>
      <text:p text:style-name="P16">Для начала я попробую описать себя.</text:p>
      <text:p text:style-name="P16">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text:soft-page-break/>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6">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6">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6">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6">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text:soft-page-break/>скрывать свои эмоции — это моя, пожалуй, самая важная проблема.</text:p>
      <text:p text:style-name="P16">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6">Я переживаю все остро, и, если кассир меня может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6">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8">c </text:span><text:span text:style-name="T14">ним общий язык</text:span>. Теперь есть кому обо мне позаботиться и любить — я сама. Странно, что этот друг был всегда рядом, но я его отталкивала.</text:p>
      <text:p text:style-name="P16">Верю в людей. Раньше это еще было доверие людям, но я и это переросла...</text:p>
      <text:p text:style-name="P16">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text:soft-page-break/>намеков, но и бестактность тоже не люблю. Люблю стабильность и прозрачность.</text:p>
      <text:p text:style-name="P16">Я убеждена, что человек всегда, что бы ни случилось, должен оставаться человеком!</text:p>
      <text:p text:style-name="P16">Коротко, но далеко не все.</text:p>
      <text:p text:style-name="P59">* * *</text:p>
      <text:p text:style-name="P16">А теперь давайте разберем «портрет» жертвы.</text:p>
      <text:p text:style-name="P16">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6">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6">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6">Жертва доверчива и наивна.</text:p>
      <text:p text:style-name="P16">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59"><text:soft-page-break/>* * *</text:p>
      <text:p text:style-name="P16">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6">Приведу пример психопатии из истории, дабы у скептиков было меньше комментариев вроде:</text:p>
      <text:list xml:id="list21465024" text:continue-list="list21442100" text:style-name="диалог">
        <text:list-item>
          <text:p text:style-name="P114">Еще одна сопливая история сопливой девочки, которая сама во всем виновата. Кто ей лекарь?!</text:p>
        </text:list-item>
      </text:list>
      <text:p text:style-name="P16">Вот отрывок из книги о лагерях смерти А. Чернявской «Психология господства и подчинения: Хрестоматия»:</text:p>
      <text:p text:style-name="P16"/>
      <text:p text:style-name="P74">«...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74">Обычный, не психологический анализ не может удовлетворительно объяснить такое послушание...»</text:p>
      <text:p text:style-name="P76"><text:span text:style-name="Default_20_Paragraph_20_Font"><text:span text:style-name="T29"/></text:span></text:p>
      <text:p text:style-name="P38"><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text:span><text:soft-page-break/><text:span text:style-name="T25">человеческое досто</text:span><text:span text:style-name="T25">инство и получить абсолютное повиновение путем «воспитания» рабской силы.</text:span></text:p>
      <text:p text:style-name="P16">Результатом политики психологического давления в концлагерях стало до 6-ти миллионов жертв (около 70% еврейского населения в европейских странах в том числе).</text:p>
      <text:p text:style-name="P16">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6">Я веду к тому, что Адольф Эйхман — прекрасный пример расстройства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6">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6"/>
      <text:p text:style-name="P79">«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57">Х. Арендт, «Банальность зла: Эйхман в Иерусалиме»</text:p>
      <text:p text:style-name="P57"/>
      <text:p text:style-name="P16"><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6">К слову, сидя в суде и слушая обвинительный приговор за преступления против человечества, Эйхман улыбался.</text:p>
      <text:p text:style-name="P16">И нет, я не говорю, что меня хотели убить, или лишить меня свободы. Скорее всего, действия моего бывш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6">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если честно, вспоминая о его жестокости, меня одолевают совсем другие, противоречивые мысли.</text:p>
      <text:p text:style-name="P59">* * *</text:p>
      <text:p text:style-name="P16">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6">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text:soft-page-break/>ренными условиями и требованиями — увеличивается, чем если сразу попросить его выполнить важную и сложную работу.</text:p>
      <text:p text:style-name="P16">Позже эта техника получила название «Нога в дверях» и до сих пор используется в бизнесе.</text:p>
      <text:p text:style-name="P16">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6">Представьте себе разницу между вещью, которую вы не знаете зачем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6">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6">Попробую привести пример.</text:p>
      <text:p text:style-name="P3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6"><text:soft-page-break/>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6">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6">Существует два типа когнитивной структуры, каждый из которых описывает состояние человека:</text:p>
      <text:list xml:id="list21462048" text:continue-list="list21454529" text:style-name="список_20_перечисление">
        <text:list-item>
          <text:p text:style-name="P115">когнитивный консонанс — согласованность знаний и поведения;</text:p>
        </text:list-item>
        <text:list-item>
          <text:p text:style-name="P115">когнитивный диссонанс — противоречивость знаний и поведения.</text:p>
        </text:list-item>
      </text:list>
      <text:p text:style-name="P16">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6">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6">Итак, подошло время заканчивать это затянувшееся вступление и переходить к делу. Поехали.</text:p>
      <text:p text:style-name="P16">Давным давно жили были...</text:p>
      <text:h text:style-name="P99" text:outline-level="1"><text:s/>Часть 1. <text:line-break/>Воспоминания</text:h>
      <text:p text:style-name="P80"/>
      <text:h text:style-name="P93" text:outline-level="2"><text:s/><text:bookmark-start text:name="Glava_1__Eto_ieshchie_nie_koniets"/>Глава 1. <text:line-break/>Это еще не конец</text:h>
      <text:p text:style-name="Эпиграф_20__2b__20_автор">В действительности всё иначе, чем на самом деле</text:p>
      <text:p text:style-name="Эпиграф_20_-_20_автор">Антуан Де Сент-Экзюпери</text:p>
      <text:p text:style-name="P16"><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6">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6">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6">Еще год назад, я могла рассказать об этом дне в мельчайших подробностях. Детали, которые отпечатались в па<text:soft-page-break/>мяти очень четко, к счастью, уже почти стерлись. Остались только эмоции. Первый взгляд. Мысли. Время. Место. Обстоятельства. Погода. Настроение...</text:p>
      <text:p text:style-name="P16">Определенно этот день, как в фильмах, стал роковой завязкой в сюжете. Но тогда я, естественно, об этом не догадывалась, хотя мысль была — «Это еще не конец». Именно это эхом прошлось в моей голове, когда я впервые попрощалась с новым знакомым.</text:p>
      <text:p text:style-name="P16">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6">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6">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6">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6">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6"><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6">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6">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6">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6">Оно здесь, со мной, внутри меня, никуда не уходит и дарит спокойствие. Это было волшебно.</text:p>
      <text:p text:style-name="P16">Так я влюбилась.</text:p>
      <text:h text:style-name="P93"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6">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6">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6">Так я и жила. Веселилась никому не в ущерб. И была счастлива.</text:p>
      <text:list xml:id="list21443442" text:continue-list="list21465024" text:style-name="диалог">
        <text:list-item>
          <text:p text:style-name="P114">У меня д<text:span text:style-name="T2">е</text:span>пресс!!!! Помоги! — пишу однажды мартовским днем другу, тому самому — общему.</text:p>
        </text:list-item>
        <text:list-item>
          <text:p text:style-name="P114">Да. Я тут. Излагай. Жалуйся.</text:p>
        </text:list-item>
        <text:list-item>
          <text:p text:style-name="P114">Не жалей — подбодри, ты умеешь.</text:p>
        </text:list-item>
        <text:list-item>
          <text:p text:style-name="P114"><text:soft-page-break/>Хорошо сделаю. Только в каком, собственно, воп­росе?</text:p>
        </text:list-item>
        <text:list-item>
          <text:p text:style-name="P114">Весна. Я выходная. Сижу дома. Одна и ничего не делаю...</text:p>
        </text:list-item>
        <text:list-item>
          <text:p text:style-name="P114">А не хочешь N. вызвонить? Он парень шабутной и весёлый...</text:p>
        </text:list-item>
        <text:list-item>
          <text:p text:style-name="P114">Хочу...</text:p>
        </text:list-item>
        <text:list-item>
          <text:p text:style-name="P114">Ну я его-таки набрал и дозвонился. Он с удовольствием с тобой затусить рад бы. Набери его. Договоритесь...</text:p>
        </text:list-item>
      </text:list>
      <text:p text:style-name="P16">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6">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21457128" text:continue-numbering="true" text:style-name="диалог">
        <text:list-item>
          <text:p text:style-name="P114">Будешь много думать — сойдешь с ума...</text:p>
        </text:list-item>
      </text:list>
      <text:p text:style-name="P16">Но я постоянно думала. И сходила с ума. Блин, как она была права!</text:p>
      <text:p text:style-name="P16">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6">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6">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6">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6">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59"><text:soft-page-break/>* * *</text:p>
      <text:p text:style-name="P16">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6">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6">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6">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6">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6">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6">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6">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6">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6"><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6">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6">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6">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прогнулись-таки и будете стараться сохранить эти отношения, позабыв о чувстве собственного достоинства.</text:p>
      <text:p text:style-name="P16">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6"><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6">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6">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59">* * *</text:p>
      <text:p text:style-name="P16">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21441611" text:continue-numbering="true" text:style-name="диалог">
        <text:list-item>
          <text:p text:style-name="P114">А почему бы тебе с ним не попробовать? Хороший парень...</text:p>
        </text:list-item>
      </text:list>
      <text:p text:style-name="P16">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21435666" text:continue-numbering="true" text:style-name="диалог">
        <text:list-item>
          <text:p text:style-name="P114">Любви не существует — повторяла я, — есть отношения, которые всегда заканчиваются.</text:p>
        </text:list-item>
      </text:list>
      <text:p text:style-name="P16">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6">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6">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6">Я думала: «Как так? Такой парень — просто сказка! За что же его пилить-то?!»</text:p>
      <text:p text:style-name="P16">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6">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6"><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6">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6">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38"><text:span text:style-name="_30__20_Text"><text:span text:style-name="T33">Это еще один пунктик, который нужно учесть: е</text:span></text:span><text:span text:style-name="T33">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3"> Я еще вернусь к этой теме. Обязательно запомните этот момент.</text:span></text:span></text:p>
      <text:p text:style-name="P16">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6">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6">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6"><text:soft-page-break/>Была осень. Я не просто так уточняю временные промежутки. Это важно. Итак, они расстались.</text:p>
      <text:p text:style-name="P59">* * *</text:p>
      <text:p text:style-name="P16">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21456748" text:continue-numbering="true" text:style-name="диалог">
        <text:list-item>
          <text:p text:style-name="P114">Если я приеду, то буду приставать...</text:p>
        </text:list-item>
        <text:list-item>
          <text:p text:style-name="P114">Приезжай. — ответила я.</text:p>
        </text:list-item>
      </text:list>
      <text:p text:style-name="P16">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6">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3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3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6">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6">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6">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6">— Хорошо, что между нами ничего не было...</text:p>
      <text:p text:style-name="P38"><text:span text:style-name="T33">Оказалось, что он сошелся со своей девушкой. Да, е</text:span><text:span text:style-name="_30__20_Text"><text:span text:style-name="T33">го отношения на тот момент еще были</text:span></text:span><text:span text:style-name="T33">. Бесповоротно заканчивались, но еще были. И он уехал. На полгода.</text:span></text:p>
      <text:h text:style-name="P93" text:outline-level="2"><text:s/><text:bookmark-start text:name="Glava_3__Ostaniesh_sia_"/>Глава 3. <text:line-break/>Останешься?<text:bookmark-end text:name="Glava_3__Ostaniesh_sia_"/></text:h>
      <text:p text:style-name="P16">Поздним весенним вечером зазвонил телефон. Новое сообщение:</text:p>
      <text:list xml:id="list21436925" text:continue-numbering="true" text:style-name="диалог">
        <text:list-item>
          <text:p text:style-name="P114">Брожу по ночному городу. Думаю о тебе, вспоминаю...</text:p>
        </text:list-item>
        <text:list-item>
          <text:p text:style-name="P114">Привет. — отвечаю я — Как жизнь?</text:p>
        </text:list-item>
        <text:list-item>
          <text:p text:style-name="P114">Мы на маёвку собираемся. Приезжай.</text:p>
        </text:list-item>
        <text:list-item>
          <text:p text:style-name="P114">Время? Место?</text:p>
        </text:list-item>
      </text:list>
      <text:p text:style-name="P16">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21452383" text:continue-numbering="true" text:style-name="диалог">
        <text:list-item>
          <text:p text:style-name="P114">Я увидел ее с цветком и сказал себе: «Все, чувак, ты попал. Сопротивляться больше нет смысла!..»</text:p>
        </text:list-item>
      </text:list>
      <text:p text:style-name="P16">Как романтично!</text:p>
      <text:p text:style-name="P16">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6">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6">Мы встретились взглядами...</text:p>
      <text:p text:style-name="P16">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6">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21459510" text:continue-numbering="true" text:style-name="диалог">
        <text:list-item>
          <text:p text:style-name="P114">Останешься?</text:p>
        </text:list-item>
        <text:list-item>
          <text:p text:style-name="P114">Останусь. — ответила я.</text:p>
        </text:list-item>
      </text:list>
      <text:p text:style-name="P16">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38"><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3">решение. О</text:span></text:span><text:span text:style-name="T33">н</text:span><text:span text:style-name="T25"> снова, по сути, ничего не предпринял.</text:span></text:p>
      <text:p text:style-name="P16"><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6">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6">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3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3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3">подходящий</text:span><text:span text:style-name="T25"> экземпляр.</text:span></text:p>
      <text:p text:style-name="P16">Меня никто не звал — я сама. То, что он мне задал вопрос именно в такой формулировке свидетельствует о том, что он просто «умыл руки».</text:p>
      <text:p text:style-name="P16">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6">И да, оргазма не было.</text:p>
      <text:h text:style-name="P93" text:outline-level="2"><text:s/><text:bookmark-start text:name="Glava_4__Zachiem_platit__bol_shie_"/>Глава 4. <text:line-break/>Зачем платить больше?<text:bookmark-end text:name="Glava_4__Zachiem_platit__bol_shie_"/></text:h>
      <text:p text:style-name="P16">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8">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6">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3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3"> же</text:span></text:span><text:span text:style-name="T25"> купил по пути ко мне, но всегда угощался. Мама как-то спросила меня:</text:span></text:p>
      <text:list xml:id="list21464116" text:continue-numbering="true" text:style-name="диалог">
        <text:list-item>
          <text:p text:style-name="P114">А что он тебе покупает? Цветы? Конфетки?</text:p>
        </text:list-item>
        <text:list-item>
          <text:p text:style-name="P114">Ничего, — ответила я.</text:p>
        </text:list-item>
        <text:list-item>
          <text:p text:style-name="P114">Как? Что, приходит с пустыми руками?!</text:p>
        </text:list-item>
        <text:list-item>
          <text:p text:style-name="P114"><text:soft-page-break/>Мам, ну мы же взрослые люди, все всё понимают. К чему эта показуха?!...</text:p>
        </text:list-item>
      </text:list>
      <text:p text:style-name="P16">Мама очень удивилась, ведь в ее молодости кавалер всегда приходил на свидание, как минимум, с цветами и конфетами.</text:p>
      <text:p text:style-name="Subtitle">* * *</text:p>
      <text:p text:style-name="P16">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6">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6">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6">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6"><text:soft-page-break/>Укрывались пледиком, тем самым — с ма<text:span text:style-name="T73">ë</text:span>вки. Подушка, по ее виду, была наглым образом украдена у бомжей — без наволочки и вся в пятнах. Но ведь с милым рай и в шалаше!..</text:p>
      <text:p text:style-name="P16">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6">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8">Domestos'</text:span><text:span text:style-name="T14">а</text:span><text:span text:style-name="T58">.</text:span></text:p>
      <text:p text:style-name="P16">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59">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6">В общем, вся эта картина –<text:span text:style-name="T58">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59"><text:soft-page-break/>* * *</text:p>
      <text:p text:style-name="P16">Первое время все было хорошо. Обнимая меня он часто говорил:</text:p>
      <text:list xml:id="list21451891" text:continue-numbering="true" text:style-name="диалог">
        <text:list-item>
          <text:p text:style-name="P114">Блин, Каминская, я не могу поверить, что это ты!</text:p>
        </text:list-item>
      </text:list>
      <text:p text:style-name="P16">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6">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6">Я продолжала <text:span text:style-name="T2">принимать решения</text:span> и строила отношения, не подозревая, какая будет «благодарность».</text:p>
      <text:p text:style-name="P16">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6">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6">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6">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93" text:outline-level="2"><text:s/><text:bookmark-start text:name="Glava_5__Introviert"/>Глава 5. <text:line-break/>Интроверт<text:bookmark-end text:name="Glava_5__Introviert"/></text:h>
      <text:p text:style-name="P58">Но одна лишь склонность к интроверсии не сделает из вас мыслителя.</text:p>
      <text:p text:style-name="P72">Автор неизвестен</text:p>
      <text:p text:style-name="P16">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6">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21458184" text:continue-numbering="true" text:style-name="диалог">
        <text:list-item>
          <text:p text:style-name="P114">Мы же живем вместе, что тебе еще надо?!</text:p>
        </text:list-item>
      </text:list>
      <text:p text:style-name="P16"><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6">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6">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6">На свой вопрос «почему?» он искал ответы не в той области.</text:p>
      <text:p text:style-name="P16">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6">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6">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6">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21459867" text:continue-numbering="true" text:style-name="диалог">
        <text:list-item>
          <text:p text:style-name="P114">Ты же знаешь — я интроверт. Давай потом.</text:p>
          <text:p text:style-name="P100">* * *</text:p>
        </text:list-item>
      </text:list>
      <text:p text:style-name="P16">Для определения личности человека, характер и темперамент разделили на множество типов и подтипов. Но что такое личность? Это социальная единица, индивидуальность, раскрывающаяся благодаря самопознанию и адаптации в обществе.</text:p>
      <text:p text:style-name="P16">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6">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6"><text:soft-page-break/>Все это говорит о том, что никто не может быть <text:span text:style-name="T2">исключительным</text:span> интровертом или экстравертом — это неточное преувеличение. Скорее социопатом или социофилом. Или, как минимум, <text:span text:style-name="T2">склонным</text:span> к интроверсии или экстраверсии.</text:p>
      <text:p text:style-name="P16">Оказалось, понятием «интроверт» мой бывший просто оправдывал свое поведение. Еще неделю назад он не мог мной налюбоваться, а сегодня предпочтет мне компьютерную игру. Банальные отговорки, чтобы не проявлять инициативу в интимной жизни и в быту.</text:p>
      <text:p text:style-name="P16">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59">* * *</text:p>
      <text:p text:style-name="P6">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6">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Парадокс, но в этом ему поможет резкая и необоснованная дистанция между вами!</text:p>
      <text:p text:style-name="P6">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6"><text:soft-page-break/>Самоутвердиться —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p text:style-name="P6">В этом ему поможет пассивная агрессия.</text:p>
      <text:p text:style-name="P6">Игнорирование, обида, внезапный бойкот, сарказм — пассивной агрессией можно назвать все, что помогает скрыть гнев и недовольство.</text:p>
      <text:p text:style-name="P6">Вы можете звать его несколько раз, а он сделает вид, будто не слышит вас, хотя находится рядом с вами. Вы что-то спросили, а он, никак не отреагировав, заводит другую тему.</text:p>
      <text:p text:style-name="P6">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6">Сближение-отталкивание — это бесконечный цикл.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6">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6"><text:soft-page-break/>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21457532" text:continue-numbering="true" text:style-name="диалог">
        <text:list-item>
          <text:p text:style-name="P117">Как ты могла?!...</text:p>
        </text:list-item>
      </text:list>
      <text:p text:style-name="P6">Пять минут назад вы беззаботно болтали, и вот вдруг он замолчал... Он молчит день, два, неделю... Вы все ждете его объяснений, спрашиваете, что же случилось, но он молчит, тяжело вздыхая.</text:p>
      <text:p text:style-name="P6">Цель такой пассивной агрессии — ввести вас в недоумение. Вы ищете свою вину, но не можете ее найти. В вашей голове только одна мысль:</text:p>
      <text:list xml:id="list21443525" text:continue-numbering="true" text:style-name="диалог">
        <text:list-item>
          <text:p text:style-name="P117">Не может же он просто так взять и обидеться?</text:p>
        </text:list-item>
      </text:list>
      <text:p text:style-name="P6">И вы отвечаете себе:</text:p>
      <text:list xml:id="list21439775" text:continue-numbering="true" text:style-name="диалог">
        <text:list-item>
          <text:p text:style-name="P117">Нет, не может.</text:p>
        </text:list-item>
      </text:list>
      <text:p text:style-name="P6">Может!!!</text:p>
      <text:p text:style-name="P6">Вам сложно поверить в то, что им руководят скрытые мотивы. Будучи человеком сострадательным и неравнодушным, вы пытаетесь наладить связь:</text:p>
      <text:list xml:id="list21439648" text:continue-numbering="true" text:style-name="диалог">
        <text:list-item>
          <text:p text:style-name="P117">Милый, ну скажи, что не так? Ну прости, если я тебя чем-то обидела!</text:p>
        </text:list-item>
      </text:list>
      <text:p text:style-name="P6">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6">Понимаете? Ему нужен контроль над вами, а опуская голову и прося прощение за то, чего, на самом деле, вы не делали — это то что ему надо.</text:p>
      <text:p text:style-name="P6"><text:soft-page-break/>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время для попытки пойти на контакт, за что будете наказаны его необоснованной обидой. </text:p>
      <text:p text:style-name="P6">Он может обидеться даже на то, что вы поступили вопреки его ожиданиям. И плевать, что вам не удосужились сообщить, чего именно от вас ждали — если вы хотите не то, чего хочет он — придется искупить свою вину.</text:p>
      <text:p text:style-name="P6">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го сделать, то он слабак.</text:p>
      <text:p text:style-name="P6">Во-вторых: настоящий мужчина не обижается! Соответственно, тот, кто обижается — не настоящий мужчина, а жалкая его пародия и нытик.</text:p>
      <text:p text:style-name="P6">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именно вы виноваты — вашей вины нет!</text:p>
      <text:p text:style-name="P6">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6"><text:soft-page-break/>Не пытайтесь утешить его и сгладить ситуацию. Он не прав! А если считает, что не правы вы, то пусть имеет смелость сказать об этом вслух.</text:p>
      <text:p text:style-name="P59">* * *</text:p>
      <text:p text:style-name="P16">Интроверт, так интроверт. Так забейся ты в чулан и сиди размышляй о жизни! Но нет! Мой бывший с радостью уделял время друзья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его личное пространство, хотя к остальным таких претензий не было. Это всегда очень раздражало меня — не было ощущения, что мы заодно.</text:p>
      <text:p text:style-name="P16">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6">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т него.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6"><text:soft-page-break/>Удивительно, как я могла закрывать глаза на такое отношение! Но он порой отказывал мне с таким сожалением... Будто бы вынужден... Будто ему очень хочется остаться дома со мной, но он должен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59">* * *</text:p>
      <text:p text:style-name="P16">Эт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text:p>
      <text:p text:style-name="P16">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16">Это нормально. Но!</text:p>
      <text:p text:style-name="P38"><text:span text:style-name="T25">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3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это свидетельствует о намеренной отчужденности и безразличии. Это, несомненно, вызовет ряд негативных эмоций со сторо</text:span><text:soft-page-break/><text:span text:style-name="T25">ны второго партнера и станет толчком для начала этапа выяснений отношений.</text:span></text:p>
      <text:p text:style-name="P16">Когда «сказка» еще только начиналась, он брал меня за руку, когда мы куда-то шли. Теперь он шел всегда на шаг впереди, заставляя меня за ним бежать. Раньше, когда я шла по улице и видела такую пару, я очень боялась быть <text:span text:style-name="T14">в таких отношениях</text:span>. А теперь я с ужасом поняла, что я одна из них. Он уже не брал меня за руку. Я просила его не идти так быстро, он игнорировал мои просьбы.</text:p>
      <text:p text:style-name="P38"><text:span text:style-name="T25">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нужно что-то сделать. Мои просьбы стали восприниматься в «штыки». Он стал </text:span><text:span text:style-name="_30__20_Text"><text:span text:style-name="T33">нарушать обещания</text:span></text:span><text:span text:style-name="T33">.</text:span></text:p>
      <text:p text:style-name="P38"><text:span text:style-name="T25">Я чувствовала себя обманутой и обиженной, несмотря на его красноречивые оправдания.</text:span></text:p>
      <text:p text:style-name="P38"><text:span text:style-name="T25">Я жду его дома, потому что своими обещаниями он заставляет меня ждать. Но к назначенному времени оказывается, что появилось «срочное дело», как раз в тот момент, когда его обещание должно быть выполнено! Так было практически каждый раз, когда у</text:span><text:span text:style-name="T33"> </text:span><text:span text:style-name="_30__20_Text"><text:span text:style-name="T33">нас</text:span></text:span><text:span text:style-name="T33"> </text:span><text:span text:style-name="T25">были договоренности.</text:span></text:p>
      <text:list xml:id="list21445085" text:continue-numbering="true" text:style-name="диалог">
        <text:list-item>
          <text:p text:style-name="P114">Планы меняются. — говорил он с сожалением.</text:p>
        </text:list-item>
      </text:list>
      <text:p text:style-name="P16"><text:s/>Он знал, что я пойму и пользовался этим, чтобы беспрепятственно заниматься своими делами.</text:p>
      <text:p text:style-name="P16"><text:soft-page-break/>Если в начале отношений я еще пыталась закрывать глаза на эти уловки, то потом я старалась донести, как мне обидно, когда меня двигают на второй план.</text:p>
      <text:p text:style-name="P16">Он очень категорично заявлял, что я его не понимаю и не поддерживаю, не ставя передо мной возможность выбора.</text:p>
      <text:p text:style-name="P59">* * *</text:p>
      <text:p text:style-name="P16">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38"><text:span text:style-name="T25">Мы выбираем, во что верить и каким убеждениям следовать, выбираем хобби и любимую музыку. Мы выбираем жанры, характер развлечений и близких по духу </text:span><text:span text:style-name="_30__20_Text"><text:span text:style-name="T25">людей.</text:span></text:span><text:span text:style-name="T25"> Похожего человека, ведь легче понять!</text:span></text:p>
      <text:p text:style-name="P38"><text:span text:style-name="T25">И вот тут стоит вс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p>
      <text:p text:style-name="P16">В наших отношениях сначала так и было. Я выбрала единомышленника, человека, который невероятно похож на меня. А оказалось, что он просто обыграл эту схожесть, <text:s/>изобразил.</text:p>
      <text:p text:style-name="P16">Я считала, что мы нашли друг друга в этом огромном мире. Но потом все начало меняться, и, вместо понимания, я столкнулась с эгоистичностью с его стороны. Это, по <text:soft-page-break/>идее, должно было исключить любую возможность понять его и оправдать его действия. Но я продолжала отчаянно отрицать перемены в нем. </text:p>
      <text:p text:style-name="P16">Он перестал со мной считаться, а когда я протестовала, <text:s/>обвинял меня в непонимании. Он говорил, что влюбился в меня за то, что я понимающая, а теперь он разочарован. Я была вынуждена молчать из-за страха, что он уйдет. Бросит меня. И я прогибалась.</text:p>
      <text:p text:style-name="P16">Я прогибалась под чувством вины и хоронила недовольство в себе. Его обвинения оказались слишком сильным оружием. Он говорил, что ему нужен надежный тыл, явно намекая на то, что я таковым не являюсь. А должна бы... И я отступала.</text:p>
      <text:p text:style-name="P16">Я хотела быть этим тылом. И в горе и в радости. Я отчаянно хотела облегчить нам жизнь. Я жертвовала собой ради нашего счастья. Но лучше не становилось.</text:p>
      <text:p text:style-name="P16">Вы, наверное, подумаете, что я мазохистка — так жить и терпеть такое отношение, когда можно просто уйти. Меня же, по сути, ничего не держит...</text:p>
      <text:p text:style-name="P16">Представьте, что вас кто-то поранил. Кто-то, кого вы очень любите. И вы знаете... вы верите... вы хотите верить, что это — случайность. Просто небольшое недоразумение...</text:p>
      <text:p text:style-name="P16">Ранка кровоточит и болит, но этот кто-то бинтиком так опа... и замотал. И сказал: «Пустяки. Там ничего нет. Не выдумывай.» 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text:soft-page-break/>чтоб не расстраивать «заботливого». Ты потерпишь. Но потом в какой-то момент не выдерживаешь и срываешь этот бинт.</text:p>
      <text:p text:style-name="P16">Ты просишь хоть что-то — йод или зеленку, любой антисептик, чтобы только не болело, чтобы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Subtitle">* * *</text:p>
      <text:p text:style-name="Text_20_body">Мне, как любящему человеку, понятна ценность отношений и желание их сохранить, поэтому первые признаки манипулирования я восприняла, как недоразумение: «Скоро все наладится, ему просто нужно отдохнуть...»</text:p>
      <text:p text:style-name="P16">Потом возникало желание <text:span text:style-name="T14">обсудить это</text:span> недоразумение. Так как он оказался обидчивым, тратилось еще какое-то время на поиск нужных слов, чтоб не задеть его самолюбие (ведь если что пойдет не так, то он начнет мстить за укоры и замечания).</text:p>
      <text:p text:style-name="P16">По итогу разговора я получала свое «заслуженное»:</text:p>
      <text:list xml:id="list21451687" text:continue-numbering="true" text:style-name="диалог">
        <text:list-item>
          <text:p text:style-name="P114">Ты поражаешь меня своей иррациональностью!</text:p>
        </text:list-item>
      </text:list>
      <text:p text:style-name="P16">И это было его несокрушимой стеной между нами. Он уходил в себя, а я уходила в угол зализывать свои раны. Я все думала, что же я сказала не так? В чем я не права?..</text:p>
      <text:p text:style-name="P16">Его аргументы и объяснения порой были даже абсурдными! Но и это было тактикой. Весь этот абсурд сбивал меня с <text:soft-page-break/>толку, а приправа из обвинений и упреков в непонимании лишь закрепляла его позицию «жертвы», с которой якобы не считаются.</text:p>
      <text:p text:style-name="P16">Все, во что я влюбилась, постепенно куда-то исчезало, оставляя меня ни с чем. Ни понимания, ни заботы. Его заботило лишь <text:span text:style-name="T2">собственное</text:span> удобство. Он очертил невидимой линией свою зону комфорта, в которой мне не было места.</text:p>
      <text:p text:style-name="P16">Все менялось в худшую сторону. Не для нас. Нет. Для меня.</text:p>
      <text:list xml:id="list21461972" text:continue-numbering="true" text:style-name="диалог">
        <text:list-item>
          <text:p text:style-name="P118">Я — интроверт, — говорил он. — Я имею право на личное пространство...</text:p>
        </text:list-item>
      </text:list>
      <text:p text:style-name="P59">* * *</text:p>
      <text:p text:style-name="P16">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и рефлексии<text:note text:id="ftn5" text:note-class="footnote"><text:note-citation text:label="*">*</text:note-citation><text:note-body><text:p text:style-name="P89">Рефлексия <text:span text:style-name="T4">(согласно А. Буземану)</text:span><text:span text:style-name="T9"> - всякое перенесение переживания с внешнего мира на самого себя.</text:span></text:p></text:note-body></text:note> – их особые черты. Люди этого типа – глубокие и вдумчивые.</text:p>
      <text:p text:style-name="P16">Проведем параллель.</text:p>
      <text:p text:style-name="P8">Немногословность.</text:p>
      <text:p text:style-name="P16">Сложно описать его манеру ведения диалога. Точнее — монолога. Именно такими обычно были наши, так называе<text:soft-page-break/>мые, разговоры. Сказать, что он немногословен, ровно как, утверждать, что у собаки пять лап.</text:p>
      <text:p text:style-name="P8">Пунктуальность.</text:p>
      <text:p text:style-name="P16">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ный в отношении и чужих интересов, и своих собственных. «Проспать свое счастье» — это про него.</text:p>
      <text:p text:style-name="P8">Педантичность.</text:p>
      <text:p text:style-name="P16">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обстоятельствами. Также педантам характерна забота о своем здоровье, среди них практически не встречаются случаи алкоголизма и наркомании.</text:p>
      <text:p text:style-name="P16">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6">Я находила в холодильнике пустые кружки из-под кофе и фантики от шоколадных батончиков и даже пустые пакеты из супермаркета. Хотя кружка должна быть в раковине, фантик в мусорном ведре а пакет — в специальном ящике для пакетов. Он не отдавал отчет своим действиям и часто все делал «на автомате».</text:p>
      <text:p text:style-name="P16"><text:soft-page-break/>К тому же педантизм подразумевает склонность к планированию. Так что, нет — педантизм ему не присущ.</text:p>
      <text:p text:style-name="P8">Независимость в суждениях.</text:p>
      <text:p text:style-name="P16">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 на которые у него не было ответов.</text:p>
      <text:p text:style-name="P16">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8">Сила воли.</text:p>
      <text:p text:style-name="P16">Здесь речь идет о самодисциплине и способности преодолевать препятствия на пути к цели.</text:p>
      <text:p text:style-name="P16">Цель: стать качком.</text:p>
      <text:p text:style-name="P16">Действия: покупка абонемента и дорогой брендовой спортивной сумки (стоимостью, как годовой абонемент).</text:p>
      <text:p text:style-name="P16">Достижение: спортивная сумка превратилась в дорожную, годовой абонемент использовался лишь в течении месяца.</text:p>
      <text:p text:style-name="P16">Цель: стать водителем мотобайка.</text:p>
      <text:p text:style-name="P16">Действия: ходил на курсы по вождению.</text:p>
      <text:p text:style-name="P16">Достижение: курсы не закончил.</text:p>
      <text:p text:style-name="P16"><text:soft-page-break/>Этот список можно продолжить, но зачем, когда итак все ясно.</text:p>
      <text:p text:style-name="P8">Самоанализ.</text:p>
      <text:p text:style-name="P16">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6">Самоанализ подразумевает поиск собственных ошибок для их решения. Но наш герой лишен способности увидеть свою неправоту. Это касается и внешнего вида, и образа мыслей, и способа действий. Самоанализ не может стоять в одном ряду с безответственностью и ленью.</text:p>
      <text:p text:style-name="P59">* * *</text:p>
      <text:p text:style-name="P6">Я уже говорила о его отношении к личному пространству. Но и в этом он себе противоречил. Он часто спрашивал меня, почему я не могу провести время без него? И правда — почему бы и нет?! Найти ответ помог случай.</text:p>
      <text:p text:style-name="P16">Я несколько месяцев не выходила из дома из-за травмы. Мне было одиноко без живого общения. И когда друзья позвали нас в гости, я подумала, что это прекрасная возможность развеяться. Но он сказал, что сегодня у него нет настроения развлекаться. Уже прекрасно зная, как он не любит, когда его упрашивают, я не стала с ним спорить и поехала одна.</text:p>
      <text:p text:style-name="P16"><text:soft-page-break/>Я провела прекрасный вечер в компании друзей. А когда вернулась домой, то выслушала кучу упреков за то, что — оставила его одного! Я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16">Он часто просил меня не вмешиваться в его личное пространство, а в тот вечер я поняла, что и самой проводить время не приветствуется. Так чего же он хотел?</text:p>
      <text:p text:style-name="P16">Ответ на это вопрос лежит в понятии дабл-байнд.</text:p>
      <text:p text:style-name="P16">Дабл-байнд<text:note text:id="ftn6" text:note-class="footnote"><text:note-citation text:label="*">*</text:note-citation><text:note-body><text:p text:style-name="Footnote">Дабл-байнд <text:span text:style-name="T2">(англ. double bind)</text:span><text:span text:style-name="T5"> — двойное послание, двойная связь.</text:span></text:p></text:note-body></text:note> — это единственный правильный ответ на вопрос «почему не ушла, а терпела?» Суть этой концепции заключается в том, что жертва получает противоречивые указания. И ни одно, ни второе не может быть выполнено.</text:p>
      <text:list xml:id="list21454053" text:continue-numbering="true" text:style-name="диалог">
        <text:list-item>
          <text:p text:style-name="P117">Стой там — иди сюда.</text:p>
        </text:list-item>
        <text:list-item>
          <text:p text:style-name="P117">Я приказываю тебе не выполнять моих приказов.</text:p>
        </text:list-item>
        <text:list-item>
          <text:p text:style-name="P117">Закрой рот и ответь мне.</text:p>
        </text:list-item>
        <text:list-item>
          <text:p text:style-name="P117">Проведи время без меня, но никуда не уходи.</text:p>
        </text:list-item>
      </text:list>
      <text:p text:style-name="P16">В случае невыполнения этих указаний следует наказание. К слову, невыполнимость таких заданий может стать причиной формирования шизофрении.</text:p>
      <text:p text:style-name="P16">Даже сейчас мне сложно сформулировать, на что была похожа моя жизнь. Меня лишили права выбора: что говорить, как распоряжаться своим временем, что чувствовать и о чем думать. Моя любовь заставила меня быть удобной.</text:p>
      <text:p text:style-name="P16"><text:soft-page-break/>Я не знаю, поймете ли вы, но тогда я считала, что все, что у меня есть — это он. Лишиться его означало лишиться всего, потерять смысл жизни. Я была зависима от него во всем. Он дал мне все, а потом забрал. Отношение, в которое я влюбилась, превратилось в равнодушие, понимание в упреки, а любовь — в отвращение...</text:p>
      <text:p text:style-name="P16">Сейчас, оборачиваясь назад, я вижу, как это произошло. Я вижу целую цепочку действий, которые превратили меня в безвольное покорное существо. Это была расчетливая манипуляция, о которой я не догадывалась. Его замечания говорили мне, что со мной что-то не так. Он внушал мне, что я глупа, критикуя мои мысли. Мое стремление быть рядом с ним расценивалось как попытка взять его под контроль...</text:p>
      <text:p text:style-name="Subtitle">* * *</text:p>
      <text:p text:style-name="P16">Несомненно эти отношения были построены на манипуляции, иначе:</text:p>
      <text:p text:style-name="P28">Почему он меня, такую плохую, не бросал целых 3 года?!</text:p>
      <text:p text:style-name="P16">Ведь если люди не подходят друг другу — они расходятся! И только в отношениях с манипулятором женщина становится жертвой, заложницей его желания быть для кого-то богом, желания получить над кем-то полный контроль, желания повелевать.</text:p>
      <text:p text:style-name="P16">Когда я все это поняла, то увидела весь абсурд наших отношений. Но и это еще не все.</text:p>
      <text:p text:style-name="P16"><text:soft-page-break/>Да, я была покорной, но все еще пыталась противостоять,<text:span text:style-name="T14"> защититься от его несправедливого отношения. И к чему это приводило?</text:span></text:p>
      <text:p text:style-name="P16">Он надевал маску жертвы и обвинял за то, что я несправедлива к нему! Что в отношениях так не поступают!</text:p>
      <text:p text:style-name="P16">Но, на самом деле, ему было нужно:</text:p>
      <text:list xml:id="list21446248" text:continue-list="list21462048" text:style-name="список_20_перечисление">
        <text:list-item>
          <text:p text:style-name="P115">оградить меня от какого-либо общения, дабы лишить меня любой попытки получить поддержку со стороны (в следующей главе я вернусь к этой теме);</text:p>
        </text:list-item>
        <text:list-item>
          <text:p text:style-name="P115">держать меня под давлением и в постоянном психологическом напряжении, чтобы я была покорной;</text:p>
        </text:list-item>
        <text:list-item>
          <text:p text:style-name="P115">исключить любую возможную попытку бегства, чтобы <text:s/>закрепить свою позицию хозяина и увеличить власть надо мной.</text:p>
        </text:list-item>
      </text:list>
      <text:p text:style-name="P59">* * *</text:p>
      <text:p text:style-name="P16">Откровенно говоря, я ему мешала. Он критиковал все, что касается меня. Его все устраивало только когда я сидела молча и его не трогала.</text:p>
      <text:p text:style-name="P16">Сейчас я понимаю, что он меня не любил, ведь он просто не способен на это. Зато чертовски хорошо играл роль влюбленного на публике. И, поверьте мне, играл он так, что я бы и сейчас, наверное, поверила.</text:p>
      <text:p text:style-name="P16">Я неоднократно пыталась уйти. Но каждый раз оказывалось, что я ему «нужна», что он «не представляет жизни без меня», что я «самая лучшая из всех, кого он <text:soft-page-break/>встречал», хотя еще пять минут назад он высказывал мне крайне обидные замечания и упреки.</text:p>
      <text:p text:style-name="P16">Однажды после ссоры я, в очередной раз, попыталась уйти. Поставить точку. Я больше не могла терпеть такое незаслуженное отношение к себе. Но уйти оказалось не так просто. Он догнал меня уже на улице. Он упал передо мной на колени, и рыдал, обнимая мои ноги.</text:p>
      <text:list xml:id="list21436293" text:continue-list="list21454053" text:style-name="диалог">
        <text:list-item>
          <text:p text:style-name="P114">Не уходи! Я тебя люблю! — причитал он. — Что ты со мной делаешь?!</text:p>
        </text:list-item>
      </text:list>
      <text:p text:style-name="P16">Как? Как в это можно не поверить?!</text:p>
      <text:p text:style-name="P16">И я возвращалась. Он получал меня, как награду за талантливо сыгранную роль. Он утверждался за счет таких вот действий, за счет меня и моей любви. А мне, в свою очередь, с каждым разом было все сложнее и сложнее уходить.</text:p>
      <text:p text:style-name="P16">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мне подсовывали все новую и новую «правду», обесценивая мою значимость.</text:p>
      <text:p text:style-name="P16">Какие прекрасные здоровые отношения!</text:p>
      <text:h text:style-name="P93" text:outline-level="2"><text:s/><text:bookmark-start text:name="Glava_6__Straziki"/>Глава 6. <text:line-break/><text:bookmark-end text:name="Glava_6__Straziki"/>Клетка</text:h>
      <text:p text:style-name="P16">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скривив физиономию так, будто на моем лице не косметика, а дерьмо.</text:p>
      <text:p text:style-name="P16">Меня начали менять. Менять под себя.</text:p>
      <text:p text:style-name="P16">Не нравится? А никто не спрашивает! Вещь на то и вещь, чтоб ею пользовались и настраивали под себя. А ведь он любит копаться в настройках.</text:p>
      <text:p text:style-name="P16">Все, что у него есть — настроено под него. Он меняет хоткеи<text:note text:id="ftn7"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8"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6">Его суждения переросли в замечания. Очень плавно. Я даже не заметила разницы! Я и опомниться не успела, как <text:soft-page-break/>его забота и поддержка превратилась в унижение. Его, вроде бы, безобидные замечания были ни чем иным, как успешной попыткой понизить мою самооценку.</text:p>
      <text:list xml:id="list21442614" text:continue-numbering="true" text:style-name="диалог">
        <text:list-item>
          <text:p text:style-name="P114">Каблуки? Ты уверена?...</text:p>
        </text:list-item>
        <text:list-item>
          <text:p text:style-name="P114">Ммм... какое платье! А есть что-то другое?</text:p>
        </text:list-item>
        <text:list-item>
          <text:p text:style-name="P114">Может в брюнетку перекрасишься? Тебе пойдет!</text:p>
        </text:list-item>
      </text:list>
      <text:p text:style-name="P16">Он прятал свое недовольство под псевдозаботой. И с каждым разом я одевалась проще, говорила меньше, сидела тише, чтобы избежать упреков.</text:p>
      <text:p text:style-name="P16">Как я уже сказала, он действовал постепенно. Сначала я привыкла к его поддержке, потом к его обществу, а теперь он сделал меня зависимой и от его мнения. Прежде чем что-то сделать или сказать, я уже думала, как он отреагирует. Позабыв о значимости собственного мнения, я ждала его одобрения.</text:p>
      <text:p text:style-name="P16">Да, я ждала одобрения, пока он проецировал на мне свою точку зрения. Еще одна манипуляция — заставить прислушаться к нему или получить очередную колкость. И я прислушивалась — кто же любит замечания? Он видел, что это работает и продолжал продвигать через меня свои идеи. Таким образом он подготовил почву для новых манипуляций.</text:p>
      <text:p text:style-name="P16">Как обычно бывает в любых отношениях? Тебе дают совет, а ты отвечаешь: «Спасибо!» Ты знаешь, что тебе желают только добра и доверяешь. Я тоже так думала. Но все равно не могла понять, что же такого в моих действиях, внешности не так, и почему на меня сыпятся постоянные замечания...</text:p>
      <text:p text:style-name="P16"><text:soft-page-break/>Наивная! Я не могла поверить в то, что он лишь пользуется моей привязанностью к нему! Что таким образом он самоутверждается, но не за счет собственных достойных поступков, а за счет меня и людей, которые ошибочно считают себя его друзьями.</text:p>
      <text:p text:style-name="P16">Его самооценка взлетала и на время он успокаивался. А я, в свою очередь, упорно отрицала тот факт, что меня просто используют.</text:p>
      <text:p text:style-name="P59">* * *</text:p>
      <text:p text:style-name="P16">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6">Вот и я <text:span text:style-name="T5">была</text:span> такой же, как и всегда, <text:span text:style-name="T5">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мне, по его мнению, не подходит. Нет. Я одевалась — он смотрел на меня и оценивал в слух:</text:p>
      <text:list xml:id="list21455677" text:continue-numbering="true" text:style-name="диалог">
        <text:list-item>
          <text:p text:style-name="P114">О боже! Что это?!</text:p>
        </text:list-item>
      </text:list>
      <text:p text:style-name="P16">Это моментально влекло за собой чувство неуверенности. Естественно, я уже сама хотела как можно быстрее переодеться, а переодевшись, я шла и «показывалась» ему. Ожидая одобрения, я получала что-то вроде:</text:p>
      <text:list xml:id="list21452633" text:continue-numbering="true" text:style-name="диалог">
        <text:list-item>
          <text:p text:style-name="P114"><text:soft-page-break/>Уже лучше.</text:p>
        </text:list-item>
        <text:list-item>
          <text:p text:style-name="P114">Ну это уже куда не шло!..</text:p>
        </text:list-item>
      </text:list>
      <text:p text:style-name="P16">Или:</text:p>
      <text:list xml:id="list21464622" text:continue-numbering="true" text:style-name="диалог">
        <text:list-item>
          <text:p text:style-name="P114">Нормально.</text:p>
        </text:list-item>
      </text:list>
      <text:p text:style-name="P16">Соответственно, я чувствовала себя неуютно и не могла в полной мере расслабиться.</text:p>
      <text:p text:style-name="P16">Итак, говоря об отношениях с манипулятором, по прошествии романтической эйфории, с которой всё начиналось, наступает вторая фаза — фаза «обесценива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 и слепо верит, что так действительно будет лучше.</text:p>
      <text:p text:style-name="P59">* * *</text:p>
      <text:p text:style-name="P16">Одновременно с попытками изменить манеру моего поведения, мой стиль и мои мысли, в дело вступила его категоричность относительно друзей. Моих друзей.</text:p>
      <text:p text:style-name="P16">Постепенно он стал намекать, что мои друзья неинтересные и с ними не о чем поговорить. Начали проскакивать вопросы типа:</text:p>
      <text:list xml:id="list21463075" text:continue-numbering="true" text:style-name="диалог">
        <text:list-item>
          <text:p text:style-name="P114">Почему ты с ними общаешься?..</text:p>
        </text:list-item>
      </text:list>
      <text:p text:style-name="P16">Как «почему»? Простые ребята, хорошие, порядочные, веселые и интересные... Мы много пережили, с кем-то вме<text:soft-page-break/>сте работали и сдружились. С кем-то уже так давно знакомы, что и не вспомним, где и как познакомились...</text:p>
      <text:p text:style-name="P38"><text:span text:style-name="T25">Следующим этапом отношений с манипулятором, как вы поняли, является </text:span><text:span text:style-name="_30__20_Text"><text:span text:style-name="T33">изоляция жертвы от ее привычного окружения</text:span></text:span><text:span text:style-name="T33">.</text:span></text:p>
      <text:p text:style-name="P16">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p>
      <text:p text:style-name="P16">Отчетливо помню первую ссору. Это случилось накануне моего дня рождения. До этого момента, казалось, было все прозрачно, как вдруг возникли первые разногласия. И это были не бытовые притирки. Это была «ломка».</text:p>
      <text:p text:style-name="P16">Организовывая свой день рождения, день, который всегда был, есть и будет для меня важным, который я очень люблю и всегда с удовольствием праздную со своими близкими, я столкнулась с проблемой — мне нельзя пригласить всех моих друзей. И не потому, что у меня их много, не потому, что это затратно, не потому, что это сложно организовать и так далее. Нет. Мне сказали:</text:p>
      <text:list xml:id="list21448475" text:continue-numbering="true" text:style-name="диалог">
        <text:list-item>
          <text:p text:style-name="P114">Либо тех, либо тех!</text:p>
        </text:list-item>
        <text:list-item>
          <text:p text:style-name="P114">Но я хочу видеть всех в этот день! Это мой день. Это мои друзья...</text:p>
        </text:list-item>
        <text:list-item>
          <text:p text:style-name="P114">Это плохая идея...</text:p>
        </text:list-item>
      </text:list>
      <text:p text:style-name="Subtitle"><text:soft-page-break/>* * *</text:p>
      <text:p text:style-name="Text_20_body">Удивительно, как ловко манипулятор умеет воздействовать на людей. Он не просит и не требует. Он виртуозно делает так, что человек сам идет у него на поводу. Нужно только правильно мотивировать. Как это сделать? Да очень просто.</text:p>
      <text:p text:style-name="Text_20_body">Сначала он втирается в доверие с помощью фальшивых «я-тоже-так-считаю» и «да-ты-говоришь-моими-словами!». Он маскируется под единомышленника и становится незаменимым. Пытаясь увидеть мир глазами жертвы, он изучает все ее слабости и сильные стороны. Узнав достаточно о зоне комфорта и дискомфорта жертвы, он методично сливает эти два понятия воедино.</text:p>
      <text:p text:style-name="Text_20_body">Он не просто входит в вашу жизнь. Он заполняет собой все щели вашей жизни. Он делает так, что вы верите — вам больше никто в этом мире не нужен. Есть он и вам его более чем достаточно.</text:p>
      <text:p text:style-name="Text_20_body">Он изменяет ваш мир, и вы меняетесь вместе с ним. Ваш привычный ритм ломается. Вы становитесь другой. Раньше вы смотрели на любимого, как в зеркало. Теперь это зеркало искривилось, а вы все еще пытаетесь увидеть прежнее отражение.</text:p>
      <text:p text:style-name="Text_20_body">Ваша жизнь наполнилась противоречиями. Если раньше у вас все было под контролем, то сейчас вы дрейфуете в подтасованных вам мнимых причинах и следствиях. Логика и абсурд — две параллельные линии — пересеклись, и он стал точкой пересечения. Теперь он — центр уже не вашей <text:soft-page-break/>жизни, в которой вы растворяетесь. Вы растворяетесь в нем, в его ложном бескорыстии и в своих сомнениях.</text:p>
      <text:p text:style-name="P59">* * *</text:p>
      <text:p text:style-name="P16">На протяжении нескольких дней споров он настаивал на том, что мои друзья «не такие», и что они не сойдутся <text:span text:style-name="T58">c </text:span><text:span text:style-name="T14">его друзьями. Аргумент был один —</text:span> это повлечет за собой массу дискомфорта...</text:p>
      <text:p text:style-name="P3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text:span></text:p>
      <text:p text:style-name="P16">То есть, расшифровывая его фразу, можно увидеть, что он:</text:p>
      <text:list xml:id="list21445417" text:continue-list="list21446248" text:style-name="список_20_перечисление">
        <text:list-item>
          <text:p text:style-name="P115">якобы заботится о комфорте: «Я хочу, чтобы всем было хорошо»;</text:p>
        </text:list-item>
        <text:list-item>
          <text:p text:style-name="P115">при этом осуждает мой подход к делу: «А ты хочешь сделать всем плохо»;</text:p>
        </text:list-item>
        <text:list-item>
          <text:p text:style-name="P115">но подтекстом является запрет: «Не приглашай своих друзей».</text:p>
        </text:list-item>
      </text:list>
      <text:p text:style-name="P16">Он не преследовал благих целей, но при этом на словах выражал ложную заботу. В такие моменты жертва инстинктивно тянется к человеку, которого любит, ведь считает, что он старается сделать как лучше. Жертва не понимает, что любви среди всех этих подтекстов нет. И я не понимала, поэтому уступила.</text:p>
      <text:p text:style-name="P16">Уступив, я максимально открыла ему границы своей личности, куда он запустил свои острые когти. Его давление <text:s/><text:soft-page-break/>сработало, ведь мне ясно дали понять, что в случае сопротивления моя любовь к нему окажется под сомнением.</text:p>
      <text:list xml:id="list21433807" text:continue-list="list21448475" text:style-name="диалог">
        <text:list-item>
          <text:p text:style-name="P114">Ты не хочешь уступить, потому что ты не любишь меня!</text:p>
        </text:list-item>
      </text:list>
      <text:p text:style-name="P16">Тогда жертва уступает, чтобы доказать свои чувства.</text:p>
      <text:p text:style-name="P16">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уже приутихший конфликт. Это же важно для него, а значит и для нас. Я-то переживу...</text:p>
      <text:p text:style-name="P59">* * *</text:p>
      <text:p text:style-name="P17">Для того, чтобы понять природу такой уступчивости, я хочу рассказать вам о подкреплении.</text:p>
      <text:p text:style-name="P17">Представьте, что вы — прибор, и у вас есть кнопки, нажимая на которые должно что-то происходить. Каждая из этик кнопок стимулирует вас уступать манипулятору.</text:p>
      <text:p text:style-name="P17">Например, нажимая на зеленую кнопку манипулятор создает для вас позитивное событие, чтобы получить то, что ему нужно. Это <text:span text:style-name="T2">положительное подкрепление</text:span><text:span text:style-name="T5"> — манипуляция плюшками.</text:span></text:p>
      <text:p text:style-name="P124">«Если мне нравится то, что ты делаешь, тебя ждет награда.»</text:p>
      <text:p text:style-name="P6">Я выделила несколько направлений положительного подкрепления:</text:p>
      <text:list xml:id="list7610420702708232624" text:style-name="List_20_4">
        <text:list-item text:start-value="1">
          <text:p text:style-name="P129"><text:soft-page-break/>Стимуляция жертвы на действия путем поощрения за выполнение обязанностей манипулятора.</text:p>
        </text:list-item>
      </text:list>
      <text:list xml:id="list21441643" text:continue-list="list21433807" text:style-name="диалог">
        <text:list-item>
          <text:p text:style-name="P117">Ты у меня такая сильная! Такие тяжелые пакеты из магазина притащила! Люблю сильных женщин. Иди сюда, я тебя поцелую!</text:p>
        </text:list-item>
      </text:list>
      <text:p text:style-name="P6">В этом случае он благодарит вас за то, что должен был сделать сам. Но вам приятно слышать от него похвалу, и, конечно, он не услышит от вас упреков.</text:p>
      <text:list xml:id="list21455906" text:continue-list="list7610420702708232624" text:style-name="List_20_4">
        <text:list-item>
          <text:p text:style-name="P129">Стимуляция жертвы на действия путем благодарности за то, что жертва выполнила свои обязанности.</text:p>
        </text:list-item>
      </text:list>
      <text:list xml:id="list21445834" text:continue-list="list21441643" text:style-name="диалог">
        <text:list-item>
          <text:p text:style-name="P117">Вот тебе цветы за то, что ты вчера приготовила такой вкусный ужин!</text:p>
        </text:list-item>
      </text:list>
      <text:p text:style-name="P6">На первый взгляд, это приятный жест. Но посмотрите внимательнее — это плата за ваши труды. Как плата за услуги домработницы.</text:p>
      <text:list xml:id="list21447710" text:continue-list="list21455906" text:style-name="List_20_4">
        <text:list-item>
          <text:p text:style-name="P129">Стимуляция жертвы на действия путем требований ответной реакции на его действия.</text:p>
        </text:list-item>
      </text:list>
      <text:list xml:id="list21465141" text:continue-list="list21445834" text:style-name="диалог">
        <text:list-item>
          <text:p text:style-name="P117">Я вчера с тобой поделился, теперь ты делись.</text:p>
        </text:list-item>
        <text:list-item>
          <text:p text:style-name="P117">В прошлый раз я уступил, теперь ты уступи.</text:p>
        </text:list-item>
      </text:list>
      <text:p text:style-name="P6">С одной стороны это логично — вас призывают отвечать взаимностью на хорошие поступки. Но есть одно большое «Но» — если после каждого совершенного для вас действия ваш партнер от вас что-то требует — это манипуляция. Его поступок был его добровольным решением. Это не значит, что теперь вы ему что-то должны. Тем более то, чего делать не хотите.</text:p>
      <text:list xml:id="list21447663" text:continue-list="list21447710" text:style-name="List_20_4">
        <text:list-item>
          <text:p text:style-name="P129"><text:soft-page-break/>Стимуляция жертвы путем похвалы на самостоятельное выполнение общих обязанностей.</text:p>
        </text:list-item>
      </text:list>
      <text:list xml:id="list21460527" text:continue-list="list21465141" text:style-name="диалог">
        <text:list-item>
          <text:p text:style-name="P117">Никто не сделает это лучше тебя! Не буду мешать!..</text:p>
        </text:list-item>
      </text:list>
      <text:list xml:id="list21460694" text:continue-list="list21447663" text:style-name="List_20_4">
        <text:list-item>
          <text:p text:style-name="P129">Сглаживание последствий негативного поведения.</text:p>
        </text:list-item>
      </text:list>
      <text:list xml:id="list21436319" text:continue-list="list21460527" text:style-name="диалог">
        <text:list-item>
          <text:p text:style-name="P117">Я вчера погорячился... Вот тебе цветы!</text:p>
        </text:list-item>
      </text:list>
      <text:p text:style-name="P6">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text:p>
      <text:p text:style-name="P6">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20">Нажимая на оранжевую кнопку, манипулятор оценивает действия жертвы, значительно занижая оценки, поощряя ее стараться лучше, упорствовать и угождать.</text:p>
      <text:p text:style-name="P124">«Я сомневаюсь в том, что ты сделаешь так, как я хочу.»</text:p>
      <text:p text:style-name="P39">Это неустойчивое или частичное подкрепление, от которого <text:span text:style-name="T36">жертва погружается в переживания, связанные с сомнениями и страхом.</text:span></text:p>
      <text:list xml:id="list21451319" text:continue-numbering="true" text:style-name="диалог">
        <text:list-item>
          <text:p text:style-name="P126">Ты приготовила замечательный ужин! Но вот если бы ты еще и десерт приготовила — цены бы тебе не было!</text:p>
        </text:list-item>
      </text:list>
      <text:p text:style-name="P6">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text:soft-page-break/>вы чувствуете свою вину в том, что у вас что-то получилось не так хорошо, как могло бы.</text:p>
      <text:p text:style-name="P6">Что бы вы не делали, этого мало или недостаточно. К тому же, вы замечаете, что делаете это самостоятельно, в то время, как ваш партнер увиливает от сотрудничества и воспринимает ваши старания, как должное.</text:p>
      <text:p text:style-name="P20">Вы недостаточно красивы, недостаточно стильны, недостаточно умны и талантливы, у вас недостаточно опыта... <text:s/>и вам пытаются это внушить при любом удобном случае.</text:p>
      <text:p text:style-name="P20">Нажимая на красную кнопку, манипулятор стимулирует свою жертву путем запугивания.</text:p>
      <text:p text:style-name="P124">«Если ты не сделаешь так, как я хочу, то тебя ждет наказание.»</text:p>
      <text:p text:style-name="P20">Это отрицательное подкрепление, когда манипулятор создает угрозу и мотивирует вас сделать все, что поможет вам избежать этой угрозы.</text:p>
      <text:list xml:id="list21462028" text:continue-numbering="true" text:style-name="диалог">
        <text:list-item>
          <text:p text:style-name="P117">Если ты еще раз так сделаешь — пеняй на себя!</text:p>
        </text:list-item>
        <text:list-item>
          <text:p text:style-name="P126">Если ты выйдешь из квартиры — можешь не возвращаться!</text:p>
        </text:list-item>
      </text:list>
      <text:p text:style-name="P6">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6"><text:span text:style-name="T18">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text:span><text:soft-page-break/><text:span text:style-name="T18">страхи, самые неудобные неудобства и самые изощренные лишения вас необходимого.</text:span></text:p>
      <text:p text:style-name="P20">И последняя кнопка — кнопка запуска таймера — травмирующий одноразовый опыт. Это единичное событие, с помощью которого манипулятор устанавливает господство и превосходство над подсознанием своей жертвы.</text:p>
      <text:p text:style-name="P124">«Так будет каждый раз, когда ты сделаешь то, чего я не хочу.»</text:p>
      <text:p text:style-name="P20">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6">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6"><text:span text:style-name="T18">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 </text:span>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6">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text:soft-page-break/>ческий акт проявления силы — все, что является неожиданной агрессивной реакцией с целью напугать.</text:p>
      <text:p text:style-name="P6">Такое травмирование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и мнения, право на реакцию и волю проявлять чувства.</text:p>
      <text:p text:style-name="P20">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0">Подкрепление любого рода происходит на уровне ассоциаций. В ходе отношений, манипулятор как бы воспитывает жертву своим закономерным поведением. Он не старается сделать вас счастливой и на благополучие вашей пары ему плевать. Он лишь заботиться о собственном комфорте, дрессируя вас выполнять его команды. Посудите сами — вас устраивает такое отношение? Или вы все еще надеетесь на то, что все вернется на круги своя?</text:p>
      <text:p text:style-name="P20">Я вам больше скажу: я перепробовала все, но этого не произошло. Лучше не стало. Только теперь я понимаю, что этого от меня и ждали — стараться, стараться и еще раз стараться во благо, которым мне не позволили насладиться.</text:p>
      <text:p text:style-name="P59"><text:soft-page-break/>* * *</text:p>
      <text:p text:style-name="Text_20_body">Говоря о манипуляциях на начальном этапе отношений, я не могу не рассказать о рычагах воздействия на жертву подробнее.</text:p>
      <text:p text:style-name="Text_20_body">Если ваша ситуация похожа на мою, то вы согласитесь, что вы — сильный человек, который сейчас (будучи в отношениях с манипулятором) слаб. В этом нет вашей вины. Ваши силы начинают покидать вас, когда вы пытаетесь противостоять манипуляции. В вашей голове уже неоднократно звенели звоночки тревоги, что так быть не должно. Вы пытались как-то повлиять на ход событий, но у вас, к сожалению, ничего не получилось. Все, чего вы добились — это морального истощения. Именно эта слабость позволяет манипулировать вами.</text:p>
      <text:p text:style-name="Text_20_body">Манипулятор выбрал вас и раскусил ваши слабые места. Все, что теперь ему нужно сделать — это надавить на них, прикрываясь благими намерениями. Именно этим я объясняю его отношение ко всему, что вам дорого. Ваш стиль, ваши убеждения и ваши близкие — вот от чего ему в первую очередь необходимо избавиться.</text:p>
      <text:p text:style-name="Text_20_body">Относительно стиля, ваших убеждений и увлечений, как мы уже поняли, манипулятор действовал исключительно в целях вогнать вас в комплексы и заставить вас стыдиться. Так он сделал вас более покладистой, чтобы вскоре устранить еще одно препятствие к полному контролю над вами — ваших близких.</text:p>
      <text:p text:style-name="Text_20_body"><text:soft-page-break/>Я много думала об этом и <text:span text:style-name="T14">смогла описать три способа, которыми пользуются манипуляторы, изолируя жертву от социума.</text:span></text:p>
      <text:p text:style-name="Text_20_body"><text:span text:style-name="T14">Во-первых: </text:span><text:span text:style-name="T15">манипулятор всячески заполняет привычные взаимоотношения жертвы собой и своим окружением</text:span><text:span text:style-name="T14">.</text:span></text:p>
      <text:p text:style-name="Text_20_body"><text:span text:style-name="T50">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снова придется отложить...</text:span></text:p>
      <text:p text:style-name="Text_20_body"><text:span text:style-name="T50">Таким образом, постепенно вы </text:span><text:span text:style-name="T48">пропадаете</text:span><text:span text:style-name="T50"> из своей компании, и уже через какое-то время окружение вашего партнера становится вашим.</text:span></text:p>
      <text:p text:style-name="P35"><text:span text:style-name="T14">Во-вторых: </text:span><text:span text:style-name="T15">манипулятор воздействует на мнение жертвы о ее близких</text:span><text:span text:style-name="T14">.</text:span></text:p>
      <text:p text:style-name="P22">Это проявляется в замечаниях, которые проскакивают в адрес ваших друзей. Вдруг оказывается что он заметил, как ваш друг флиртует с вами. Или, чего хуже, он заявляет, что ваша подруга положила на него глаз и кокетничает с ним. Он намекает на то, что ваши друзья не такие хорошие, как вам кажется, и вы начинаете присматриваться к ним.</text:p>
      <text:p text:style-name="P22">Теперь вы стараетесь оградить свою стерву-подругу от ваших идеальных отношений, избегаете друга, который по мнению вашего парня, заигрывает с вами. Вам становится некомфортно в их присутствии и постепенно вы прекращаете общаться.</text:p>
      <text:p text:style-name="P35"><text:soft-page-break/><text:span text:style-name="T14">Единственное, чего вы не сделали — вы не спросили себя, что же </text:span><text:span text:style-name="T15">вы</text:span><text:span text:style-name="T14"> думаете по этому поводу:</text:span></text:p>
      <text:list xml:id="list21438573" text:continue-numbering="true" text:style-name="диалог">
        <text:list-item>
          <text:p text:style-name="P127">А правду ли сказал ваш парень?</text:p>
        </text:list-item>
      </text:list>
      <text:p text:style-name="P22">Вы ведь просто поверили ему на слово! У вас нет ни единого подтверждения его словам. А если есть, то посудите сами — они притянуты за уши и совершенно необоснованны! Вы усомнились в ваших близких, но не в нем! Прикрываясь намерениями сохранить и обезопасить вашу пару, он тактично избавил вас от общества всех «недоброжелателей», дабы не возникало никаких недоразумений и дискомфортных ситуаций.</text:p>
      <text:p text:style-name="P35"><text:span text:style-name="T22">На деле же о</text:span><text:bookmark-start text:name="Izoliatsiia_zhiertvy_ot_ieie_okruzhienii1"/><text:span text:style-name="T22">н </text:span><text:bookmark-end text:name="Izoliatsiia_zhiertvy_ot_ieie_okruzhienii1"/><text:span text:style-name="T22">ссорится сам или ссорит вас с людьми, которые по особому вам близки, чтобы </text:span><text:span text:style-name="T14">лишить вас поддержки вашего окружения на случай (а это неизбежно), когда она вам понадобится.</text:span></text:p>
      <text:p text:style-name="P35"><text:span text:style-name="T14">И, наконец: </text:span><text:span text:style-name="T15">он воздействует на окружение жертвы</text:span><text:span text:style-name="T14">.</text:span></text:p>
      <text:p text:style-name="P22">Он настолько хорош, что ваши подруги завидуют вам белой завистью, ваши родители от него без ума, а ухажеры 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5">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 третий, то это чистой воды лицемерие и игра на публику!</text:p>
      <text:p text:style-name="P35"><text:soft-page-break/>Таким человеком руководят определенные цели... 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22">В случае возникновения проблем в отношениях (а, как я уже говорила, это неизбежно), 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22">Не упускайте возможности проводить время с вашими близкими! Не повторяйте моих ошибок! С ним или без него — это ваши друзья и вам ничего не должно мешать поддерживать с ними связь. Не уступайте никому время, которое вы запланировали провести с вашим окружением. Доверяйте себе и своим чувствам. Это позволит вам избежать ложных сомнений и придаст сил. </text:p>
      <text:h text:style-name="P93" text:outline-level="2"><text:s/><text:bookmark-start text:name="Glava_7__Z____Zabota"/>Глава 7. <text:line-break/>З — Забота<text:bookmark-end text:name="Glava_7__Z____Zabota"/></text:h>
      <text:p text:style-name="P58">В пустой душе и в сердце эгоиста</text:p>
      <text:p text:style-name="P58">Не может быть божественной любви.</text:p>
      <text:p text:style-name="P72">Автор неизвестен</text:p>
      <text:p text:style-name="P16"><office:annotation office:name="__Annotation__13734_258452059"><dc:creator>&lt;анонимный&gt;</dc:creator><dc:date>2018-12-01T19:48:50.60</dc:date><text:p text:style-name="P175"><text:span text:style-name="T74">Здесь</text:span></text:p><text:p><text:span text:style-name="T74">В больнице носил на руках а дома не кормил</text:span></text:p></office:annotation>На протяжении<office:annotation-end office:name="__Annotation__13734_258452059"/> года я периодически теряла сознание. Меня направляли на дорогостоящие анализы, такие как МРТ и доплерография, исследовали мозг и сердце, сосуды, но диагноз так и не поставили. Я сильно похудела и не могла набрать вес, хоть и ела все подряд. В остальном жалоб не было. Пока однажды мне не стало критически плохо. Никогда не забуду, как я ползла из одной комнаты в другую из последних сил, чтобы попросить парня вызвать врача.</text:p>
      <text:p text:style-name="P16">В машине скорой помощи меня откачали, и, уже в больнице, пока я ждала приема врача, мимо прошла медсестра:</text:p>
      <text:list xml:id="list21463464" text:continue-numbering="true" text:style-name="диалог">
        <text:list-item>
          <text:p text:style-name="P114">Что-то ты бледненькая, тебе плохо? — спросила она.</text:p>
        </text:list-item>
        <text:list-item>
          <text:p text:style-name="P114">Да, — ответила я, — иначе бы меня здесь не было.</text:p>
        </text:list-item>
      </text:list>
      <text:p text:style-name="P16">Я все еще ждала приема, когда она опять прошла мимо меня, и снова отметила, что я чересчур бледная. Я ответи<text:soft-page-break/>ла, что уже год стабильно раз-два в месяц я теряю сознание по неизвестным мне причинам. Она отвела меня в лабораторию и взяла кровь с пальца. Наши больницы не могут похвастаться оперативностью, т.к. я все еще ждала приема, когда пришли результаты.</text:p>
      <text:p text:style-name="P16">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ой.</text:p>
      <text:p text:style-name="P16">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6">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6">Мне назначили лечение, прописали железосодержащую диету и порекомендовали воздержаться от любых нагрузок на протяжении полугода. Меня отправили домой.</text:p>
      <text:p text:style-name="P16">Это был кошмар! Мой образ жизни из подвижного и насыщенного за один день превратился в сидение дома и <text:soft-page-break/>«ничегонеделание». Потому что нельзя. Через три недели я уже выла по волчьи от скуки и однообразия.</text:p>
      <text:p text:style-name="P16">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6">В общем дело было дрянь. Я сидела дома, готовила, убирала и не приносила никакой материальной пользы, что безумно меня напрягало. Чтоб не сидеть без дела, я решила стать мастером маникюра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6">Возможно, кто-то подумает, что мне нравилось сидеть дома. Но для меня это был сущий ад. Мне было безумно скучно. Каждый день был такой же, как и предыдущий, и проходил в одиночестве. Парень мой был допоздна на работе. Я привыкла к большим коллективам и подвижности, а тут даже в магазин боюсь одна выйти...</text:p>
      <text:p text:style-name="P16">Сначала мы обсудили материальный вопрос, и пришли к обоюдному решению — мне нужно повременить с поиском работы. Состояние моего здоровья было нестабильным, хоть я и чувствовала себя гораздо лучше.</text:p>
      <text:p text:style-name="P16">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 Его вопросы типа: </text:p>
      <text:list xml:id="list21436185" text:continue-numbering="true" text:style-name="диалог">
        <text:list-item>
          <text:p text:style-name="P114"><text:soft-page-break/>Как ты себя чувствуешь? Лучше? А ты вакансии не смотрела?</text:p>
        </text:list-item>
      </text:list>
      <text:p text:style-name="P16">Делали свое дело!</text:p>
      <text:p text:style-name="P16">Этим он напоминал мне, что я не приношу дохода, хотя и знал — будь моя воля, я бы не стала сидеть дома. Тем не менее, под действием таких невзрачных намеков, я побывала на нескольких собеседованиях. И меня, как вы понимаете, никто не останавливал.</text:p>
      <text:p text:style-name="P16">Психологическое состояние, в котором я оказалась, было не следствием моей болезни, а отношением моего парня к моей болезни. «Заботливо» акцентируя внимание на моей неработоспособности, он продолжил добивать мою самооценку.</text:p>
      <text:p text:style-name="P16">Появился страх бесполезности. Я начала сомневаться в своих способностях, что и компенсировалось сменой рода деятельности — я решила податься в программирование, чтобы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6">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токсичные акценты.</text:p>
      <text:p text:style-name="P16">Конечно, он пытался вызвать во мне чувство неуверенности. Но зачем он это делал? Он же знал меня слишком хорошо, чтобы понимать, что я не нахлебница, что даже потенциально я не являюсь домохозяйкой!</text:p>
      <text:p text:style-name="P16"><text:soft-page-break/>Потому, что он знал мне цену. <office:annotation office:name="__Annotation__38200_258452059"><dc:creator>&lt;анонимный&gt;</dc:creator><dc:date>2018-12-01T22:46:02.61</dc:date><text:p text:style-name="P175"><text:span text:style-name="T74">Человек, который пытается не быть собой — не любит себя</text:span></text:p></office:annotation>Он хотел подчинить меня.<office:annotation-end office:name="__Annotation__38200_258452059"/> Еще какую-то неделю назад я зарабатывала больше, чем он. Я поездила по Европе, отдыхала на курортах, постоянно радовала себя обновками, проводила веселые выходные в компании своих друзей, а не дома... Но теперь я больна и мне надо время на то, чтоб поправиться. И, поверьте мне, это время он проведет с пользой. Для себя.</text:p>
      <text:p text:style-name="P16">Я никогда не стремилась к жизни домохозяйки. Это, я считаю, деградацией чистой воды, если, конечно, речь не идет о воспитании детей! Чем можно заниматься дома? Только бытом. Мыть полы, вытирать пыль, готовить еду и мыть посуду. Каждый день. Эта рутина сводила меня с ума. Наверное, поэтому я и окунулась с головой с освоение новой профессии, что очень удачно отвлекало меня от всей этой обыденности.</text:p>
      <text:p text:style-name="P16">Через полгода, когда анализы показали хороший результат,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68">* * *</text:p>
      <text:p text:style-name="P16">Когда я вышла на новую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по дому были те же, а теперь к ним прибавился <text:s/>нормированный офисный график.</text:p>
      <text:p text:style-name="P16"><text:soft-page-break/>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21462751" text:continue-numbering="true" text:style-name="диалог">
        <text:list-item>
          <text:p text:style-name="P114">Мне так было бы приятно, если бы ты сегодня приготовил ужин...</text:p>
        </text:list-item>
      </text:list>
      <text:p text:style-name="P16">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6">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6">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68">* * *</text:p>
      <text:p text:style-name="P16">Однажды я сломала ногу на свадьбе наших общих хороших друзей. Это было весело. Да, я надела «двухэтажные» <text:soft-page-break/>каблуки, длинное в пол платье, и еще не допила первый бокал вина, как заиграл твист...</text:p>
      <text:p text:style-name="P16">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6">Я на ходу сняла свои прекрасные туфли, и мое платье стало вот прям совсем волочиться по полу. Я оступилась, 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6">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6">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6">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21435645" text:continue-numbering="true" text:style-name="диалог">
        <text:list-item>
          <text:p text:style-name="P114">Хорошо, что в то время он работал тоже удаленно и был всегда дома, — думала я!</text:p>
        </text:list-item>
      </text:list>
      <text:p text:style-name="P16">И вот лежу я в постели и страдаю. А мой парень, внимание — просто прекращает со мной разговаривать!</text:p>
      <text:p text:style-name="P16"><text:soft-page-break/>Он не был злым, или обиженным. Он не был растерян или сильно занят. Он. Просто. Перестал. Со мной. Разговаривать.</text:p>
      <text:p text:style-name="P16">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6">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6">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6">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6">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6">Но он совершенно не испытывал ни малейшего сострадания. Он вел себя вполне нормально и спокойно. В его по<text:soft-page-break/>ведении не было ни угрызений совести от собственного бездействия, ни стыда за такое откровенное равнодушие.</text:p>
      <text:p text:style-name="P3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ступок. Может он думал, что я симулирую металлическую пластину в кости, чтоб </text:span>поднапрячь<text:span text:style-name="T25"> его?..</text:span></text:p>
      <text:p text:style-name="P59">* * *</text:p>
      <text:p text:style-name="P16">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6">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6">Он знал. Конечно, он знал, на то он и манипулятор, что я буду верна ему. Что я<text:span text:style-name="T65">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6">Не могу до сих пор в полной мере понять, что <text:span text:style-name="T5">это</text:span> было! Не могу поверить в такое равнодушие к близкому челове<text:soft-page-break/>ку. Что это? Защитная реакция на трудности или это равнодушие ко мне из-за травмы была подтекстом чего-то большего?</text:p>
      <text:p text:style-name="P16">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6">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6">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6">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6"><text:soft-page-break/>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6">Я забыла, что я не сверх-человек. И гнобила себя за то, что им не являюсь.</text:p>
      <text:p text:style-name="P16">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6">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3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6">Чувство ущербности, которое переполняло меня, настолько обострилось, что я просто начала себя ненавидеть. Сейчас я была беспомощнее некуда.</text:p>
      <text:p text:style-name="P16">Но он был непреклонен в своем равнодушии ко мне. Я только сейчас понимаю, насколько несостоявшееся у него <text:soft-page-break/>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6">На деле же это пустая бесстрастная оболочка, не знающая, что такое настоящее живое чувство или эмоция. Ведь равнодушие и страсть — два совершенно несовместимых понятия.</text:p>
      <text:p text:style-name="P16">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6">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6">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68">* * *</text:p>
      <text:p text:style-name="P16">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text:soft-page-break/>я. Я до сих пор не знаю, за что цеплялась. Но теперь знаю, <text:span text:style-name="T2">почему</text:span><text:span text:style-name="T5">.</text:span></text:p>
      <text:p text:style-name="P16">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6">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6">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6"/>
      <text:p text:style-name="P79">«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57">Личко А.Е., «Синдром неустойчивого поведения»</text:p>
      <text:p text:style-name="P57"/>
      <text:p text:style-name="P16">Итак, я с рюкзачком каждый вечер ковыляла до магазина, брала себе каких-то сосисок, потому что голодная, пива, чтоб уснуть, и сигарет.</text:p>
      <text:p text:style-name="P16"><text:soft-page-break/>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21453133" text:continue-numbering="true" text:style-name="диалог">
        <text:list-item>
          <text:p text:style-name="P114">Хм... Как бы так сделать, чтоб ей стало еще хуже?..</text:p>
        </text:list-item>
      </text:list>
      <text:p text:style-name="P16">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ется. Он же ничего не сделал — ни хорошего, ни плохого! Ни-че-го!</text:span></text:p>
      <text:p text:style-name="P16">Он спокойно смотрел, как я одеваюсь и ковыляю в магазин, изображая полное безразличие. Хотя нет — безразличие ему изображать не приходится.</text:p>
      <text:p text:style-name="P16">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6">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6">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text:soft-page-break/>глашать ее в этот бардак — так я ей и ответила, умалчивая об остальном.</text:p>
      <text:list xml:id="list21457833" text:continue-numbering="true" text:style-name="диалог">
        <text:list-item>
          <text:p text:style-name="P114">Я еду! — сказала она и приехала.</text:p>
        </text:list-item>
      </text:list>
      <text:p text:style-name="P16">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6">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6">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68">* * *</text:p>
      <text:p text:style-name="P16">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6">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6"><text:soft-page-break/>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6">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6">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6">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6">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6">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text:soft-page-break/>треннее кровотечение. Быстро, сомневаюсь, что безболезненно, но быстро... Но мне было все равно. Я просто хотела, чтоб этот кошмар закончился.</text:p>
      <text:p text:style-name="P16">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6">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6">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6">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6">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6">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text:soft-page-break/>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6">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21462320" text:continue-numbering="true" text:style-name="диалог">
        <text:list-item>
          <text:p text:style-name="P114">Где ты? Вернись! Почему ты ушла? Что случилось???</text:p>
        </text:list-item>
      </text:list>
      <text:p text:style-name="P16">Заботливый хозяин кинул очередную кость, и я вернулась. Дура.</text:p>
      <text:p text:style-name="P16">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21461885" text:continue-numbering="true" text:style-name="диалог">
        <text:list-item>
          <text:p text:style-name="P114">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6">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38"><text:span text:style-name="T25">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Пожалуй, это </text:span><text:soft-page-break/><text:span text:style-name="T25">был единственный его честный поступок, только я вынудила его соврать.</text:span></text:p>
      <text:p text:style-name="P16">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59">* * *</text:p>
      <text:p text:style-name="P16">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6">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38"><text:span text:style-name="T25">Это была моя ошибка, пожалуй, самая горькая для меня, ведь в то время, как я </text:span><text:span text:style-name="T33">и</text:span><text:span text:style-name="_30__20_Text"><text:span text:style-name="T33">скала в себе причины</text:span></text:span><text:span text:style-name="T33"> наших разногласий, </text:span><text:span text:style-name="_30__20_Text"><text:span text:style-name="T33">он продолжал паразитировать</text:span></text:span><text:span text:style-name="T33"> на</text:span><text:span text:style-name="T25"> моей к нему привязанности. Я строила отношения, в то время, как он ими просто пользовался.</text:span></text:p>
      <text:h text:style-name="P93" text:outline-level="2"><text:s/><text:bookmark-start text:name="Glava_8__Sama__kotik"/>Глава 8. <text:line-break/>Сама, котик<text:bookmark-end text:name="Glava_8__Sama__kotik"/></text:h>
      <text:p text:style-name="P16">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6">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6">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6">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6">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6">«Я желаю тебе добра».</text:p>
      <text:p text:style-name="P16">«Для тебя так будет лучше».</text:p>
      <text:p text:style-name="P16">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59">* * *</text:p>
      <text:p text:style-name="P16">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21463532" text:continue-numbering="true" text:style-name="диалог">
        <text:list-item>
          <text:p text:style-name="P114">Я вчера ходил в кино.</text:p>
        </text:list-item>
      </text:list>
      <text:p text:style-name="P16">Мы едем в за город отдыхать, он скажет:</text:p>
      <text:list xml:id="list21454033" text:continue-numbering="true" text:style-name="диалог">
        <text:list-item>
          <text:p text:style-name="P114">Я еду...</text:p>
        </text:list-item>
      </text:list>
      <text:p text:style-name="P3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6">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3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38"><text:span text:style-name="T25">Еще раз повторю это противное </text:span><text:span text:style-name="T33">«</text:span><text:span text:style-name="_30__20_Text"><text:span text:style-name="T33">я до сих пор не понимаю</text:span></text:span><text:span text:style-name="T33">»</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 Он был в «шоколаде»!</text:span></text:p>
      <text:p text:style-name="P16">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21457680" text:continue-numbering="true" text:style-name="диалог">
        <text:list-item>
          <text:p text:style-name="P114"><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6">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6">И через минуту обнять меня и сказать:</text:p>
      <text:list xml:id="list21456699" text:continue-numbering="true" text:style-name="диалог">
        <text:list-item>
          <text:p text:style-name="P114">Котик, ты у меня такая охуенная!</text:p>
        </text:list-item>
      </text:list>
      <text:p text:style-name="P16">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68">* * *</text:p>
      <text:p text:style-name="P16">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6">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6">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6">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6">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6">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6">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6">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21443315" text:continue-numbering="true" text:style-name="диалог">
        <text:list-item>
          <text:p text:style-name="P114">Ого, ты что, предложение делаешь?!</text:p>
        </text:list-item>
      </text:list>
      <text:p text:style-name="P16"><text:soft-page-break/>Милый засмеялся и ответил:</text:p>
      <text:list xml:id="list21442651" text:continue-numbering="true" text:style-name="диалог">
        <text:list-item>
          <text:p text:style-name="P145"><text:span text:style-name="_30__20_Text"><text:span text:style-name="T25">Конечно</text:span></text:span><text:span text:style-name="T25"> нет! Мы тут запутались...</text:span></text:p>
        </text:list-item>
      </text:list>
      <text:p text:style-name="P16">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68">* * *</text:p>
      <text:p text:style-name="P16">Часто его просьбы были провокацией и сопровождались:</text:p>
      <text:list xml:id="list21459693" text:continue-numbering="true" text:style-name="диалог">
        <text:list-item>
          <text:p text:style-name="P114">Слабо? Ты сможешь!</text:p>
        </text:list-item>
      </text:list>
      <text:p text:style-name="P3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6">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6">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6"><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6">Кстати, родители, хотите покалечить ребенку психику — говорите ему почаще: «Я думал, ты справишься...»</text:p>
      <text:p text:style-name="P16">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6">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6">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6">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3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6">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6">Будьте готовы заплатить за такую «доброту» собой. Именно себя вы лишитесь, возможно, раз и навсегда, если не начнете действовать.</text:p>
      <text:p text:style-name="P16">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68">* * *</text:p>
      <text:p text:style-name="P16">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21439880" text:continue-numbering="true" text:style-name="диалог">
        <text:list-item>
          <text:p text:style-name="P114"><text:soft-page-break/>Давай сама, котик. Я не хочу/занят/мне ничего не нужно/там дождь/голова болит/меня всё устраивает...</text:p>
        </text:list-item>
      </text:list>
      <text:p text:style-name="P16">Или его коронное:</text:p>
      <text:list xml:id="list21454522" text:continue-numbering="true" text:style-name="диалог">
        <text:list-item>
          <text:p text:style-name="P114">Давай, но без меня...</text:p>
        </text:list-item>
      </text:list>
      <text:p text:style-name="P16">Не говоря уже о разных бытовых штуках, и плевать, мужская это работа по дому или женская. Это всегда «сама».</text:p>
      <text:p text:style-name="P16">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21446734" text:continue-numbering="true" text:style-name="диалог">
        <text:list-item>
          <text:p text:style-name="P114">Ты что, сама не доедешь? Я тебе такси вызову...</text:p>
        </text:list-item>
      </text:list>
      <text:p text:style-name="P16">Он был не на работе. Он вызвал мне машину и остался дома играть по сети с друзьями!</text:p>
      <text:p text:style-name="P16">А как дойти до такси?!</text:p>
      <text:p text:style-name="P16">Как выйти из такси?</text:p>
      <text:p text:style-name="P16">Дойти до входа в больницу?!</text:p>
      <text:p text:style-name="P16">Дойти до регистратуры?!</text:p>
      <text:p text:style-name="P16">Найти кабинет врача?!</text:p>
      <text:p text:style-name="P16">Дойти до рентген-кабинета?!</text:p>
      <text:p text:style-name="P16">Обратно к врачу?!</text:p>
      <text:p text:style-name="P16">До такси?!</text:p>
      <text:p text:style-name="P16">До квартиры?!</text:p>
      <text:p text:style-name="P16">Учитывая ступеньки, двери?!..</text:p>
      <text:p text:style-name="P16">Это же нога, а не рука! Но зачем об этом думать?!</text:p>
      <text:list xml:id="list21443463" text:continue-numbering="true" text:style-name="диалог">
        <text:list-item>
          <text:p text:style-name="P114"><text:soft-page-break/>Ты же у меня баба сильная, справишься сама...</text:p>
        </text:list-item>
      </text:list>
      <text:p text:style-name="P16">«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6">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6">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21435313" text:continue-numbering="true" text:style-name="диалог">
        <text:list-item>
          <text:p text:style-name="P114">Зачем ты вообще туда полезла!? Ты этим занималась, значит и виновата ты. Я же ничего не сделал!</text:p>
        </text:list-item>
      </text:list>
      <text:p text:style-name="P16">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3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3">было</text:span></text:span><text:span text:style-name="_30__20_Text"><text:span text:style-name="T25"> моим решением</text:span></text:span><text:span text:style-name="_30__20_Text"><text:span text:style-name="T33">.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6"><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21463213" text:continue-numbering="true" text:style-name="диалог">
        <text:list-item>
          <text:p text:style-name="P114">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6">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6">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6">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6">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6">Потом с новым другом я долго смеялась, рассказывая, как тот уродливый шкаф рухнул мне на ногу!</text:p>
      <text:p text:style-name="P68"><text:soft-page-break/>* * *</text:p>
      <text:p text:style-name="P16">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6">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21438589" text:continue-numbering="true" text:style-name="диалог">
        <text:list-item>
          <text:p text:style-name="P114">Автобусом?! Лучше бы ты мне не говорила!..</text:p>
        </text:list-item>
      </text:list>
      <text:p text:style-name="P16">Я потратила 4 часа на поиски. Я дошла до восьмой страницы <text:span text:style-name="T58">Google'а</text:span>. Я сделала несколько десятков звонков — а он остался недоволен!</text:p>
      <text:p text:style-name="P3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6">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6">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6"><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21438267" text:continue-numbering="true" text:style-name="диалог">
        <text:list-item>
          <text:p text:style-name="P114">Спасибо, котик, все было очень вкусно/круто/весело. Ты у меня супер!..</text:p>
        </text:list-item>
      </text:list>
      <text:p text:style-name="P16">В такие редкие моменты я светилась от счастья и все умилялись и твердили, какая мы замечательная пара!</text:p>
      <text:p text:style-name="P16"/>
      <text:p text:style-name="P79">«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57">Ирина Мельниченко, «Мудаки и игра на публику»</text:p>
      <text:p text:style-name="P57"/>
      <text:p text:style-name="P59">* * *</text:p>
      <text:p text:style-name="P16">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6"><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21434674" text:continue-numbering="true" text:style-name="диалог">
        <text:list-item>
          <text:p text:style-name="P114">Почему каждый раз после вечеринок мы с тобой опять ссоримся?! — злился он.</text:p>
        </text:list-item>
      </text:list>
      <text:p text:style-name="P16">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6">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21436076" text:continue-numbering="true" text:style-name="диалог">
        <text:list-item>
          <text:p text:style-name="P114">Сама, котик...</text:p>
        </text:list-item>
        <text:list-item>
          <text:p text:style-name="P114">Я интроверт и хочу побыть наедине с собой...</text:p>
        </text:list-item>
      </text:list>
      <text:p text:style-name="P16">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6">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6">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 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6">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6">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6">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21447254" text:continue-numbering="true" text:style-name="диалог">
        <text:list-item>
          <text:p text:style-name="P114">Да сколько можно меня эксплуатировать!?</text:p>
        </text:list-item>
      </text:list>
      <text:p text:style-name="P16">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6">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93" text:outline-level="2"><text:s/><text:bookmark-start text:name="Glava_9__My_tak_obshchaiemsia"/>Глава 9. <text:line-break/>Мы так общаемся<text:bookmark-end text:name="Glava_9__My_tak_obshchaiemsia"/></text:h>
      <text:p text:style-name="P58">Скажи мне, кто твой друг и я скажу кто ты.</text:p>
      <text:p text:style-name="P72">Еврипид</text:p>
      <text:p text:style-name="P16">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6">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6"/>
      <text:p text:style-name="P79">«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79"><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57">Я.А. Волкова, «Деструктивное общение: к определению понятия»</text:p>
      <text:p text:style-name="Цитата_20_-_20_автор"><text:span text:style-name="_31__20_Text"><text:span text:style-name="T25"/></text:span></text:p>
      <text:p text:style-name="P3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6">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6">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6">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6">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6">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6">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6">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6"/>
      <text:p text:style-name="P79">«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79">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57">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6">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6">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6">Стоит ли привести пример такого «дружеского» общения? Пожалуй, да!</text:p>
      <text:p text:style-name="P16">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21454981" text:continue-numbering="true" text:style-name="диалог">
        <text:list-item>
          <text:p text:style-name="P114">Тю! Ты серьезно?! Посмотри на себя! Это был вопрос времени! Она слишком хороша для тебя! Хватит нюни распускать!..</text:p>
        </text:list-item>
      </text:list>
      <text:p text:style-name="P68">* * *</text:p>
      <text:p text:style-name="P16">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6">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6">Однажды мы компанией праздновали Новый год. Сидим ночью, все уже порядком выпившие, и тут его Странный друг говорит:</text:p>
      <text:list xml:id="list21455400" text:continue-numbering="true" text:style-name="диалог">
        <text:list-item>
          <text:p text:style-name="P145"><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6">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6">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21449135" text:continue-numbering="true" text:style-name="диалог">
        <text:list-item>
          <text:p text:style-name="P145"><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6">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6"/>
      <text:p text:style-name="P79">«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79">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57">Я. А. Волкова, «Деструктивное общение в когнитивно-дискурсивном аспекте»</text:p>
      <text:p text:style-name="P57"/>
      <text:p text:style-name="P16"><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21465858" text:continue-numbering="true" text:style-name="диалог">
        <text:list-item>
          <text:p text:style-name="P114">Неужели тебе нравятся такое общение!?</text:p>
        </text:list-item>
      </text:list>
      <text:p text:style-name="P38">Ответ всегда был один:</text:p>
      <text:list xml:id="list21456835" text:continue-numbering="true" text:style-name="диалог">
        <text:list-item>
          <text:p text:style-name="P114">Ты слишком остро реагируешь. Мы так общаемся...</text:p>
        </text:list-item>
      </text:list>
      <text:p text:style-name="P16">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6">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6">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6">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6">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6">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68">* * *</text:p>
      <text:p text:style-name="P16">Вернемся к делу. Основных тем у них было несколько:</text:p>
      <text:list xml:id="list21435909" text:continue-list="list21445417" text:style-name="список_20_перечисление">
        <text:list-item>
          <text:p text:style-name="P115">женские жопы;</text:p>
        </text:list-item>
        <text:list-item>
          <text:p text:style-name="P115">как изменить девушке/жене и сделать так, чтоб об этом никто не узнал;</text:p>
        </text:list-item>
        <text:list-item>
          <text:p text:style-name="P115">печальная история о том, как одна их общая подруга «дала» им всем, кроме одного, чем жестоко задела самолюбие оного;</text:p>
        </text:list-item>
        <text:list-item>
          <text:p text:style-name="P115">размер мужского достоинства;</text:p>
        </text:list-item>
        <text:list-item>
          <text:p text:style-name="P115"><text:soft-page-break/>HOTS<text:note text:id="ftn9" text:note-class="footnote"><text:note-citation text:label="*">*</text:note-citation><text:note-body><text:p text:style-name="Footnote"><text:span text:style-name="T58">HOTS (Heroes of the Storm) – </text:span><text:span text:style-name="T14">компьютерная игра, разработанная </text:span><text:span text:style-name="T58">Blizzard Entertainment.</text:span></text:p></text:note-body></text:note>;</text:p>
        </text:list-item>
        <text:list-item>
          <text:p text:style-name="P115">ну и, конечно, обсуждение отсутствующих за их спиной не в лучшей форме.</text:p>
        </text:list-item>
      </text:list>
      <text:p text:style-name="P16">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P16"/>
      <text:p text:style-name="P79">«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57">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6">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6">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6">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6">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6">—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6">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6">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6">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6">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6">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6">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68">* * *</text:p>
      <text:p text:style-name="P3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21465516" text:continue-list="list21456835" text:style-name="диалог">
        <text:list-item>
          <text:p text:style-name="P114">Она неадекватная...</text:p>
        </text:list-item>
      </text:list>
      <text:p text:style-name="P3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21434286" text:continue-numbering="true" text:style-name="диалог">
        <text:list-item>
          <text:p text:style-name="P114">Я ее люблю, <text:span text:style-name="T2">но</text:span>...</text:p>
        </text:list-item>
      </text:list>
      <text:p text:style-name="P16"><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6">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3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6">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6">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6"><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6">«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6">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6">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68">* * *</text:p>
      <text:p text:style-name="P16">Не могу не вставить пару слов о его семье... Точнее — 4 слова:</text:p>
      <text:list xml:id="list7640327299973190071" text:style-name="List_20_1">
        <text:list-item>
          <text:p text:style-name="P116">Все</text:p>
        </text:list-item>
        <text:list-item>
          <text:p text:style-name="P116">Друг</text:p>
        </text:list-item>
        <text:list-item>
          <text:p text:style-name="P116">Друга</text:p>
        </text:list-item>
        <text:list-item>
          <text:p text:style-name="P116">Ненавидят</text:p>
        </text:list-item>
      </text:list>
      <text:p text:style-name="P16"><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6">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6">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6">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6">Вся ситуация с его родными поменялась прямо пропорционально при последующем общении.</text:p>
      <text:p text:style-name="P16"><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6">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6">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6">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6">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6"><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6">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6">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6">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21464638" text:continue-list="list21434286" text:style-name="диалог">
        <text:list-item>
          <text:p text:style-name="P114">Да перестань! Они же простые ребята — даже внимание не обратят...</text:p>
        </text:list-item>
      </text:list>
      <text:p text:style-name="P16">Ну ок. И я заплела косу.</text:p>
      <text:p text:style-name="P16">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6">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6">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6">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6">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6">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21448328" text:continue-numbering="true" text:style-name="диалог">
        <text:list-item>
          <text:p text:style-name="P117">Мам, я сделал свой выбор, и не собираюсь менять это решение. Она нормальная! Ну что ты начинаешь?!</text:p>
        </text:list-item>
      </text:list>
      <text:p text:style-name="P6"><text:soft-page-break/>И обязательно при мне. Я даже боюсь представить, что там были за разговоры, когда я не слышала!</text:p>
      <text:p text:style-name="P6">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6">Цель номер два: продемонстрировать мне же их неприязнь ко мне, чтоб я понимала насколько сильно они меня не любят.</text:p>
      <text:p text:style-name="P6">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93" text:outline-level="2"><text:s/><text:bookmark-start text:name="Glava_10__Eto_nie_ia"/>Глава 10. <text:line-break/>Это не я<text:bookmark-end text:name="Glava_10__Eto_nie_ia"/></text:h>
      <text:p text:style-name="P5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5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6">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6">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66">замеченные мной,</text:span> признаки инфантильности.</text:p>
      <text:p text:style-name="P6">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6">Второй этап — это тот период, когда я уже стала работать, как и он, <text:span text:style-name="T66">по </text:span>нормированн<text:span text:style-name="T66">ому</text:span> будничн<text:span text:style-name="T66">ому</text:span> график<text:span text:style-name="T66">у</text:span>. Но при этом он сидел и шпилил, придя с работы, в то время как я, уставшая после рабочего дня, стояла у плиты. Это было нормой.</text:p>
      <text:p text:style-name="P6">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66">в</text:span> один из которых, под видом помощи мне, пока я вытирала пыль, мыла посуду и полы, он сломал штатив.</text:p>
      <text:p text:style-name="P6">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6">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21438651" text:continue-numbering="true" text:style-name="диалог">
        <text:list-item>
          <text:p text:style-name="P117">Это не я.</text:p>
        </text:list-item>
      </text:list>
      <text:p text:style-name="P6">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66"> </text:span>нет никаких оснований озвучивать подобного рода просьбы! Он совершенно не отдавал себе отчет в том, что наводил беспорядок.</text:p>
      <text:p text:style-name="P6">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6">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51">*</text:span><text:span text:style-name="T25">разболелся зуб</text:span><text:span text:style-name="T51">*</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21457957" text:continue-numbering="true" text:style-name="диалог">
        <text:list-item>
          <text:p text:style-name="P117"><text:soft-page-break/>Обещал? Я этого не помню, а если я не помню, значит этого не было.</text:p>
        </text:list-item>
      </text:list>
      <text:p text:style-name="P6">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66">была</text:span> его помощь, или мы что-то запланировали, и <text:span text:style-name="T14">мне приходилось его ждать</text:span>.</text:p>
      <text:p text:style-name="P6">Я не помню ни дня, чтоб он пришел домой вовремя, как и обещал. Всегда находились отговорки или он просто мог потерять счет времени.</text:p>
      <text:p text:style-name="P6">Когда дело касалось его работы, я просила его:</text:p>
      <text:p text:style-name="P6">— Не обещай, пока не будешь уверен.</text:p>
      <text:p text:style-name="P6">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66">для него </text:span>на втором месте.</text:p>
      <text:p text:style-name="P6">Каждый раз это было что-то «поважнее» данного мне обещания, и он не мог. При этом он никогда не просил прощени<text:span text:style-name="T66">я</text:span> за несдержанное слово.</text:p>
      <text:p text:style-name="P6">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66">я </text:span>боялась, что любая ссора с ним может стать последней. Меня выворачивало наизнанку от всех навязанных мне ощущений.</text:p>
      <text:p text:style-name="P6">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6">Стоит мне ошибиться — это станет поводом для бесконечных разборок, где меня смешают с грязью и растопч<text:span text:style-name="T66">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66">—</text:span> как он упрекал меня в надоедливости.</text:p>
      <text:p text:style-name="P6">Он никогда не виноват, а если вдруг его вина становится очевидной — это мелочь, которая не стоит внимания. Ему все сходило с рук.</text:p>
      <text:p text:style-name="P68">* * *</text:p>
      <text:p text:style-name="P6">Как-то я поехала в другой город. На похороны. Это был долгий путь и в целом очень тяжелая поездка. Меня не было две недели.</text:p>
      <text:p text:style-name="P6">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6">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21445220" text:continue-numbering="true" text:style-name="диалог">
        <text:list-item>
          <text:p text:style-name="P117">Когда ты уже вернешься? — хныкал он, подкрепляя интонацию жалобным взглядом.</text:p>
        </text:list-item>
      </text:list>
      <text:p text:style-name="P6"><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6">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68">* * *</text:p>
      <text:p text:style-name="P6">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6"><text:span text:style-name="T66">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66">и</text:span> пока он не понял, что это просто шутка его друзей.</text:p>
      <text:p text:style-name="P6">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6">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6">Как вы понимаете, биться головой о стену было бесполезно. И, как вы понимаете, шуткой это тоже не <text:s/>было.</text:p>
      <text:p text:style-name="P6">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21447405" text:continue-numbering="true" text:style-name="диалог">
        <text:list-item>
          <text:p text:style-name="P117">Это не я...</text:p>
        </text:list-item>
      </text:list>
      <text:p text:style-name="P6">Этот человек, если плюнет и попадет на себя — не вытрется. Мне приходилось просить его поменять нижнее белье, в котором он ходи<text:span text:style-name="T66">л</text:span> несколько дней, на что мне могли ответить:</text:p>
      <text:list xml:id="list21463414" text:continue-numbering="true" text:style-name="диалог">
        <text:list-item>
          <text:p text:style-name="P117">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53">й</text:span><text:span text:style-name="T25">ти в гости, кинуть их куда-то и </text:span><text:span text:style-name="T30">это</text:span><text:span text:style-name="T25"> могли увидеть...</text:span></text:p>
      <text:p text:style-name="P6"><text:soft-page-break/>Я сидела со спиртом и ватной палочкой, подавляя рвотные позывы, и делала все, что могла, чтобы его вид был более или менее опрятным. <text:span text:style-name="T66">Любовь зла...</text:span></text:p>
      <text:p text:style-name="P6">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6">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66">у него</text:span> массу недовольств.</text:p>
      <text:p text:style-name="P6">Он спал, ходил на природу, ходил по дому и на работу в одной и той же одежде, за месяц занашивая до дыр новые вещи, и на предложение:</text:p>
      <text:list xml:id="list21456798" text:continue-numbering="true" text:style-name="диалог">
        <text:list-item>
          <text:p text:style-name="P117">Пойдем купим тебе что-нибудь новое.</text:p>
        </text:list-item>
      </text:list>
      <text:p text:style-name="P6">Он отвечал:</text:p>
      <text:list xml:id="list21434709" text:continue-numbering="true" text:style-name="диалог">
        <text:list-item>
          <text:p text:style-name="P117">У меня все есть, мне ничего не надо.</text:p>
        </text:list-item>
      </text:list>
      <text:p text:style-name="P6">И ходил мятый и грязный, как бомж, а я просто не <text:span text:style-name="T66">имела возможности на него повлиять</text:span>.</text:p>
      <text:p text:style-name="P6">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6">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59">*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6">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6">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21461856" text:continue-numbering="true" text:style-name="диалог">
        <text:list-item>
          <text:p text:style-name="P117">Котик, поставь, пожалуйста, кружку в раковину, можешь не мыть...</text:p>
        </text:list-item>
      </text:list>
      <text:p text:style-name="P6"><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6">Вот так все просто. Это способ манипуляцией чувством вины. Он строил из себя «жертву» после малейшего замечания, озвучивая это простой фразой:</text:p>
      <text:list xml:id="list21451941" text:continue-numbering="true" text:style-name="диалог">
        <text:list-item>
          <text:p text:style-name="P117">Я не буду тебе ничего доказывать.</text:p>
        </text:list-item>
      </text:list>
      <text:p text:style-name="P6">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21453785" text:continue-numbering="true" text:style-name="диалог">
        <text:list-item>
          <text:p text:style-name="P117">Это не я...</text:p>
        </text:list-item>
        <text:list-item>
          <text:p text:style-name="P117">Если я этого не помню, значит этого не было.</text:p>
        </text:list-item>
        <text:list-item>
          <text:p text:style-name="P117">Я имею право хранить молчание.</text:p>
        </text:list-item>
        <text:list-item>
          <text:p text:style-name="P117">Я ничего не обещал.</text:p>
        </text:list-item>
      </text:list>
      <text:p text:style-name="P68">* * *</text:p>
      <text:p text:style-name="P6">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6"><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6">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6">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21447078" text:continue-numbering="true" text:style-name="диалог">
        <text:list-item>
          <text:p text:style-name="P117">Я ничего не помню. А, если я ничего не помню — значит этого не было. — улыбаясь, повторял он.</text:p>
        </text:list-item>
      </text:list>
      <text:p text:style-name="P6">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68">*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6">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6">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6">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6">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6">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6">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6"><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6">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68">* * *</text:p>
      <text:p text:style-name="P6">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6">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6">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6">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6">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6">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6">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6">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6"/>
      <text:p text:style-name="P73">«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73">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73"><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73">В судьбу я не верю, я верю только в свои силы. Если ты считаешь, что сил больше нет — я не вправе тебе ничего навязывать.»</text:p>
      <text:p text:style-name="P73"/>
      <text:p text:style-name="P6">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6">Давайте я попробую раскрыть вам скрытый смысл этих фраз.</text:p>
      <text:p text:style-name="P7">«У нас все прекрасно»</text:p>
      <text:p text:style-name="P6">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21446841" text:continue-numbering="true" text:style-name="диалог">
        <text:list-item>
          <text:p text:style-name="P117">У тебя нос чешется... Да нет же! Чешется!</text:p>
        </text:list-item>
      </text:list>
      <text:p text:style-name="P6"><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7">«У нас отлично получается»</text:p>
      <text:p text:style-name="P9">Что получается? Жить? Строить семью? Делать друг-друга счастливыми? Заботиться друг о друге? Точно нет.</text:p>
      <text:p text:style-name="P9"><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6"><text:span text:style-name="T10">Цель</text:span>: внушить утверждение, что ошибок не было. Все идет по плану, как и должно быть, пусть даже это и не всем нравится.</text:p>
      <text:p text:style-name="P7">«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6">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6">Но его устраивало не то, что мы хорошая пара, ведь это не так, а то, что мы <text:span text:style-name="T2">создаем видимость</text:span> хорошей пары.</text:p>
      <text:p text:style-name="P6">В этом утверждении он объединил нас в одно целое. Ты и я — мы пара, и нас — любят. То есть — и я хороший, и ты.</text:p>
      <text:p text:style-name="P6"><text:span text:style-name="T10">Цель</text:span>: утвердиться в позиции — я такой же хороший, как и ты, что отрицает — я плохой, я тебя обидел.</text:p>
      <text:p text:style-name="P7">«Верю в тебя. Ты большая умница и нужно быть слепым, чтоб не заметить это»</text:p>
      <text:p text:style-name="P6">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6">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6"><text:span text:style-name="T10">Цель</text:span>: ввести в заблуждение похвалой, что ослабляет жертву в ее позиции сопротивления.</text:p>
      <text:p text:style-name="P7">«Никто не говорил, что будет легко»</text:p>
      <text:p text:style-name="P6">И снова триангуляция, но уже более обобщающая: «Тебе никто не обещал, что все будет гладко. Будет сложно. Смирись с этим. Терпи.»</text:p>
      <text:p text:style-name="P6"><text:span text:style-name="T10">Цель</text:span>: внушить жертве, что сложности, которыми он ее изматывает — нормальны, оперируя тем, что якобы все так живут.</text:p>
      <text:p text:style-name="P7">«Я не согласен рушить все из-за какой-то фигни. Это несправедливо»</text:p>
      <text:p text:style-name="P6">Еще пару часов назад он сказал мне собирать вещи, а теперь он <text:span text:style-name="T2">уже несогласен</text:span> с этим...</text:p>
      <text:p text:style-name="P6">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6"><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7">«Я не верну назад всех гадостей, которые тебе пришлось услышать»</text:p>
      <text:p text:style-name="P6">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6">Но при этом он как бы сожалеет и жалеет жертву за услышанное: «Тебе пришлось».</text:p>
      <text:p text:style-name="P6"><text:span text:style-name="T10">Цель</text:span>: сбить с толку жалостью к жертве, не сожалея о сказанном.</text:p>
      <text:p text:style-name="P7">«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6"><text:span text:style-name="T10">Цель</text:span>: вызвать жалость, сострадание и понимание, что притупляет желание жертвы дать отпор и стоять на своем.</text:p>
      <text:p text:style-name="P7">«Да, это все описывается простой фразой — "я люблю тебя"»</text:p>
      <text:p text:style-name="P6">Контрольный выстрел в голову — признание в любви. Якобы — ведь это не обращение, если вы заметили.</text:p>
      <text:p text:style-name="P6"><text:soft-page-break/><text:span text:style-name="T5">Фраза </text:span>«я тебя люблю» взята в кавычки, как цитата неизвестного автора и, на самом деле, она ничего не «описывает».</text:p>
      <text:p text:style-name="P6">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6">Любовью нельзя оправдывать низкие поступки!</text:p>
      <text:p text:style-name="P6"><text:span text:style-name="T10">Цель</text:span>: ввести в заблуждение завуалированным признанием, дабы ослабить попытки жертвы к сопротивлению.</text:p>
      <text:p text:style-name="P7">«Любящий человек способен делать глупости»</text:p>
      <text:p text:style-name="P6">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6"><text:span text:style-name="T10">Цель</text:span>: попытка оправдаться за счет общепринятого мнения.</text:p>
      <text:p text:style-name="P7">«Если ты поймешь, что история заканчивается здесь — да будет так»</text:p>
      <text:p text:style-name="P23">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6"><text:span text:style-name="T10">Цель</text:span><text:span text:style-name="T11">:</text:span> заставить жертву нести ответственность, демонстрируя свое смирение.</text:p>
      <text:p text:style-name="P7">«В судьбу я не верю, я верю только в свои силы»</text:p>
      <text:p text:style-name="P6"><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6"><text:span text:style-name="T10">Цель</text:span>: сбить с толку завуалированным обманчивым утверждением — я прилагаю все усилия, не прилагая эти усилия.</text:p>
      <text:p text:style-name="P7">«Если ты считаешь, что сил больше нет — я не вправе тебе ничего навязывать»</text:p>
      <text:p text:style-name="P6">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6"><text:span text:style-name="T10">Цель</text:span>: либо заставить жертву признать, что она слаба, либо заставить доказать, что это не так.</text:p>
      <text:p text:style-name="P6">Итак, что у нас получается:</text:p>
      <text:p text:style-name="P6"/>
      <text:p text:style-name="P73">«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73">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73"><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73">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73">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73">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73">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73">Я растерян и не знаю, что мне делать. Мне страшно и я обессилен. Ты не можешь быть такой бесчувственной и бросить меня, когда ты мне так нужна!</text:p>
      <text:p text:style-name="P73">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73"><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73">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73">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73"/>
      <text:p text:style-name="P6">Впечатляет, не правда ли? Я не зря включила это письмо именно в эту главу. Ведь все, что там описано можно сказать этими тремя словами: «это не я».</text:p>
      <text:h text:style-name="P93" text:outline-level="2"><text:s/><text:bookmark-start text:name="Glava_11__Trio"/>Глава 11. <text:line-break/>Трио<text:bookmark-end text:name="Glava_11__Trio"/></text:h>
      <text:p text:style-name="P3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34">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скачал ли он эту картинку из интернета, или это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38"><text:span text:style-name="T55">Я не имею ничего против порно. Порно это нормально. <text:s/>Но не как </text:span><text:span text:style-name="T32">замена</text:span><text:span text:style-name="T55"> близости со своей девушкой. На мой вопрос: «Как это понимать?», он ответил, что это ничего не значит, и просто замял эту тему. Я</text:span><text:span text:style-name="_30__20_Text"><text:span text:style-name="T35"> даже не поняла, как он так ловко ушел от объяснений</text:span></text:span><text:span text:style-name="T35">!</text:span></text:p>
      <text:p text:style-name="P34">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34"><text:soft-page-break/>К слову, в последствии, я еще пару раз ловила его за этим увлекательным делом...</text:p>
      <text:p text:style-name="P38"><text:span text:style-name="T55">Тогда своим поведением он дал мне понять, что </text:span><text:span text:style-name="_30__20_Text"><text:span text:style-name="T55">со мной что-то не так.</text:span></text:span><text:span text:style-name="T55">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38"><text:span text:style-name="T55">Замешательство! Еще вчера все было хорошо, но уже сегодня что-то не так. Что не так? Что-то во мне? Ну да, раз </text:span><text:span text:style-name="_30__20_Text"><text:span text:style-name="T35">он</text:span></text:span><text:span text:style-name="T55">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3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Он продемонстрировал свое превосходство перед уже закомплексованной жертвой.</text:p>
      <text:p text:style-name="P38"><text:span text:style-name="T55">Я задавала и задавала себе вопросы. Искала причины в себе. И в конце концов я пришла к выводу, что я недостаточно хороша для него и мне</text:span><text:span text:style-name="_30__20_Text"><text:span text:style-name="T55"> надо стараться стать лучше!</text:span></text:span></text:p>
      <text:p text:style-name="P38"><text:span text:style-name="_30__20_Text"><text:span text:style-name="T35">Представьте себе ситуацию, в которой вы чувствуете вину за свои естественные желания...</text:span></text:span></text:p>
      <text:p text:style-name="P38"><text:span text:style-name="_30__20_Text"><text:span text:style-name="T35">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text:span></text:span><text:soft-page-break/><text:span text:style-name="_30__20_Text"><text:span text:style-name="T35">ведь вы пара, это нормально, а в ответ получаете обвинение в нимфомании:</text:span></text:span></text:p>
      <text:list xml:id="list21465632" text:continue-numbering="true" text:style-name="диалог">
        <text:list-item>
          <text:p text:style-name="P130">У меня создается впечатление, будто тебе кроме секса больше ничего не нужно!</text:p>
        </text:list-item>
      </text:list>
      <text:p text:style-name="P34">И ни секса, ни объяснений, только упреки.</text:p>
      <text:p text:style-name="P34">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38"><text:span text:style-name="T55">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5"> </text:span><text:span text:style-name="_30__20_Text"><text:span text:style-name="T35">мне ничего не нужно, ведь я</text:span></text:span><text:span text:style-name="T55"> же молчу!</text:span></text:p>
      <text:p text:style-name="P62">* * *</text:p>
      <text:p text:style-name="P3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3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text:soft-page-break/>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34">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34">Защитник, воин и — самец! Удовлетворяя свою женщину, мужчина чувствует свою силу, свое мужское начало, что удовлетворяет и его самого.</text:p>
      <text:p text:style-name="P34">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34">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21434998" text:continue-numbering="true" text:style-name="диалог">
        <text:list-item>
          <text:p text:style-name="P130">Мы же живем вместе, что тебе еще надо?!</text:p>
        </text:list-item>
      </text:list>
      <text:p text:style-name="P34"><text:soft-page-break/>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34">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62">* * *</text:p>
      <text:p text:style-name="P34">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34">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34">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34">В последние пару месяцев отношений секса просил уже он, и я ловила себя на мысли, что теперь уже я ссылаюсь <text:soft-page-break/>на «головную боль» или действительно устала, что раньше не мешало мне кувыркаться с ним в постели, а, наоборот, было «лекарством».</text:p>
      <text:p text:style-name="P3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6">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21455724" text:continue-numbering="true" text:style-name="диалог">
        <text:list-item>
          <text:p text:style-name="P117">Лучшая измена та, о которой никто ничего не знает!</text:p>
        </text:list-item>
      </text:list>
      <text:p text:style-name="P6">И обсуждали они это при мне и при своих девушках и женах. Я человек не ревнивый, так что я отшучивалась, мол:</text:p>
      <text:list xml:id="list21441637" text:continue-numbering="true" text:style-name="диалог">
        <text:list-item>
          <text:p text:style-name="P117">Спасибо, что сказали... Буду знать!</text:p>
        </text:list-item>
      </text:list>
      <text:p text:style-name="P6">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21459168" text:continue-numbering="true" text:style-name="диалог">
        <text:list-item>
          <text:p text:style-name="P117">И, будь уверен, я это сделаю...</text:p>
        </text:list-item>
      </text:list>
      <text:p text:style-name="P6">Я думаю, что именно это его останавливало — моя готовность поступить так же. Как-то он спросил у меня, что я сделаю, если узнаю, что он мне изменил.</text:p>
      <text:list xml:id="list21433448" text:continue-numbering="true" text:style-name="диалог">
        <text:list-item>
          <text:p text:style-name="P117"><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6">И я действительно не знала. Теперь знаю, но тогда — нет... Бывало, идем по улице, а он такой:</text:p>
      <text:list xml:id="list21457241" text:continue-numbering="true" text:style-name="диалог">
        <text:list-item>
          <text:p text:style-name="P117">Смотри, какая жопа!</text:p>
        </text:list-item>
      </text:list>
      <text:p text:style-name="P6">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6"/>
      <text:p text:style-name="P78">«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78">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57">Шейнов В. П., «Скрытое управление человеком»</text:p>
      <text:p text:style-name="Цитата_20_-_20_автор"><text:soft-page-break/><text:span text:style-name="Default_20_Paragraph_20_Font"><text:span text:style-name="T29"><text:s/></text:span></text:span></text:p>
      <text:p text:style-name="P6">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6">— Смотри какая спинка... И куртка у него классная, надо и тебе такую купить...</text:p>
      <text:p text:style-name="P6">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6">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70">* * *</text:p>
      <text:p text:style-name="P6">Постепенно его намеки и акцентирование внимания на удовлетворении его больного либидо переросли в новую тему — «трио».</text:p>
      <text:p text:style-name="P6">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6"><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21447836" text:continue-numbering="true" text:style-name="диалог">
        <text:list-item>
          <text:p text:style-name="P117">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6">Не, ну вы поняли? А я значит представляю! Насчет третьей девочки он говорил, что даже прикасаться к ней не будет.</text:p>
      <text:list xml:id="list21437059" text:continue-numbering="true" text:style-name="диалог">
        <text:list-item>
          <text:p text:style-name="P117">Я, — говорил, — просто на вас посижу посмотрю...</text:p>
        </text:list-item>
      </text:list>
      <text:p text:style-name="P6">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6">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6">Ага, а теперь вспоминаем то прекрасное фото, пока я на работе...</text:p>
      <text:p text:style-name="P6">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6"><text:soft-page-break/>Что тут сказать? Любила — безумно. Боготворила — да. Дорожила — да. Ну не ревнивая я!</text:p>
      <text:p text:style-name="P6">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6">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6">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6">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3">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6"><text:soft-page-break/>На этой стадии жертва много раз слышала:</text:p>
      <text:list xml:id="list21456891" text:continue-numbering="true" text:style-name="диалог">
        <text:list-item>
          <text:p text:style-name="P117">Да кому ты нужна, кроме меня?! — и понимала, что и правда, ведь в ней столько недостатков! Она ведь постоянно в чем-то виновата...</text:p>
        </text:list-item>
        <text:list-item>
          <text:p text:style-name="P117">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117">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6">Список можно продолжать.</text:p>
      <text:p text:style-name="P6">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6">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6">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6">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59">* * *</text:p>
      <text:p text:style-name="P6">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6">Мужики, не закидывайте камнями! Я больше не буду! Я просто пыталась поднять его в край заниженную самооценку.</text:p>
      <text:p text:style-name="P6">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6"><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6">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6">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6">Не знаю, кто ему сказал, что чем дольше, тем лучше, но я бы на его месте делала упор на технику.</text:p>
      <text:p text:style-name="P6">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6">Итак, постепенно, все чаще и чаще он начал говорить, что:</text:p>
      <text:list xml:id="list21446530" text:continue-numbering="true" text:style-name="диалог">
        <text:list-item>
          <text:p text:style-name="P117">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6"><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6">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93" text:outline-level="2"><text:s/><text:bookmark-start text:name="Glava_12__Nie_noi"/>Глава 12. <text:line-break/>Не ной<text:bookmark-end text:name="Glava_12__Nie_noi"/></text:h>
      <text:p text:style-name="Эпиграф">Слезь, дай лошади отдохнуть.</text:p>
      <text:p text:style-name="P6">Если со всеми остальными недостатками я могла смириться, то с одним я мириться не хотела. По быту — да. Я задавала себе вопросы:</text:p>
      <text:list xml:id="list21442785" text:continue-numbering="true" text:style-name="диалог">
        <text:list-item>
          <text:p text:style-name="P117">Я могу с этим жить? — Да.</text:p>
        </text:list-item>
        <text:list-item>
          <text:p text:style-name="P117">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6">Но с одним я мириться не захотела, так и не смогла — с его пофигизмом на мои личные проблемы. Будь то разногласия с родителями или коллегами.</text:p>
      <text:p text:style-name="P6">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6"><text:soft-page-break/>Я так расстроилась, рассуждала — что же человека толкает на предательство, да еще и такое подлое?.. На что он мне говорил:</text:p>
      <text:list xml:id="list21433822" text:continue-numbering="true" text:style-name="диалог">
        <text:list-item>
          <text:p text:style-name="P117">Не ной.</text:p>
        </text:list-item>
        <text:list-item>
          <text:p text:style-name="P117">Мне неинтересно это слушать.</text:p>
        </text:list-item>
        <text:list-item>
          <text:p text:style-name="P117">Это ты виновата, это ты допустила.</text:p>
        </text:list-item>
        <text:list-item>
          <text:p text:style-name="P117">Разберись с этим сама...</text:p>
        </text:list-item>
      </text:list>
      <text:p text:style-name="P6">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6">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21452997" text:continue-numbering="true" text:style-name="диалог">
        <text:list-item>
          <text:p text:style-name="P117">А я тут при чем?!</text:p>
        </text:list-item>
      </text:list>
      <text:p text:style-name="P6">Или:</text:p>
      <text:list xml:id="list21443305" text:continue-numbering="true" text:style-name="диалог">
        <text:list-item>
          <text:p text:style-name="P117">Почему я должен это выслушивать?!</text:p>
        </text:list-item>
      </text:list>
      <text:p text:style-name="P6">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6"><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6">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6">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21435049" text:continue-numbering="true" text:style-name="диалог">
        <text:list-item>
          <text:p text:style-name="P117">Я сейчас выключу, если ты не успокоишься! Хватит нюни распускать! Это же просто фильм!</text:p>
        </text:list-item>
      </text:list>
      <text:p text:style-name="P6">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6">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6"><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21433567" text:continue-numbering="true" text:style-name="диалог">
        <text:list-item>
          <text:p text:style-name="P117">Хватит ныть! Соберись, тряпка!</text:p>
        </text:list-item>
      </text:list>
      <text:p text:style-name="P6">Он не хотел слушать о моих проблемах и называл это нежелание — «д<office:annotation office:name="__Annotation__13064_625720162"><dc:creator>&lt;анонимный&gt;</dc:creator><dc:date>2018-11-17T22:15:50.78</dc:date><text:p text:style-name="P175"><text:span text:style-name="T74">Стол переговоров</text:span></text:p></office:annotation>ипломатией<office:annotation-end office:name="__Annotation__13064_625720162"/>». Свою «спину» он называл дипломатической реакцией на мое иррациональное поведение.</text:p>
      <text:p text:style-name="P68">* * *</text:p>
      <text:p text:style-name="P6">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6">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6"><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6">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6">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6">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6">Я ему рассказывала, что, в принципе-то, ничего делать и не надо, — подойти и обнять, всего-то делов.</text:p>
      <text:list xml:id="list21456393" text:continue-numbering="true" text:style-name="диалог">
        <text:list-item>
          <text:p text:style-name="P112"><text:span text:style-name="T25">Объятия, — говорила я, — это как стена, которая ограждает меня от всех проблем и дарит чувство защищенности, что особенно помогает в минуты, когда тяжело. Про</text:span><text:soft-page-break/><text:span text:style-name="T25">сто обними и все... Я не жду советов и не прошу тебя что-то решить за меня...</text:span></text:p>
        </text:list-item>
      </text:list>
      <text:p text:style-name="P6">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6">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6">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6">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6">Что, было?</text:p>
      <text:p text:style-name="P69">* * *</text:p>
      <text:p text:style-name="P6">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6">А сейчас вспоминаем мои походы с рюкзачком на костылях за сосисками, и, заодно, — шкаф и: «Ты что, сама не доедешь?»</text:p>
      <text:p text:style-name="P6">Ну конечно! Это же головная боль! Что может быть хуже?!</text:p>
      <text:p text:style-name="P59">* * *</text:p>
      <text:p text:style-name="P6">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6">Причем часто в этих повествованиях он поддерживал разные стороны. Даже не знаю, с чем это могло быть связано.</text:p>
      <text:p text:style-name="P6">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21464737" text:continue-numbering="true" text:style-name="диалог">
        <text:list-item>
          <text:p text:style-name="P117">Тебе что совсем наплевать на мои проблемы?! ВОТ ТАК ВСЕГДА! Иди спи. Главное, чтоб тебе было хорошо...</text:p>
        </text:list-item>
      </text:list>
      <text:p text:style-name="P6">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21452372" text:continue-numbering="true" text:style-name="диалог">
        <text:list-item>
          <text:p text:style-name="P117">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6">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6">Даже сейчас мне говорят друзья, когда уже весь этот ад закончился:</text:p>
      <text:list xml:id="list21459385" text:continue-numbering="true" text:style-name="диалог">
        <text:list-item>
          <text:p text:style-name="P117">Ты же девочка, ты должна быть слабой... (в понимании женственности).</text:p>
        </text:list-item>
      </text:list>
      <text:p text:style-name="P6">У меня один ответ:</text:p>
      <text:list xml:id="list21455680" text:continue-numbering="true" text:style-name="диалог">
        <text:list-item>
          <text:p text:style-name="P117">Я не могу себе этого позволить!</text:p>
        </text:list-item>
      </text:list>
      <text:p text:style-name="P6"><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6">Если бы я расслабилась в этих отношениях, то, боюсь, от меня вообще ничего бы не осталось.</text:p>
      <text:p text:style-name="P6">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6">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21453316" text:continue-numbering="true" text:style-name="диалог">
        <text:list-item>
          <text:p text:style-name="P117">Не ной!</text:p>
        </text:list-item>
      </text:list>
      <text:p text:style-name="P6">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6">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6"><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6">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6">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6">Так что пора бы взять себя в руки и перестать ныть!..</text:p>
      <text:h text:style-name="P93" text:outline-level="2"><text:s/><text:bookmark-start text:name="Glava_13__Nieadiekvatnaia"/>Глава 13. <text:line-break/>Неадекватная<text:bookmark-end text:name="Glava_13__Nieadiekvatnaia"/></text:h>
      <text:p text:style-name="P58">Если вдруг вы стали для кого-то плохим, значит много хорошего было сделано для этого человека!</text:p>
      <text:p text:style-name="P72">Фаина Раневская</text:p>
      <text:p text:style-name="P56">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6">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6">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3">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3">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3"> нашей нормальности, ориентируясь на реакции других.</text:span></text:span></text:p>
      <text:p text:style-name="P11">Он проделал очень много работы за всю свою жизнь. И вот одна из них.</text:p>
      <text:p text:style-name="P6">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6">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21434465" text:continue-numbering="true" text:style-name="диалог">
        <text:list-item>
          <text:p text:style-name="P117">Я никогда не говорил это!</text:p>
        </text:list-item>
      </text:list>
      <text:p text:style-name="P6">И вот вы начинаете сомневаться в том, что слышали.</text:p>
      <text:list xml:id="list21456705" text:continue-numbering="true" text:style-name="диалог">
        <text:list-item>
          <text:p text:style-name="P117">Тебе кажется, что ты переживаешь! Ничего ты не переживаешь!</text:p>
        </text:list-item>
      </text:list>
      <text:p text:style-name="P6">И вы сомневаетесь, что ваши переживания реальны.</text:p>
      <text:list xml:id="list21452535" text:continue-numbering="true" text:style-name="диалог">
        <text:list-item>
          <text:p text:style-name="P117">С тобой что-то в последнее время происходит... Нет нет, это не усталость. Может нервный срыв?</text:p>
        </text:list-item>
      </text:list>
      <text:p text:style-name="P6">И вы сомневаетесь в том, что с вами все в порядке.</text:p>
      <text:list xml:id="list21447743" text:continue-numbering="true" text:style-name="диалог">
        <text:list-item>
          <text:p text:style-name="P117">Это была не твоя идея, а моя...</text:p>
        </text:list-item>
      </text:list>
      <text:p text:style-name="P6">И вы сомневаетесь в своей памяти и способностях.</text:p>
      <text:p text:style-name="P6">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6">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6">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21445341" text:continue-numbering="true" text:style-name="диалог">
        <text:list-item>
          <text:p text:style-name="P117">Ну не говорил, так не говорил...</text:p>
        </text:list-item>
      </text:list>
      <text:p text:style-name="P59">*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6">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6">Он будет биться головой о стену после тяжелого телефонного разговора, но упрекнет меня в оплакивании моего отца.</text:p>
      <text:p text:style-name="P6">Он считает, что прав и будет утверждать, что я, на самом деле, с ним согласна, но просто не хочу это признать.</text:p>
      <text:list xml:id="list21463193" text:continue-numbering="true" text:style-name="диалог">
        <text:list-item>
          <text:p text:style-name="P117">Ты преувеличиваешь — не болит у тебя ничего!</text:p>
        </text:list-item>
      </text:list>
      <text:p text:style-name="P6">И я в замешательстве.</text:p>
      <text:p text:style-name="P6">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6"><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6">Этот полный непонимания процесс стартует с сопротивления и отторжения чужих мыслей:</text:p>
      <text:list xml:id="list21447649" text:continue-numbering="true" text:style-name="диалог">
        <text:list-item>
          <text:p text:style-name="P117">Как же так? Я же слышала!</text:p>
        </text:list-item>
      </text:list>
      <text:p text:style-name="P6">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21448976" text:continue-numbering="true" text:style-name="диалог">
        <text:list-item>
          <text:p text:style-name="P117">Ну говорил, так говорил... Я снова все напутала.</text:p>
          <text:p text:style-name="P167"/>
        </text:list-item>
      </text:list>
      <text:p text:style-name="P78">«Для того чтобы сидеть в клетке, не всегда нужны прутья.»</text:p>
      <text:p text:style-name="P57">Рональд Дэвид Лэйнг, «Политика семьи»</text:p>
      <text:p text:style-name="P57"/>
      <text:p text:style-name="P6">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6">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6">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6">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6">Я доказывала и доказывала:</text:p>
      <text:list xml:id="list21456674" text:continue-numbering="true" text:style-name="диалог">
        <text:list-item>
          <text:p text:style-name="P117">Но ведь было же!</text:p>
        </text:list-item>
      </text:list>
      <text:p text:style-name="P6">Но мне повторяли и повторяли:</text:p>
      <text:list xml:id="list21459979" text:continue-numbering="true" text:style-name="диалог">
        <text:list-item>
          <text:p text:style-name="P117">Да что ты опять придумываешь?! Тебе что, драмы не хватает?</text:p>
        </text:list-item>
      </text:list>
      <text:p text:style-name="P6">Мне было трудно понять... Да что там, мне было сложно представить, что меня специально вводят в эти заблуждения, сбивают с толку...</text:p>
      <text:p text:style-name="P6">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6">В случае моей непреклонности, он обычно использовал контрманевр. Ты уверена? — На тебе разряд! — Ах ты настаиваешь?</text:p>
      <text:list xml:id="list21465125" text:continue-numbering="true" text:style-name="диалог">
        <text:list-item>
          <text:p text:style-name="P117"><text:soft-page-break/>Ты так говоришь, потому, что ты меня не любишь и тебе на меня наплевать!</text:p>
        </text:list-item>
      </text:list>
      <text:p text:style-name="P6">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21465801" text:continue-numbering="true" text:style-name="диалог">
        <text:list-item>
          <text:p text:style-name="P117">Ты неадекватная, я не собираюсь продолжать с тобой разговор!</text:p>
        </text:list-item>
      </text:list>
      <text:p text:style-name="P6">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6">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6">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6">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21444541" text:continue-numbering="true" text:style-name="диалог">
        <text:list-item>
          <text:p text:style-name="P117"><text:soft-page-break/>С тобой невозможно разговаривать. Поговорим, когда ты успокоишься!</text:p>
        </text:list-item>
      </text:list>
      <text:p text:style-name="P6">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6">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6">В процессе такого прессинга, он мог вспомнить о какой-то прошлой ситуации, например:</text:p>
      <text:list xml:id="list21462327" text:continue-numbering="true" text:style-name="диалог">
        <text:list-item>
          <text:p text:style-name="P117">Ты уже так вела себя на прошлой неделе.</text:p>
        </text:list-item>
      </text:list>
      <text:p text:style-name="P6">Я пыталась оправдаться, и говорила, что в той ситуации были те же причины:</text:p>
      <text:list xml:id="list21448440" text:continue-numbering="true" text:style-name="диалог">
        <text:list-item>
          <text:p text:style-name="P117">Потому что тогда, как и сегодня, ты меня перебивал и не давал мне сказать...</text:p>
        </text:list-item>
      </text:list>
      <text:p text:style-name="P6">И тут же получала в ответ «подзатыльник», например:</text:p>
      <text:list xml:id="list21454235" text:continue-numbering="true" text:style-name="диалог">
        <text:list-item>
          <text:p text:style-name="P117">Почему ты постоянно возвращаешься к старым конфликтам!?</text:p>
        </text:list-item>
      </text:list>
      <text:p text:style-name="P6">Что вводило меня в еще большее заблуждение, ведь он же сам вспомнил о той прошлой ситуации!</text:p>
      <text:p text:style-name="P6">Ну и, конечно:</text:p>
      <text:list xml:id="list21444270" text:continue-numbering="true" text:style-name="диалог">
        <text:list-item>
          <text:p text:style-name="P117">Поговорим, когда ты успокоишься!</text:p>
        </text:list-item>
      </text:list>
      <text:p text:style-name="P6">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6">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6">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6">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59">* * *</text:p>
      <text:p text:style-name="P6">Но на что стоило обратить тогда свое внимание?</text:p>
      <text:p text:style-name="P6">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6">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6">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6">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6">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6">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6">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6">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6">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6">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6">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6"><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6">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21441136" text:continue-numbering="true" text:style-name="диалог">
        <text:list-item>
          <text:p text:style-name="P117">Да все считают, что ты неадекватная!</text:p>
        </text:list-item>
      </text:list>
      <text:p text:style-name="P6">Или:</text:p>
      <text:list xml:id="list21434480" text:continue-numbering="true" text:style-name="диалог">
        <text:list-item>
          <text:p text:style-name="P117">Все знают, что ты истеричка!</text:p>
        </text:list-item>
      </text:list>
      <text:p text:style-name="P6">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68">*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6">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6"><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6">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6">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6">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6">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21438489" text:continue-numbering="true" text:style-name="диалог">
        <text:list-item>
          <text:p text:style-name="P117">Как ты не понимаешь?!</text:p>
        </text:list-item>
      </text:list>
      <text:p text:style-name="P6">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6"><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6">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6">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6">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6">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6">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6">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6"/>
      <text:p text:style-name="P78">«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78">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59">* * *</text:p>
      <text:p text:style-name="P6">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6"><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6">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6">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6">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6">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6"><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6">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68">* * *</text:p>
      <text:p text:style-name="P6">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6">Наши общие друзья пригласили нас в гости.</text:p>
      <text:p text:style-name="P6">В этот день было несколько нюансов: ему нужно было съездить по делам на пару часов, и утром заболел мой кот.</text:p>
      <text:p text:style-name="P6">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6">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6"><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21453786" text:continue-numbering="true" text:style-name="диалог">
        <text:list-item>
          <text:p text:style-name="P117">Я на полчасика. — сказал он мне примерно в 3 часа дня в ответ на мое удивление. А домой пришел в полночь.</text:p>
        </text:list-item>
      </text:list>
      <text:p text:style-name="P6">Потом я узнаю, почему он не взял меня с собой. Но об этом чуть позже.</text:p>
      <text:p text:style-name="P6">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6">И вот брожу я по району — звонит:</text:p>
      <text:list xml:id="list21436773" text:continue-numbering="true" text:style-name="диалог">
        <text:list-item>
          <text:p text:style-name="P117">Я уже дома. А ты где? — по голосу было понятно, что он улыбается.</text:p>
        </text:list-item>
        <text:list-item>
          <text:p text:style-name="P117">Я гуляю.</text:p>
        </text:list-item>
      </text:list>
      <text:p text:style-name="P6">Бросает трубку. Прям просто кладет трубку!</text:p>
      <text:p text:style-name="P6">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6">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6">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21445529" text:continue-numbering="true" text:style-name="диалог">
        <text:list-item>
          <text:p text:style-name="P117">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6">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6">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21462259" text:continue-numbering="true" text:style-name="диалог">
        <text:list-item>
          <text:p text:style-name="P117">Помнишь, утром коту вкололи лекарство?</text:p>
        </text:list-item>
        <text:list-item>
          <text:p text:style-name="P117">Помню.</text:p>
        </text:list-item>
        <text:list-item>
          <text:p text:style-name="P117">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117"><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117">Да, но с небольшой поправкой — пока не буду уверена в том, что лекарство подействовало, и ему легче.</text:p>
        </text:list-item>
        <text:list-item>
          <text:p text:style-name="P117">Я тебя неправильно понял...</text:p>
        </text:list-item>
        <text:list-item>
          <text:p text:style-name="P117">А что конкретно ты не так понял? Тебе нужно было просто набрать меня, когда освободишься и узнать, пойду я с тобой или нет?</text:p>
        </text:list-item>
        <text:list-item>
          <text:p text:style-name="P117">Я подумал, что если коту плохо, то ты никуда не пойдешь.</text:p>
        </text:list-item>
        <text:list-item>
          <text:p text:style-name="P117">Но мы договорились, что если ему станет лучше, то я пойду. Было?</text:p>
        </text:list-item>
        <text:list-item>
          <text:p text:style-name="P117">Было.</text:p>
        </text:list-item>
        <text:list-item>
          <text:p text:style-name="P117">Так почему ты не позвонил?</text:p>
        </text:list-item>
        <text:list-item>
          <text:p text:style-name="P117">Я тебя не так понял...</text:p>
          <text:p text:style-name="P117"/>
        </text:list-item>
      </text:list>
      <text:p text:style-name="P78">«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78">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57"><text:soft-page-break/>С. А. Зелинский, «Психотехнологии гипнотического манипулирования сознанием»</text:p>
      <text:p text:style-name="P57"/>
      <text:p text:style-name="P6">И эта техника прекрасно прослеживается здесь:</text:p>
      <text:list xml:id="list21452723" text:continue-numbering="true" text:style-name="диалог">
        <text:list-item>
          <text:p text:style-name="P112"><text:span text:style-name="T33">Помнишь, </text:span><text:span text:style-name="T30">мы договорились, что ты меня наберешь</text:span><text:span text:style-name="T33"> и узнаешь, как обстоят дела и, </text:span><text:span text:style-name="_30__20_Text"><text:span text:style-name="T33">если все хорошо, то я поеду</text:span></text:span><text:span text:style-name="T33"> с тобой? — говорю я.</text:span></text:p>
        </text:list-item>
        <text:list-item>
          <text:p text:style-name="P112"><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6">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6">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6">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6">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6">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6">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6">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6">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6">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6">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6">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6">Он снимал и повторял:</text:p>
      <text:list xml:id="list21456637" text:continue-numbering="true" text:style-name="диалог">
        <text:list-item>
          <text:p text:style-name="P117">О, какая молодец! И после этого ты будешь говорить, что ты нормальная? Давай-давай, продолжай!</text:p>
        </text:list-item>
      </text:list>
      <text:p text:style-name="P6">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6">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6">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6">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6">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6">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6">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6">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93" text:outline-level="2"><text:s/><text:bookmark-start text:name="Glava_14__Vozhak"/>Глава 14. <text:line-break/>Вожак<text:bookmark-end text:name="Glava_14__Vozhak"/></text:h>
      <text:p text:style-name="P58">Для неверных нет любви,</text:p>
      <text:p text:style-name="P58">для порочных нет радости.</text:p>
      <text:p text:style-name="P72">Мария Корелли, «Скорбь Сатаны»</text:p>
      <text:p text:style-name="P6">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6">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6">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21440195" text:continue-numbering="true" text:style-name="диалог">
        <text:list-item>
          <text:p text:style-name="P117"><text:soft-page-break/>Так легче переносить такой напряженный график, — говорил он мне.</text:p>
        </text:list-item>
      </text:list>
      <text:p text:style-name="P6">Дома его постоянно не было, и я снова за ним заскучала.</text:p>
      <text:list xml:id="list21461510" text:continue-numbering="true" text:style-name="диалог">
        <text:list-item>
          <text:p text:style-name="P117">Выдели хоть выходные для меня! — просила я. — Хотя бы день! Хотя бы вечер!..</text:p>
        </text:list-item>
      </text:list>
      <text:p text:style-name="P6">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6">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6">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6">Вместо моего парня домой возвращалось его тело. Всегда в состоянии опьянения, всегда злое и уставшее.</text:p>
      <text:p text:style-name="P6">— Тебе нужно отдохнуть! — твердила я уже через неделю такого графика.</text:p>
      <text:p text:style-name="P6">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6">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6">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6">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6">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6">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6">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6">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6">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21460542" text:continue-numbering="true" text:style-name="диалог">
        <text:list-item>
          <text:p text:style-name="P117">Я съем кусочек пиццы и домой. — сказал он мне в 9 вечера.</text:p>
        </text:list-item>
      </text:list>
      <text:p text:style-name="P6">А домой вернулся под утро.</text:p>
      <text:p text:style-name="P6">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6">Во всех случаях, где была третья сторона — он выбирал третью сторону, отодвигая меня на второй план и мне это в край надоело!</text:p>
      <text:p text:style-name="P6">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6">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68"><text:soft-page-break/>* * *</text:p>
      <text:p text:style-name="P6">На работу я поехала от сестры. Здесь нужно обратить внимание на последовательность событий, которые будут происходить дальше. Это важно.</text:p>
      <text:p text:style-name="P6"><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6"><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6">Он взял листок бумаги и спросил меня, сколько у меня пунктов. Я ответила — семь. Он что-то написал, и отложил в сторону. Еще один ловкий ход.</text:p>
      <text:p text:style-name="P6">Открыв мою писанину, он мгновенно разозлился:</text:p>
      <text:list xml:id="list21452422" text:continue-numbering="true" text:style-name="диалог">
        <text:list-item>
          <text:p text:style-name="P117">Все не так! Я ожидал совсем другого! Ты все неправильно сделала!</text:p>
        </text:list-item>
        <text:list-item>
          <text:p text:style-name="P117">А что конкретно тебя не устраивает — манера письма?</text:p>
        </text:list-item>
        <text:list-item>
          <text:p text:style-name="P117">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6">Потом он преподнес мне свой список. Точно не помню формулировку, но смысл был такой:</text:p>
      <text:list xml:id="list21451290" text:continue-list="list7640327299973190071" text:style-name="List_20_1">
        <text:list-item text:start-value="1">
          <text:p text:style-name="P131">У меня</text:p>
        </text:list-item>
        <text:list-item>
          <text:p text:style-name="P131">Идеальная</text:p>
        </text:list-item>
        <text:list-item>
          <text:p text:style-name="P131">Девушка</text:p>
        </text:list-item>
        <text:list-item>
          <text:p text:style-name="P131">Которую</text:p>
        </text:list-item>
        <text:list-item>
          <text:p text:style-name="P131">Я очень</text:p>
        </text:list-item>
        <text:list-item>
          <text:p text:style-name="P131">Сильно</text:p>
        </text:list-item>
        <text:list-item>
          <text:p text:style-name="P131">Люблю</text:p>
        </text:list-item>
      </text:list>
      <text:p text:style-name="P6">Понимаете, да? Этим он выставил меня той самой «вечно всем недовольной стервой». Типа мне все не так, а он всем доволен, значит проблемы во мне.</text:p>
      <text:p text:style-name="P6">Через несколько минут он уничтожил мою психику ко всем чертям.</text:p>
      <text:p text:style-name="P6">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6">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6">В самом начале моего повествования были такие слова:</text:p>
      <text:p text:style-name="P6"/>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6">Именно к этим словам он и прицепился. Именно на них обсуждение и закончилось.</text:p>
      <text:p text:style-name="P6">Тут очень важный момент. Чтобы понять всю суть этого конфликта, нужно представить себе все, что я сейчас опишу.</text:p>
      <text:p text:style-name="P6">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6">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6">Я не успевала за ним. За ходом мысли. Я не успевала реагировать на этот поток агрессии, что меня и сбило с толку — я не понимала, что ее вызвало.</text:p>
      <text:p text:style-name="P6">«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6"><text:soft-page-break/>Психологический термин, который описывает данное поведение, звучит как «Паратимия<text:note text:id="ftn10"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6"/>
      <text:p text:style-name="P78">«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78">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78">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57"><text:soft-page-break/>С. А. Зелинский, «Методы, приемы и способы манипуляций. (Современные психотехнологии манипулирования)»</text:p>
      <text:p text:style-name="P57"/>
      <text:p text:style-name="P6">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6">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6">На удивление самой себе, я была спокойна. Даже слишком. Но как оказалось — это был еще один тактический ход.</text:p>
      <text:p text:style-name="P6"/>
      <text:p text:style-name="P78">«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78">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57"><text:soft-page-break/>С. А. Зелинский, «Методы, приемы и способы манипуляций. (Современные психотехнологии манипулирования)»</text:p>
      <text:p text:style-name="P57"/>
      <text:p text:style-name="P6">Когда я спокойным тоном попросила его расслабиться и не перебивать меня, мол, мы ведь разговариваем.</text:p>
      <text:list xml:id="list21461141" text:continue-list="list21452422" text:style-name="диалог">
        <text:list-item>
          <text:p text:style-name="P117">Я не собираюсь с тобой ссориться, — сказала я. — Мы же хотим помириться!</text:p>
        </text:list-item>
      </text:list>
      <text:p text:style-name="P6">Он просто вышел из комнаты...</text:p>
      <text:p text:style-name="P6">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6">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6">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6">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6">Это были самые странные и страшные минуты наших отношений.</text:p>
      <text:p text:style-name="P6"><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6">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6">Он побежал к окну.</text:p>
      <text:p text:style-name="P6">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6">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6">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6">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21442106" text:continue-numbering="true" text:style-name="диалог">
        <text:list-item>
          <text:p text:style-name="P117">Помогите! Кто-нибудь! Помогите!</text:p>
        </text:list-item>
      </text:list>
      <text:p text:style-name="P6">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21459983" text:continue-numbering="true" text:style-name="диалог">
        <text:list-item>
          <text:p text:style-name="P117">Помогите! Кто-нибудь! Я не знаю, что мне делать! Он сейчас упадет! Я не удержу...</text:p>
        </text:list-item>
      </text:list>
      <text:p text:style-name="P6">А она стояла и я видела по ее лицу — ей страшно.</text:p>
      <text:p text:style-name="P6">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6">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6">Вам, наверное, интересно, что же она делал под подъездом в такой поздний час. Терпение. Скоро вы все узнаете.</text:p>
      <text:p text:style-name="P6">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6">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6"><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6">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6">Я не подумала:</text:p>
      <text:list xml:id="list21465216" text:continue-numbering="true" text:style-name="диалог">
        <text:list-item>
          <text:p text:style-name="P117"><text:s/>Что же мне делать? Хм... Я знаю! Мне нужно содрать татуировку, чтоб она не напоминала мне о нем!</text:p>
        </text:list-item>
      </text:list>
      <text:p text:style-name="P6">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6">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6">Потом он вернулся. Не один — он привел своих друзей посмотреть на все это шоу. Я была еще «жива», и меня нужно было «добить».</text:p>
      <text:p text:style-name="P6">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21465811" text:continue-numbering="true" text:style-name="диалог">
        <text:list-item>
          <text:p text:style-name="P117"><text:soft-page-break/>Что ты с ним сделала? — спрашивали они. — Он сказал, что ты взбесилась, что ты кричала, что он хотел уйти, а ты не пускала...</text:p>
        </text:list-item>
      </text:list>
      <text:p text:style-name="P6">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59">* * *</text:p>
      <text:p text:style-name="P6">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6">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6">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6">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6">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8">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6">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6">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6">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6">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6">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6">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6">Это как с тем кофе, что я вылила под ноги. На записи видно, что я не в себе, но причины такого поведения никто не зафиксировал...</text:p>
      <text:p text:style-name="P6">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6">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6">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6">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6">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6">Я — агрессор. Он жертва.</text:p>
      <text:p text:style-name="P6">Я кричу — он страдает.</text:p>
      <text:p text:style-name="P6">Он любит, а я издеваюсь.</text:p>
      <text:p text:style-name="P6">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6">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6">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68">* * *</text:p>
      <text:p text:style-name="P6">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6">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6">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6">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6"><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6">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6">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93" text:outline-level="2"><text:s/><text:bookmark-start text:name="Glava_15__Ad"/>Глава 15. <text:line-break/>Ад<text:bookmark-end text:name="Glava_15__Ad"/></text:h>
      <text:p text:style-name="P58">И, улыбаясь, мне ломали крылья,</text:p>
      <text:p text:style-name="P58">Мой хрип порой похожим был на вой,</text:p>
      <text:p text:style-name="P58">И я немел от боли и бессилья</text:p>
      <text:p text:style-name="P58">И лишь шептал: «Спасибо, что живой».</text:p>
      <text:p text:style-name="P72">А. Высоцкий</text:p>
      <text:p text:style-name="P6">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6">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6">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6">Начала брать уроки гитары. Я завела дневник и старалась описывать все мысли, что были в моей голове. Вот первая запись:</text:p>
      <text:p text:style-name="P6"/>
      <text:p text:style-name="P73">«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73"/>
      <text:p text:style-name="P6">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6">«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6">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6">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6">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6">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6">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6">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6"><text:soft-page-break/>Так, как я вела всегда активный образ жизни, когда жир «ушел», моя фигура была похожа на комплекцию взрослеющего жилистого мальчика.</text:p>
      <text:p text:style-name="P68">* * *</text:p>
      <text:p text:style-name="P6">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6">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21442713" text:continue-numbering="true" text:style-name="диалог">
        <text:list-item>
          <text:p text:style-name="P117">Забери меня, рак, я больше не хочу жить...</text:p>
        </text:list-item>
      </text:list>
      <text:p text:style-name="P6">Было адски больно, будто меня сжигали заживо.</text:p>
      <text:p text:style-name="P6">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6">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6">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1"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6">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6">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6">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6">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6">Потом, спустя некоторое время, когда я поняла, что не вернусь к нему, я разобрала и подключила свой компьютер. И обнаружила, что мне на мессенджер<text:note text:id="ftn12"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6">На этом череда моих удивлений не закончилась, ибо открыв чат с ним, я поняла, что сообщение это <text:s/>адресовано не мне, а моему мучителю.</text:p>
      <text:p text:style-name="P6">Мой парень залогинился<text:note text:id="ftn13"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6">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68">* * *</text:p>
      <text:p text:style-name="P6">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6">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6">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6">Запомните этот момент. Я позже объясню, к чему я веду.</text:p>
      <text:p text:style-name="P6">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21444115" text:continue-numbering="true" text:style-name="диалог">
        <text:list-item>
          <text:p text:style-name="P117">А где тот браслет, который я тебе подарила?</text:p>
        </text:list-item>
      </text:list>
      <text:p text:style-name="P6">Он ответил, что не помнит, и что, скорее всего, потерял его.</text:p>
      <text:p text:style-name="P6">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6">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6">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6"><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6">Я очень захотела посмотреть ему в глаза. Отчетливо помню, что это желание появилось у меня сразу после прочтения той переписки.</text:p>
      <text:p text:style-name="P6">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6">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6">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6">Я была в ее глазах загнанным зверем, и, стало быть, моя любовь была настолько сильной, что со стороны пугала.</text:p>
      <text:p text:style-name="P6">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6">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6">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6">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6">Тогда она обыскивала зависимое слабое безвольное ничтожество, которое отчаянно хотело заслужить милость хозяина.</text:p>
      <text:p text:style-name="P6">Тщательно осмотрев меня, она его позвала.</text:p>
      <text:p text:style-name="P68">* * *</text:p>
      <text:p text:style-name="P6">Вспоминаю и улыбаюсь! Вот это мастерство! Сначала он не хотел выходить ко мне. Он боялся меня! Он согласился, но, конечно же, не без условий.</text:p>
      <text:p text:style-name="P6">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6">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6">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6">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6">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6">Это высказанное вслух сомнение. Это всего лишь два коротких простых слова. Но давайте попробуем понять, какой смысл они несут.</text:p>
      <text:p text:style-name="P6"/>
      <text:p text:style-name="P73">«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73">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6">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6">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6">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6">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21465754" text:continue-numbering="true" text:style-name="диалог">
        <text:list-item>
          <text:p text:style-name="P117">Больше я не допущу такой ошибки!</text:p>
        </text:list-item>
      </text:list>
      <text:p text:style-name="P6">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6">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21447343" text:continue-numbering="true" text:style-name="диалог">
        <text:list-item>
          <text:p text:style-name="P117">Он любит! Я спрашивала у него, и он не сказал «нет»!!!</text:p>
        </text:list-item>
      </text:list>
      <text:p text:style-name="P6">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59">* * *</text:p>
      <text:p text:style-name="P6">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6"><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6">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6">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93"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6">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6">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6"><text:span text:style-name="T2">Случайно</text:span> проболтался?..</text:p>
      <text:p text:style-name="P6">Понимая, сколько времени ему идти, я мигом вызвала такси и поехала к нему.</text:p>
      <text:p text:style-name="P6">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6">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6">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6">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6">Таксист оказался приятным человеком и очень неравнодушным, несмотря на молодой возраст. Я спросила его, не спешит ли он:</text:p>
      <text:list xml:id="list21433395" text:continue-numbering="true" text:style-name="диалог">
        <text:list-item>
          <text:p text:style-name="P117">Мне нужно с кем-нибудь поговорить...</text:p>
        </text:list-item>
      </text:list>
      <text:p text:style-name="P6">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6"><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6">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6">И вот он мне говорит:</text:p>
      <text:list xml:id="list21455446" text:continue-numbering="true" text:style-name="диалог">
        <text:list-item>
          <text:p text:style-name="P117">А это не он идет?</text:p>
        </text:list-item>
      </text:list>
      <text:p text:style-name="P6">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6">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6">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6">Забавно, ведь позже у меня получится свести все эти обстоятельства в одну целую картину. Всему ведь есть объяснение, не так ли?</text:p>
      <text:p text:style-name="P6"><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6">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6">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6">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6">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6">Попробую сформулировать мысли, которые тогда орудовали в моей голове:</text:p>
      <text:list xml:id="list21458970" text:continue-numbering="true" text:style-name="диалог">
        <text:list-item>
          <text:p text:style-name="P117"><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6">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6">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6">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6">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6">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6"><text:soft-page-break/>Что я могу сказать — я повелась и нет мне оправдания.</text:p>
      <text:p text:style-name="P6">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6">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6">Он безжалостно «добивал» мою психику, втаптывая меня в землю огромным молотом своих издевательств.</text:p>
      <text:p text:style-name="P6">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6">—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6">Он высказал свою уверенность в том, что в этом случае между нами не может ничего быть и — попросил уйти. Ба-бах.</text:p>
      <text:p text:style-name="P68"><text:soft-page-break/>* * *</text:p>
      <text:p text:style-name="P6">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6">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6">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6">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6">К слову, я понимала это, но сидеть спокойно не могла, меня трусило изнутри, заставляя качаться. Я не могла остановиться.</text:p>
      <text:p text:style-name="P6">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21454270" text:continue-numbering="true" text:style-name="диалог">
        <text:list-item>
          <text:p text:style-name="P117">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6"><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6">Они пообещали, что я буду спать 6 часов. Я проспала около 3-х и была им безумно за это благодарна. Наконец это был здоровый крепкий сон!</text:p>
      <text:p text:style-name="P6">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6">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6">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6">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6">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6">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6">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6">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93" text:outline-level="2"><text:s/><text:bookmark-start text:name="Glava_17__Ia_vsie_ponial"/>Глава 17. <text:line-break/>Я все понял<text:bookmark-end text:name="Glava_17__Ia_vsie_ponial"/></text:h>
      <text:p text:style-name="P6">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6">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6">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6">Я не понимала, что бы это могло значить:</text:p>
      <text:list xml:id="list21445048" text:continue-numbering="true" text:style-name="диалог">
        <text:list-item>
          <text:p text:style-name="P117">Я хочу провести с тобой ночь, но тебе это вряд ли понравится...</text:p>
        </text:list-item>
      </text:list>
      <text:p text:style-name="P6">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6">На сообщение я ответила, что не девочка на побегушках и не прибегу по первому зову.</text:p>
      <text:list xml:id="list21445136" text:continue-numbering="true" text:style-name="диалог">
        <text:list-item>
          <text:p text:style-name="P117"><text:soft-page-break/>Тебе что, потрахаться не с кем? — спросила я его.</text:p>
        </text:list-item>
      </text:list>
      <text:p text:style-name="P54">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55">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6">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6">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6">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53"><text:soft-page-break/>Завязался разговор. Я отметила про себя, будто разговариваю с незнакомым мне человеком. Но тогда меня это порадовало.</text:p>
      <text:p text:style-name="P30">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6">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6">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6">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6">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6">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6">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6">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6">Ну ведь правильно же? Смысл именно такой получается?</text:p>
      <text:p text:style-name="P6">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21443437" text:continue-numbering="true" text:style-name="диалог">
        <text:list-item>
          <text:p text:style-name="P117">Ты очень хорошо выглядишь.</text:p>
        </text:list-item>
        <text:list-item>
          <text:p text:style-name="P117">Я очень за тобой соскучился.</text:p>
        </text:list-item>
        <text:list-item>
          <text:p text:style-name="P117">Я рад, что ты согласилась со мной встретиться.</text:p>
        </text:list-item>
      </text:list>
      <text:p text:style-name="P6">Все это свидетельствовало о том, что он тоже рад — и я была рада вдвойне. Он спросил меня, чем я занимаюсь, и я начала перечислять:</text:p>
      <text:list xml:id="list21459615" text:continue-numbering="true" text:style-name="диалог">
        <text:list-item>
          <text:p text:style-name="P117"><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117">А по вторникам? — спросил он.</text:p>
        </text:list-item>
        <text:list-item>
          <text:p text:style-name="P117">А по вторникам я хожу на сеансы к психологу...</text:p>
        </text:list-item>
      </text:list>
      <text:p text:style-name="P6">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6">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6">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6">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6">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93" text:outline-level="2"><text:s/><text:bookmark-start text:name="Glava_18__A_zachiem_vam_Ona_"/>Глава 18. <text:line-break/>А зачем вам Она?<text:bookmark-end text:name="Glava_18__A_zachiem_vam_Ona_"/></text:h>
      <text:p text:style-name="P6">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6">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6">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6"><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6">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6">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6">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6">Я переживала. Любимый демонстрировал мне свое желание все исправить, а я искренне на все это велась. Я была несказанно счастлива! Дура.</text:p>
      <text:p text:style-name="P6"><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6">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6">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6">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6">Мы здороваемся с ним, проходим в кабинет, и тут я уже «намылилась» уходить, дабы оставить их наедине, но доктор сказал:</text:p>
      <text:list xml:id="list21439468" text:continue-numbering="true" text:style-name="диалог">
        <text:list-item>
          <text:p text:style-name="P117">Останьтесь, Яна...</text:p>
        </text:list-item>
      </text:list>
      <text:p text:style-name="P6">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6">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6">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6">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6">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6">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6">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6">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6">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6">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6">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6">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6">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6"><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21442900" text:continue-numbering="true" text:style-name="диалог">
        <text:list-item>
          <text:p text:style-name="P117">А скажите мне, пожалуйста, зачем вам Яна?</text:p>
        </text:list-item>
        <text:list-item>
          <text:p text:style-name="P117">В смысле: «зачем мне Яна»? <text:span text:style-name="T14">Я ее люблю! — его ответ сопровождался задорными смешками.</text:span></text:p>
        </text:list-item>
        <text:list-item>
          <text:p text:style-name="P117">Вот вы говорите, что Яна очень плохая: обижает вас и неправильно себя ведет. Делает вас несчастным... Так зачем она вам?</text:p>
        </text:list-item>
      </text:list>
      <text:p text:style-name="P6">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6">«Я ее люблю!..» — вот что отвлекло меня от их беседы. После этих слов я закрыла свой блокнотик с заметками и отложила в сторону.</text:p>
      <text:p text:style-name="P6">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6">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6">Это были вполне обоснованные беспристрастные попытки доктора научными методами позволить человеку открыться.</text:p>
      <text:p text:style-name="P6"><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6">Было очень много эмоций, и, по видимому, всё, что происходило потом было не настолько важным, чтоб это запомнить.</text:p>
      <text:p text:style-name="P6">И вот мы это сделали. Общими усилиями — его и моими, мы помирились.</text:p>
      <text:p text:style-name="P6">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6">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6">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6">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21437307" text:continue-numbering="true" text:style-name="диалог">
        <text:list-item>
          <text:p text:style-name="P117">С вами все в полном порядке, Яна, — сказал он, — но вот Его я бы хотел видеть.</text:p>
        </text:list-item>
      </text:list>
      <text:p text:style-name="P6">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6">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6">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6">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6">Он всячески давал мне понять, с кем я имею дело, но врачебная этика запрещает делать это напрямую.</text:p>
      <text:h text:style-name="P93" text:outline-level="2"><text:s/><text:bookmark-start text:name="Glava_19__Ia_podumaiu"/>Глава 19. <text:line-break/>Я подумаю<text:bookmark-end text:name="Glava_19__Ia_podumaiu"/></text:h>
      <text:p text:style-name="P6">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6">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6">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6">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6">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6">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6">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6">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6">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6">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6">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6"><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6">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6">И вот я стою и рыдаю от счастья. Он спрашивает меня, выйду ли я за него. Я говорю: «Я подумаю...», как в своей заветной мечте...</text:p>
      <text:p text:style-name="P6">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6">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6">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6">Конечно, все были на эмоциях и пошли курить. Мы собираемся на террасе, я трепещу от счастья, мы закуриваем и я спрашиваю...</text:p>
      <text:list xml:id="list21463920" text:continue-numbering="true" text:style-name="диалог">
        <text:list-item>
          <text:p text:style-name="P117"><text:soft-page-break/>Котик, а когда ты принял такое решение — на мне жениться?</text:p>
        </text:list-item>
        <text:list-item>
          <text:p text:style-name="P117">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6">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6">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6">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6">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21463059" text:continue-list="list21451290" text:style-name="List_20_1">
        <text:list-item>
          <text:list>
            <text:list-item>
              <text:p text:style-name="P131">мне это не нравится;</text:p>
            </text:list-item>
            <text:list-item>
              <text:p text:style-name="P131">это ненормально.</text:p>
            </text:list-item>
          </text:list>
        </text:list-item>
      </text:list>
      <text:p text:style-name="P6"><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6">Что тут скажешь — к сестре уже так просто не сбежишь. И я стала думать головой, а не слепым любящим сердцем.</text:p>
      <text:p text:style-name="P6">Я невеста. Это непривычно!</text:p>
      <text:list xml:id="list21444003" text:continue-list="list21463920" text:style-name="диалог">
        <text:list-item>
          <text:p text:style-name="P117">Ну и когда же мы поженимся? — спросила я.</text:p>
        </text:list-item>
        <text:list-item>
          <text:p text:style-name="P117">Давай летом. — предложил он.</text:p>
        </text:list-item>
      </text:list>
      <text:p text:style-name="P6">Отличная идея.</text:p>
      <text:p text:style-name="P6">Я не знаю, как мы вообще до лета дожили.</text:p>
      <text:h text:style-name="P93"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6">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6">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6">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6">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6">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6">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6">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6">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6">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6">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21460925" text:continue-numbering="true" text:style-name="диалог">
        <text:list-item>
          <text:p text:style-name="P117"><text:soft-page-break/>Так будет меньше нюансов при разводе! — сказал он мне.</text:p>
        </text:list-item>
      </text:list>
      <text:p text:style-name="P6">Я не выдержала и сказала, что если он хочет «подстраховаться», то пусть составляет сам этот договор, но чтоб моего имени там не было:</text:p>
      <text:list xml:id="list21436805" text:continue-numbering="true" text:style-name="диалог">
        <text:list-item>
          <text:p text:style-name="P117">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6">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6">Он был взбешен. Я потом горько поплатилась за эту свою «выходку». Завтра меня попытаются снова выгнать из дома.</text:p>
      <text:p text:style-name="P59">* * *</text:p>
      <text:p text:style-name="P51">У меня сохранилась переписка, где на следующий день он идет на попятную — забирает свои слова назад:</text:p>
      <text:list xml:id="list21465761" text:continue-numbering="true" text:style-name="диалог">
        <text:list-item>
          <text:p text:style-name="P117">...Я не хотел никогда никаких бумажек. Вчера это был просто разговор, из которого ты нашифровала!</text:p>
        </text:list-item>
        <text:list-item>
          <text:p text:style-name="P117">«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117">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117">Меня такое отношение мягко говоря не устраивает! Что-то ты часто уходишь от своих <text:s/>слов! С аргументом: «Я ляпнул не подумав»...</text:p>
        </text:list-item>
        <text:list-item>
          <text:p text:style-name="P117">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2"><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117">Поэтому я не понимаю, почему ты так упорно ее пытаешься пропихнуть, когда причина не в этом!? — он стоит на своем.</text:p>
        </text:list-item>
        <text:list-item>
          <text:p text:style-name="P117">Короче, хватит. Мне надоело. Мне тут работать надо... — попыталась я закончить этот бред.</text:p>
        </text:list-item>
      </text:list>
      <text:p text:style-name="P6">Что мы видим?</text:p>
      <text:p text:style-name="P7">«Я не хотел никогда никаких бумажек.»</text:p>
      <text:p text:style-name="P6">Он пытается убедить меня в том, что я услышала не то, что услышала.</text:p>
      <text:p text:style-name="P7"><text:soft-page-break/>«Но думать, что я всерьез намерен с тобой договор заключать это плохая причина... Когда причина не в этом.»</text:p>
      <text:p text:style-name="P6">«Всерьез намерен?»... А что, можно быть намеренным не всерьез?</text:p>
      <text:p text:style-name="P6">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6">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6">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6">Я ничего не упустила? Ах да — куда я только смотрела?!</text:p>
      <text:p text:style-name="P7">«Вчера это был просто разговор, из которого ты нашифровала.»</text:p>
      <text:p text:style-name="P6">Ну понятно. Тут он пытается внушить мне, что я ненормальная, верю в то, чего, на самом деле, не было... Все стандартно.</text:p>
      <text:p text:style-name="P7">«Думал проснется — может дойдет.»</text:p>
      <text:p text:style-name="P6">Обвинение в тупости: до тебя не доходит, ведь ты тупая.</text:p>
      <text:p text:style-name="P7"><text:soft-page-break/>«Скажет, чет реально мне пригорело. А нет. Набрала аргументов и говна на лопате на!»</text:p>
      <text:p text:style-name="P6">Обвинение в иррациональности, тупости, конфликтности, необоснованности в суждениях. Ну и, конечно, маска «жертвы»: поливаешь меня говном.</text:p>
      <text:p text:style-name="P7">«Главное, что ты права.»</text:p>
      <text:p text:style-name="P6">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7">«А чего ты не сказала «нет», мне чисто интересно? Дай угадаю. Ты про бумажки не знала?»</text:p>
      <text:p text:style-name="P6">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7">«Дурацкие разговоры были всегда.»</text:p>
      <text:p text:style-name="P6">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7">«Поэтому я не понимаю, почему ты так упорно ее (причину) пытаешься пропихнуть.»</text:p>
      <text:p text:style-name="P6">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68"><text:soft-page-break/>* * *</text:p>
      <text:p text:style-name="P6">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6">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6">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6">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21448675" text:continue-numbering="true" text:style-name="диалог">
        <text:list-item>
          <text:p text:style-name="P117">Когда вещи заберешь? — пишет он в тот же день.</text:p>
        </text:list-item>
        <text:list-item>
          <text:p text:style-name="P117"><text:soft-page-break/>Сегодня, — отвечаю я, на что он отвечает:</text:p>
        </text:list-item>
        <text:list-item>
          <text:p text:style-name="P117">Целую в шею...</text:p>
        </text:list-item>
      </text:list>
      <text:p text:style-name="P6">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6">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6">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21455513" text:continue-numbering="true" text:style-name="диалог">
        <text:list-item>
          <text:p text:style-name="P117">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6">Мне должно быть стыдно, наверное, за то, что я такая слабачка и не смогла еще на первых порах прекратить эти отношения.</text:p>
      <text:p text:style-name="P6">Еще когда он запретил мне приглашать друзей на мой день рождения.</text:p>
      <text:p text:style-name="P6"><text:soft-page-break/>За то, что вернулась к нему, когда он переступал через меня две недели после операции.</text:p>
      <text:p text:style-name="P6">Когда он говорил со мной о измене и пытался склонить меня к групповухе.</text:p>
      <text:p text:style-name="P6">Из-за того, что я на протяжении трех лет просила у него прощение за его жестокое обращение со мной...</text:p>
      <text:p text:style-name="P6">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6">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6">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6">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93"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78">«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57">Анджей Сапковский, «Крещение огнём»</text:p>
      <text:p text:style-name="P57"/>
      <text:p text:style-name="P6"><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6">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6"/>
      <text:p text:style-name="P78">«Мы все должны бояться злых людей. Но есть другое зло, которого мы должны бояться еще больше. Это зло — равнодушие хороших людей.»</text:p>
      <text:p text:style-name="P57">Х/Ф «Святые из Бундока»</text:p>
      <text:p text:style-name="P57"/>
      <text:p text:style-name="P6">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6">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6">Он говорит то, что в конкретный момент выгоднее всего сказать, и получает свою награду — признание в нем достойного человека окружающими.</text:p>
      <text:p text:style-name="P6">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6">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6">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6">Проблема его провала в том, что он не заботится о завтрашнем дне. Ему важно быть уважаемым здесь и сейчас.</text:p>
      <text:p text:style-name="P6">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59"><text:soft-page-break/>* * *</text:p>
      <text:p text:style-name="P6">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6">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6">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21450378" text:continue-numbering="true" text:style-name="диалог">
        <text:list-item>
          <text:p text:style-name="P117">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6">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6">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6">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6">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21462081" text:continue-numbering="true" text:style-name="диалог">
        <text:list-item>
          <text:p text:style-name="P117">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6">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6">В общем, мы разобщались и начали дружить. Как-то мы втроем сидели у нас, как всегда о чем-то общались и она мне говорит, мол:</text:p>
      <text:list xml:id="list21458299" text:continue-numbering="true" text:style-name="диалог">
        <text:list-item>
          <text:p text:style-name="P117">Давай завтра созвонимся и обсудим <text:span text:style-name="T58">&lt;</text:span>уже не помню что<text:span text:style-name="T58">&gt;</text:span>...</text:p>
        </text:list-item>
        <text:list-item>
          <text:p text:style-name="P117"><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3">...</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21462509" text:continue-numbering="true" text:style-name="диалог">
        <text:list-item>
          <text:p text:style-name="P117">Это я тебя заблокировал у нее на телефоне.</text:p>
        </text:list-item>
      </text:list>
      <text:p text:style-name="P6">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6">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6">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6">Ему было невыгодно, чтобы мы поддерживали связь, ведь тогда бы я узнала, как, по его словам, он «познаёт себя». Но об этом позже.</text:p>
      <text:p text:style-name="P6">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6">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6">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6">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6">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68"><text:soft-page-break/>* * *</text:p>
      <text:p text:style-name="P6">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6">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6">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6">Но это оказалось очередным увиливанием, ведь когда он получил свои деньги, то я услышала следующее:</text:p>
      <text:p text:style-name="P6">— «Ведьмак 3»<text:note text:id="ftn14"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6"><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6">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6">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59">* * *</text:p>
      <text:p text:style-name="P6">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6">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6">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6"><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6">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21456554" text:continue-numbering="true" text:style-name="диалог">
        <text:list-item>
          <text:p text:style-name="P117">Да, мать, ты такая сильная! Я бы так не смогла...</text:p>
        </text:list-item>
        <text:list-item>
          <text:p text:style-name="P117">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117">Я бы не смогла простить, но ты молодец!</text:p>
        </text:list-item>
        <text:list-item>
          <text:p text:style-name="P117">Что простить?</text:p>
        </text:list-item>
        <text:list-item>
          <text:p text:style-name="P117">Ну, он ведь трахал двух баб...</text:p>
        </text:list-item>
      </text:list>
      <text:p text:style-name="P6">Она продолжала что-то говорить, а я «застряла» на этой фразе. Даже не знаю сколько времени прошло, когда я спросила:</text:p>
      <text:list xml:id="list21449454" text:continue-numbering="true" text:style-name="диалог">
        <text:list-item>
          <text:p text:style-name="P117">Что значит — трахал двух баб?</text:p>
        </text:list-item>
      </text:list>
      <text:p text:style-name="P6">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6"><text:soft-page-break/>Я посмотрела на нее. Она такая маленькая, потрепанная жизнью, сидела и смотрела на мена испуганно-удивленными глазами... Она не знала.</text:p>
      <text:p text:style-name="P6">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6">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21445810" text:continue-numbering="true" text:style-name="диалог">
        <text:list-item>
          <text:p text:style-name="P117">Рассказывай! Рассказывай все!</text:p>
        </text:list-item>
      </text:list>
      <text:p text:style-name="P6">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6">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6">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68"><text:soft-page-break/>* * *</text:p>
      <text:p text:style-name="P6">Ох, в тот вечер я узнала еще кое что от нее. Это был еще один удар для меня. Я поняла, что живу с предателем, с жестоким человеком.</text:p>
      <text:p text:style-name="P6">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6">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6">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6">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6">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21454316" text:continue-numbering="true" text:style-name="диалог">
        <text:list-item>
          <text:p text:style-name="P117">Все в порядке;</text:p>
        </text:list-item>
        <text:list-item>
          <text:p text:style-name="P117">Ты себе накручиваешь;</text:p>
        </text:list-item>
        <text:list-item>
          <text:p text:style-name="P117"><text:soft-page-break/>Ты придумываешь драму на пустом месте;</text:p>
        </text:list-item>
        <text:list-item>
          <text:p text:style-name="P117">Ты паришься без причины...</text:p>
        </text:list-item>
        <text:list-item>
          <text:p text:style-name="P117">и так далее по тексту выше/ниже — стандартные фразочки.</text:p>
        </text:list-item>
      </text:list>
      <text:p text:style-name="P6">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6">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6">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6">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6">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6">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6">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6">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6">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6">Я ее простила, как оказалось, за то, чего она не делала. Мне жаль.</text:p>
      <text:p text:style-name="P6">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6">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6">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6">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6">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68">* * *</text:p>
      <text:p text:style-name="P6">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6">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6">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6">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6">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6">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6">Не могу удержаться и не продублировать его любимую цитату:</text:p>
      <text:p text:style-name="P6"/>
      <text:p text:style-name="P78">«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57">Анджей Сапковский, «Крещение огнём»</text:p>
      <text:p text:style-name="P57"/>
      <text:p text:style-name="P6">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6">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6">Но поверьте мне и моему горькому опыту, вы априори в проигрыше в своих попытках воззвать к его человечности.</text:p>
      <text:p text:style-name="P6">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6">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6"><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68">* * *</text:p>
      <text:p text:style-name="P6">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6">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21454885" text:continue-numbering="true" text:style-name="диалог">
        <text:list-item>
          <text:p text:style-name="P117">Что с тобой? — спросил он, когда заметил, что со мной что-то не так.</text:p>
        </text:list-item>
      </text:list>
      <text:p text:style-name="P6">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6"><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21433216" text:continue-numbering="true" text:style-name="диалог">
        <text:list-item>
          <text:p text:style-name="P117">И что тебе приснилось? — спросил он.</text:p>
        </text:list-item>
        <text:list-item>
          <text:p text:style-name="P117">Мне приснилось, что ты меня обманываешь... — я взяла себя в руки и посмотрела ему прямо в глаза. Я хотела увидеть реакцию и увидела.</text:p>
        </text:list-item>
        <text:list-item>
          <text:p text:style-name="P117">В смысле: «обманываю»? Что я тебе изменил?</text:p>
        </text:list-item>
        <text:list-item>
          <text:p text:style-name="P117">Да, — ответила я, — с темноволосой девочкой.</text:p>
        </text:list-item>
        <text:list-item>
          <text:p text:style-name="P117">Прекрати, это всего лишь сон, нам пора собираться. Не накручивай себе.</text:p>
        </text:list-item>
      </text:list>
      <text:p text:style-name="P6">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5"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21465182" text:continue-numbering="true" text:style-name="диалог">
        <text:list-item>
          <text:p text:style-name="P117">Это тебе в голову солнышко припекло...</text:p>
        </text:list-item>
      </text:list>
      <text:p text:style-name="P6">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6">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6">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6"><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59">* * *</text:p>
      <text:p text:style-name="P6">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6">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6">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6">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6">Несколько минут он упрашивал меня выключить диктофон, потом сдался, со словами:</text:p>
      <text:list xml:id="list21435946" text:continue-numbering="true" text:style-name="диалог">
        <text:list-item>
          <text:p text:style-name="P117">Хрен с тобой — записывай... Ты вокруг меня плетешь какую-то западню...</text:p>
        </text:list-item>
      </text:list>
      <text:p text:style-name="P6">Вот так. Разговор еще не начался, а меня уже обвиняют. Маска «жертвы» уже красуется на его «благородном» лице.</text:p>
      <text:p text:style-name="P6">Приготовьтесь к тотальному абсурду, ведь я даже не знаю, получится ли у меня описать весь тот бред, который извергали его лживые уста.</text:p>
      <text:p text:style-name="P6">Разговор начался с моего вопроса:</text:p>
      <text:list xml:id="list21437452" text:continue-numbering="true" text:style-name="диалог">
        <text:list-item>
          <text:p text:style-name="P117">Есть ли что-то, что я должна знать, как твоя девушка, как твоя будущая жена? То, что может в будущем причинить мне боль?</text:p>
        </text:list-item>
      </text:list>
      <text:p text:style-name="P6">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6">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6">Вот несколько его реплик:</text:p>
      <text:list xml:id="list21464911" text:continue-numbering="true" text:style-name="диалог">
        <text:list-item>
          <text:p text:style-name="P112"><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6">«Назовем это так...» Как?</text:p>
      <text:p text:style-name="P6">Попытки? А они все-таки были?</text:p>
      <text:p text:style-name="P6">Не увенчались успехом? С чьей стороны?</text:p>
      <text:p text:style-name="P6">На что мне ответили:</text:p>
      <text:list xml:id="list21458623" text:continue-numbering="true" text:style-name="диалог">
        <text:list-item>
          <text:p text:style-name="P112"><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6">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21437681" text:continue-numbering="true" text:style-name="диалог">
        <text:list-item>
          <text:p text:style-name="P117">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6">«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6">В этой реплике он применяет сразу три приема.</text:p>
      <text:p text:style-name="P6"><text:span text:style-name="T8">Признание</text:span> — хотел потрахаться. Что звучит довольно честно, да?</text:p>
      <text:p text:style-name="P6">Цель: обезоружить.</text:p>
      <text:p text:style-name="P6"><text:span text:style-name="T8">Попытка оправдаться</text:span> — мужская полигамность.</text:p>
      <text:p text:style-name="P6">Цель: <text:s/>избавиться от чувства вины.</text:p>
      <text:p text:style-name="P6"><text:span text:style-name="T8">Попытка навесить ярлык</text:span>, скрытый упрек — ревность.</text:p>
      <text:p text:style-name="P6">Цель: заставить жертву оправдываться, чтоб успешно соскочить с темы.</text:p>
      <text:p text:style-name="P6">Сказал правду, прикрыл ее общественным мнением и тут же упрекнул меня, внушая мне, что я просто ревную.</text:p>
      <text:p text:style-name="P6">Мимо — я не ревнивая.</text:p>
      <text:p text:style-name="P68">* * *</text:p>
      <text:p text:style-name="P6">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21464136" text:continue-numbering="true" text:style-name="диалог">
        <text:list-item>
          <text:p text:style-name="P117"><text:soft-page-break/>Мне было стыдно от мысли о том, что эта информация может докатиться до нее... — сказал он.</text:p>
        </text:list-item>
      </text:list>
      <text:p text:style-name="P6">А ведь это лишь пятая минута разговора! Да, это всё цитаты записи. Без преувеличений и неточностей — все как есть.</text:p>
      <text:p text:style-name="P6">И что мы видим? Третий человек. «Добровольный помощник» в его манипуляциях, который даже не подозревает об этом, как и том, что его используют.</text:p>
      <text:p text:style-name="P6">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6">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6">Я нашла диалог с его другом, к которому он обратился за советом по ухаживанию за ней:</text:p>
      <text:list xml:id="list21453361" text:continue-numbering="true" text:style-name="диалог">
        <text:list-item>
          <text:p text:style-name="P117">Я тонко намекну, так сказать. И либо намек будет услышан, либо нет. — пишет он.</text:p>
        </text:list-item>
        <text:list-item>
          <text:p text:style-name="P117"><text:soft-page-break/>А ты рассматривал вариант, что тебя просто попробуют, а потом скажут, что это было так — просто для души отдохнуть?</text:p>
        </text:list-item>
        <text:list-item>
          <text:p text:style-name="P112"><text:span text:style-name="T25">Это невозможный вариант. Я склонен считать, что мы хорошо друг друга понимаем. И такой расклад (</text:span><text:span text:style-name="T30">дружеский 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6">Давайте разберем его текст.</text:p>
      <text:p text:style-name="P7">«Я тонко намекну, так сказать. И либо намек будет услышан, либо нет.»</text:p>
      <text:p text:style-name="P6">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6">При этом ему даже не важно получить ответ. Ему важно, чтоб его намек «был услышан». Ну тут все ясно...</text:p>
      <text:p text:style-name="P7">«Я склонен считать, что мы хорошо друг друга понимаем.»</text:p>
      <text:p text:style-name="P6">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7">«И такой расклад — это просто абсурд.»</text:p>
      <text:p text:style-name="P6">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7">«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6">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6">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6"><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6">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6">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6">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59">* * *</text:p>
      <text:p text:style-name="P6">Стоит отметить, что я когда-то была на месте каждой из них.</text:p>
      <text:p text:style-name="P6">Говоря о девушке Бывшей до меня, <text:span text:style-name="T14">я упоминала, что о</text:span>на «неадекватная истеричка, которой только обнимашки и нужны». Помните?</text:p>
      <text:p text:style-name="P6"><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6">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6">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21450666" text:continue-list="list21435909" text:style-name="список_20_перечисление">
        <text:list-item>
          <text:p text:style-name="P132">на людях — привязанность к жертве. Окружающие умиляются такой замечательной парой!</text:p>
        </text:list-item>
        <text:list-item>
          <text:p text:style-name="P132">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6">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6"><text:soft-page-break/>То есть, простыми словами его посыл: «Мне было стыдно от мысли о том, что эта информация может докатиться до нее...»</text:p>
      <text:p text:style-name="P6">Будет звучать так:</text:p>
      <text:p text:style-name="P6"/>
      <text:p text:style-name="P73">«Она меня понимает, а ты нет. Кто ты вообще такая, чтобы втягивать ее в наши разборки?! Ты не должна этого делать!</text:p>
      <text:p text:style-name="P73">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73">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73"/>
      <text:p text:style-name="P6">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6">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6">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6"><text:soft-page-break/>А теперь давайте вспомним хронологию:</text:p>
      <text:p text:style-name="P7">Знакомство.</text:p>
      <text:p text:style-name="P6">Он познакомил меня со своей Бывшей девушкой, незадолго, как расстаться с ней (кто-кого бросил я не знаю).</text:p>
      <text:p text:style-name="P6">И меня со своей Университетской Подругой он познакомил, когда у нас все стало очень плохо, а именно за две недели, как выгнать меня из дома.</text:p>
      <text:p text:style-name="P7">Длительность отношений.</text:p>
      <text:p text:style-name="P6">Они встречались около трех лет.</text:p>
      <text:p text:style-name="P6">Мы встречались почти три года.</text:p>
      <text:p text:style-name="P7">Процесс замены.</text:p>
      <text:p text:style-name="P6">В тот день, когда мы впервые поцеловались, оказалось, что его отношения еще не закончены.</text:p>
      <text:p text:style-name="P6">Когда мы разошлись, он подбивал клинья к своей подруге, в то время, как мне говорил, что не может меня забыть и все еще любит.</text:p>
      <text:p text:style-name="P7">Возвращение.</text:p>
      <text:p text:style-name="P6">Со своей Бывшей девушкой он сошелся примерно через два месяца после расставания, осуществив неудачную попытку «приставать» ко мне.</text:p>
      <text:p text:style-name="P6">И меня он бросил, а через два месяца, получив отказ своей подруги, вернулся ко мне.</text:p>
      <text:p text:style-name="P7">Длительное общение.</text:p>
      <text:p text:style-name="P6">Я знала его почти 10 лет, перед тем, как у нас завязались отношения.</text:p>
      <text:p text:style-name="P6"><text:soft-page-break/>И его Подруга знает его с университета, то есть уже более/около 10-ти лет.</text:p>
      <text:p text:style-name="P7">Маска жертвы.</text:p>
      <text:p text:style-name="P6">Я знала его, как хорошего парня, которому попалась «не та» девушка, и жалела его.</text:p>
      <text:p text:style-name="P6">Я не удивлюсь, если его подруга знает меня, как человека, который делал его несчастным. И — жалеет его.</text:p>
      <text:p text:style-name="P7">Обработка.</text:p>
      <text:p text:style-name="P6">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6">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6">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6">Я не удивлюсь, если они сейчас вместе, и все, что она знает о моих с ним отношениях, это то, что я «неадекватная» и мне «только обнимашки и нужны»...</text:p>
      <text:p text:style-name="P6">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6">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6">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68"><text:soft-page-break/>* * *</text:p>
      <text:p text:style-name="P6">Вернемся к нашему с ним разговору «Есть ли что-то, что я должна знать...».</text:p>
      <text:p text:style-name="P6">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6">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6">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21461218" text:continue-list="list21453361" text:style-name="диалог">
        <text:list-item>
          <text:p text:style-name="P112"><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51">достойны</text:span><text:span text:style-name="T43">м</text:span><text:span text:style-name="T51">.</text:span></text:p>
        </text:list-item>
      </text:list>
      <text:p text:style-name="P6">Но я уже все понимала.</text:p>
      <text:p text:style-name="P6">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21451490" text:continue-numbering="true" text:style-name="диалог">
        <text:list-item>
          <text:p text:style-name="P117">Давай мы договоримся, что мы не будем спорить о том, чья боль сильнее... — ответил он.</text:p>
        </text:list-item>
      </text:list>
      <text:p text:style-name="P6"><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6">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6">Идем дальше:</text:p>
      <text:p text:style-name="P6">—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6">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6">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6">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тел, чтобы я услышала</text:span>. Это те же слова, но, уже зная о его методах, эти слова несут для меня уже совершенно иной смысл.</text:p>
      <text:p text:style-name="P6">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6">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6">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6">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7">«Смысл в отсутствии авторитета...»</text:p>
      <text:p text:style-name="P6">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6">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7">«Мое отношение к тебе является частью моего отношения к миру...»</text:p>
      <text:p text:style-name="P6">Тут поспорить не с чем. Все, кто его окружают — лишь декорации, как и я. Инструменты для достижения его целей.</text:p>
      <text:p text:style-name="P6">На одних можно скинуть вину и ответственность за последствия своих деструктивных действий.</text:p>
      <text:p text:style-name="P6">За счет других можно получить желаемое, грамотно манипулируя ими, чем и ограничивались его действия.</text:p>
      <text:p text:style-name="P6">За счет третьих можно самоутверждаться, унижая их, ставя себя выше их, приписывая себе их заслуги, которые по праву принадлежат не ему.</text:p>
      <text:p text:style-name="P6">Кому-то можно пожаловаться, за чьим-то мнением можно спрятаться...</text:p>
      <text:p text:style-name="P6">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7">«Какая-то ответственность, забота, но не в абсолюте, а в той степени, в которой я это делаю...»</text:p>
      <text:p text:style-name="P6">«Какая-то» — прекрасное описание его деструктивных действий!</text:p>
      <text:p text:style-name="P6">«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6"><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7">«Я абсолютно безоружен в разговоре с тобой»</text:p>
      <text:p text:style-name="P6">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6">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7">«Я не имею никаких инструментов, которые способны были бы повлиять на тебя...»</text:p>
      <text:p text:style-name="P6"><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68">* * *</text:p>
      <text:p text:style-name="P6">Идем дальше.</text:p>
      <text:list xml:id="list21441710" text:continue-numbering="true" text:style-name="диалог">
        <text:list-item>
          <text:p text:style-name="P117">Моя позиция очень проста — я ничего такого не делал. — сказал он в ходе разговора, продолжая отвечать на мои «одинаковые вопросы».</text:p>
        </text:list-item>
      </text:list>
      <text:p text:style-name="P6">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6">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21458405" text:continue-numbering="true" text:style-name="диалог">
        <text:list-item>
          <text:p text:style-name="P117">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6">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6">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6">Представьте себе его разочарование!</text:p>
      <text:p text:style-name="P6">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6">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21458094" text:continue-numbering="true" text:style-name="диалог">
        <text:list-item>
          <text:p text:style-name="P112"><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6">О! Это моя любимая реплика!!! «»Быть честным очень легко»!..</text:p>
      <text:p text:style-name="P6">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6">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68">* * *</text:p>
      <text:list xml:id="list21454456" text:continue-numbering="true" text:style-name="диалог">
        <text:list-item>
          <text:p text:style-name="P117">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117">Я счастлива, когда все открыто, все прозрачно, но ты начинаешь защищаться, хотя на тебя никто не нападает...</text:p>
        </text:list-item>
        <text:list-item>
          <text:p text:style-name="P117"><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6">Вот такой интересный диалог.</text:p>
      <text:p text:style-name="P6">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6"/>
      <text:p text:style-name="P73">«<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73">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73"/>
      <text:p text:style-name="P6">Едем дальше.</text:p>
      <text:list xml:id="list21454432" text:continue-numbering="true" text:style-name="диалог">
        <text:list-item>
          <text:p text:style-name="P117">Мои действия абсолютно ясны. Я честен перед законом. — сказал он.</text:p>
        </text:list-item>
      </text:list>
      <text:p text:style-name="P6">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6">Дальше он намекает на то, что я завела этот разговор, потому, что нашла другого:</text:p>
      <text:list xml:id="list21446605" text:continue-numbering="true" text:style-name="диалог">
        <text:list-item>
          <text:p text:style-name="P112"><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6">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6">Попробую расшифровать эту реплику:</text:p>
      <text:p text:style-name="P6"/>
      <text:p text:style-name="P73">«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73"/>
      <text:p text:style-name="P6">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6">Потом было несколько «я не намерен ничего придумывать» и «я не собираюсь себя оправдывать»...</text:p>
      <text:p text:style-name="P6">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6">В завершение вставлю еще один его спич. Без объяснений:</text:p>
      <text:list xml:id="list21435718" text:continue-numbering="true" text:style-name="диалог">
        <text:list-item>
          <text:p text:style-name="P117">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6">И в качестве нашего диалога:</text:p>
      <text:list xml:id="list21434386" text:continue-numbering="true" text:style-name="диалог">
        <text:list-item>
          <text:p text:style-name="P117">Ты понимаешь, что существует определенная ответственность, которая, извини, ложится на твои плечи?! — спрашивает он.</text:p>
        </text:list-item>
        <text:list-item>
          <text:p text:style-name="P117">Какого рода ответственность? — спрашиваю я.</text:p>
        </text:list-item>
        <text:list-item>
          <text:p text:style-name="P117">Доверие.</text:p>
        </text:list-item>
      </text:list>
      <text:p text:style-name="P6">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6">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68"><text:soft-page-break/>* * *</text:p>
      <text:p text:style-name="P6">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6">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6">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6">Он потерял самообладание в то время, как я была непоколебима. На этой записи он скажет:</text:p>
      <text:list xml:id="list21443786" text:continue-numbering="true" text:style-name="диалог">
        <text:list-item>
          <text:p text:style-name="P117">Все охуенно! Главное, что хорошо тебе! Вот это самое главное! — он почти плакал.</text:p>
        </text:list-item>
      </text:list>
      <text:p text:style-name="P6">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6">Такая ситуация, как я уже говорила, называется «тройным капк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21443397" text:continue-numbering="true" text:style-name="диалог">
        <text:list-item>
          <text:p text:style-name="P117">Я не могу с этим спокойно смириться. — причитал он.</text:p>
        </text:list-item>
        <text:list-item>
          <text:p text:style-name="P117">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6">Вы понимаете? Нет? Попробую перефразировать:</text:p>
      <text:p text:style-name="P6"/>
      <text:p text:style-name="P73">«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73">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73">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73"/>
      <text:p text:style-name="P6">Вот еще несколько его реплик:</text:p>
      <text:list xml:id="list21442079" text:continue-numbering="true" text:style-name="диалог">
        <text:list-item>
          <text:p text:style-name="P117"><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6">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21456414" text:continue-numbering="true" text:style-name="диалог">
        <text:list-item>
          <text:p text:style-name="P117">Мне нечего тебе сейчас ответить! Меня это бесит! То, что я живу в мире, где мне задают такие вопросы!</text:p>
        </text:list-item>
      </text:list>
      <text:p text:style-name="P6">Беда-печаль. Какой жестокий мир! Моя попытка прояснить для себя ситуацию — жестокость по отношению к нему. И он несчастен.</text:p>
      <text:list xml:id="list21455405" text:continue-numbering="true" text:style-name="диалог">
        <text:list-item>
          <text:p text:style-name="P112"><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6">—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6">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21457098" text:continue-numbering="true" text:style-name="диалог">
        <text:list-item>
          <text:p text:style-name="P117">Ой... не надо из меня клеить обиженного. Я не обижен! Я взбешен! Я в ярости!!!...</text:p>
        </text:list-item>
      </text:list>
      <text:p text:style-name="P6">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93"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6">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6">Бессмысленно, как по мне, скрывать ложь. Поверьте моему горькому опыту — дерьмо всегда всплывает. На то оно и дерьмо.</text:p>
      <text:p text:style-name="P6">Как это было.</text:p>
      <text:p text:style-name="P6">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6">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6">Вся моя музыка «лежит» на одном ресурсе. Я зашла на свою страницу через его личную страницу, но не увидела там нужной ссылки.</text:p>
      <text:p text:style-name="P6">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6">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21458892" text:continue-numbering="true" text:style-name="диалог">
        <text:list-item>
          <text:p text:style-name="P117">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3">удивилась</text:span></text:span><text:span text:style-name="T25"> и была прям в шоке! Но их чат не открыла.</text:span></text:p>
      <text:p text:style-name="P6">Моей целью не было найти что-то. Я слишком самодостаточная, чтобы рыться в чужих переписках. А тут такое...</text:p>
      <text:p text:style-name="P6">Я напомню, что разговор, который я записала на диктофон был в среду, а сегодня — четверг. Я набираю любимого:</text:p>
      <text:list xml:id="list21440696" text:continue-numbering="true" text:style-name="диалог">
        <text:list-item>
          <text:p text:style-name="P112"><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117"><text:soft-page-break/>Ой, да я ее еще с университета знаю, — сказал он и его ответ сопровождался нервными смешками, — а что?</text:p>
        </text:list-item>
        <text:list-item>
          <text:p text:style-name="P117">Она тебе сообщение прислала: «А ты сегодня в парадном белье?» Это как понимать?</text:p>
        </text:list-item>
        <text:list-item>
          <text:p text:style-name="P117">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6">Команда «газы» дана. Я открываю их чат и читаю...</text:p>
      <text:p text:style-name="P6">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6">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6">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6">Это единственный человек в моей жизни, под которым я прогнулась.</text:p>
      <text:p text:style-name="P6">Это единственный человек в моей жизни, которому я призналась в любви.</text:p>
      <text:p text:style-name="P6"><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6">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21461202" text:continue-numbering="true" text:style-name="диалог">
        <text:list-item>
          <text:p text:style-name="P117">Что ты придумываешь?! Ты что шуток не понимаешь?</text:p>
        </text:list-item>
        <text:list-item>
          <text:p text:style-name="P117">У тебя есть пару минут, чтобы поменять все пароли... — я просто устала. Мне надоело церемониться.</text:p>
        </text:list-item>
      </text:list>
      <text:p text:style-name="P6"><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6">Я знала, что это конец, но мне нужно было больше доказательств. Зачем? — спросите вы.</text:p>
      <text:p text:style-name="P6">Да затем, чтобы у него больше не было шансов вешать мне лапшу на уши!</text:p>
      <text:p text:style-name="P6">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6">Чтобы избавиться от всех иллюзий и надежд, которыми я с его подачи пичкала себя ежесекундно.</text:p>
      <text:p text:style-name="P6">Чтобы понимать — <text:span text:style-name="T2">я это не придумала</text:span>, это не догадки и ничего я себе не накручиваю!..</text:p>
      <text:p text:style-name="P6"><text:soft-page-break/>Чтобы не просрать реальный шанс во всем разобраться!</text:p>
      <text:p text:style-name="P6">А главное — убедиться наконец, что я — нормальная!</text:p>
      <text:p text:style-name="P6">Мне нужно было немного. Просто еще хоть что-то, чтоб я знала, что это не единичный случай.</text:p>
      <text:p text:style-name="P6">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6">Надо же. Совпадение или интуиция? Я же ее никогда не видела, но описала комплекцию и даже прическу!</text:p>
      <text:p text:style-name="P6">Нашла, уже для Жены Странного друга, доказательство его предательства, с датами и отослала ей скриншоты<text:note text:id="ftn16" text:note-class="footnote"><text:note-citation text:label="*">*</text:note-citation><text:note-body><text:p text:style-name="Footnote"><text:span text:style-name="T8">Скриншот</text:span> <text:span text:style-name="T2">(от англ. </text:span><text:span text:style-name="T59">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6">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6"><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68">* * *</text:p>
      <text:p text:style-name="P6">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6">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6">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6">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6"><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6">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6">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6">Мало того, по той переписке было понятно — мой благоверный не просто знал об его измене, но и толкал друга на эту измену!</text:p>
      <text:p text:style-name="P6">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6">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6"><text:soft-page-break/>Он не был обязан ей помогать, но мог бы. Дело выбора.</text:p>
      <text:p text:style-name="P68">* * *</text:p>
      <text:p text:style-name="P6">На следующий день мне написала ТэТэ на личный номер:</text:p>
      <text:p text:style-name="P6"/>
      <text:p text:style-name="P73">«Он в панике по поводу происходящего. И я чувствую себя, отчасти, виноватой. Не знаю, что именно ты там прочла, но это несерьезно...</text:p>
      <text:p text:style-name="P73">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73">Ему ведь не все равно... Не возьмусь говорить о высоких чувствах, но то, что не все равно, это точно.»</text:p>
      <text:p text:style-name="P73"/>
      <text:list xml:id="list21440994" text:continue-numbering="true" text:style-name="диалог">
        <text:list-item>
          <text:p text:style-name="P117">Ты мужу переписку показывала? — спросила я.</text:p>
        </text:list-item>
        <text:list-item>
          <text:p text:style-name="P117">Нет. — отвечает ТТ. — <text:span text:style-name="T5">Я</text:span><text:span text:style-name="T2"> подчищаю переписку</text:span><text:span text:style-name="T5">, если там нет ничего важного...</text:span></text:p>
        </text:list-item>
      </text:list>
      <text:p text:style-name="P6">Эх. Что тут скажешь? А много чего. Разберем ее тираду:</text:p>
      <text:p text:style-name="P7">«Он в панике по поводу происходящего.»</text:p>
      <text:p text:style-name="P9">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7">«И я чувствую себя, отчасти, виноватой.»</text:p>
      <text:p text:style-name="P6"><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6">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7">«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6">«Тоже»? Мы не знакомы. Она меня не знает, но называет мою реакцию на его похождения — местью?.. Что тут скажешь? Они нашли друг друга.</text:p>
      <text:p text:style-name="P6">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6">И дальше она пытается напугать меня — «собственные горечь и сожаление» — вот чего я, по ее мнению, добилась.</text:p>
      <text:p text:style-name="P6">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7"><text:soft-page-break/>«Ему ведь не все равно... Не возьмусь говорить о высоких чувствах, но то, что не все равно, это точно.»</text:p>
      <text:p text:style-name="P6">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6">Но и тут кое-что было для меня непонятным — откуда у нее мой номер?!</text:p>
      <text:p text:style-name="P6">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6">Что бы что?!</text:p>
      <text:p text:style-name="P6">После этого «выпада» я попросила его о двух вещах — чтоб мне больше не писали его шал... девочки, и чтобы он на выходных вывез свои вещи. Под ноль.</text:p>
      <text:p text:style-name="P6">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68"><text:soft-page-break/>* * *</text:p>
      <text:p text:style-name="P6">Последними его словами, сказанными мне лично, глядя мне в глаза были:</text:p>
      <text:p text:style-name="P6">— Пошла в пизду!</text:p>
      <text:p text:style-name="P6">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6">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6">В этом разговоре он мне сказал несколько вот таких предложений. Цитирую:</text:p>
      <text:list xml:id="list21445844" text:continue-numbering="true" text:style-name="диалог">
        <text:list-item>
          <text:p text:style-name="P117">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6">И моя любимая:</text:p>
      <text:list xml:id="list21443369" text:continue-numbering="true" text:style-name="диалог">
        <text:list-item>
          <text:p text:style-name="P117">Видимо, Каминская, ты его заслуживаешь — <text:span text:style-name="_30__20_Text"><text:span text:style-name="T8">вот такого вот уродца, как я</text:span></text:span>!</text:p>
        </text:list-item>
      </text:list>
      <text:p text:style-name="P6"><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6">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68">* * *</text:p>
      <text:p text:style-name="P6">На следующее утро он прислал сообщение. В отличии от всех предыдущих посылов, содержание в нем было следующее:</text:p>
      <text:p text:style-name="P6"/>
      <text:p text:style-name="P73">«Прости что нагрубил и наговорил гадостей. Я уже сам не ведаю что творю. Но не провоцируй меня, пожалуйста.</text:p>
      <text:p text:style-name="P73">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73">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73">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73">Я не обманывал тебя. Ты просто хотела услышать не то, о чем спрашивала.»</text:p>
      <text:p text:style-name="P73"/>
      <text:p text:style-name="P6">Ну что, разбираем?</text:p>
      <text:p text:style-name="P7">«Прости, что нагрубил и наговорил гадостей. Я уже сам не ведаю что творю.»</text:p>
      <text:p text:style-name="P6">Ого! Он просит прощение! Вот это поворот. Хотя...</text:p>
      <text:p text:style-name="P6">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7">«<text:span text:style-name="T5">Но</text:span> не провоцируй меня, пожалуйста.»</text:p>
      <text:p text:style-name="P6">Что что? Там было «прости»? Где?</text:p>
      <text:p text:style-name="P6">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6">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7">«Прости миллион раз, я столько гадостей наговорил, что ненавижу себя.»</text:p>
      <text:p text:style-name="P6">Выглядит очень искренне, не так ли?</text:p>
      <text:p text:style-name="P6">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7">«Я сомневался миллион раз после ссор, но я бы не позволил себе интриг у тебя за спиной.»</text:p>
      <text:p text:style-name="P9">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6">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6">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6"><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6">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6">И вот мы окунаемся в омут когнитивного диссонанса: «Я бы не позволил себе того, что позволил!»</text:p>
      <text:p text:style-name="P6">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7">«И, когда сомнения ушли, я понял, чего хочу и сделал предложение.»</text:p>
      <text:p text:style-name="P6">Сомнения ушли... Куда-то подевались. Встали и вышли в окно его вакуума. И он решил сделать меня его женой.</text:p>
      <text:p text:style-name="P6">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73">«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3">и</text:span><text:span text:style-name="T25">менно это он написал нашему общему другу перед тем, как, тогда зимой, вернуть меня.</text:span></text:p>
      <text:p text:style-name="P6">Что тут скажешь? Дура-дурой. Но дура поумнела.</text:p>
      <text:p text:style-name="P7">«Но эта чертова ТТ и переписка... И вот больше ты мне не веришь.»</text:p>
      <text:p text:style-name="P6">Уже «чертова»?.. Чего? Как раз под стать!</text:p>
      <text:p text:style-name="P6">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6">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7">«Прости. Ты очень хорошо умеешь выводить меня из равновесия.»</text:p>
      <text:p text:style-name="P6">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6">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7">«Ты так громко ругалась от этого всего и все эти разговоры о тряпке и о немужике — это невероятно демотивирует.»</text:p>
      <text:p text:style-name="P6">«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6">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6">Ох...</text:p>
      <text:p text:style-name="P6">Вместо того, чтобы попросить прощение у меня лично, он попросил ТэТэ сделать это за него. Он спрятался под юбкой этой барышни...</text:p>
      <text:p text:style-name="P6">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6">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7">«Я понимаю, что тебе больно.»</text:p>
      <text:p text:style-name="P9">Конечно, он понимает, что мне больно, ведь он же к этому и стремился. И? И что? И что с того?</text:p>
      <text:p text:style-name="P9">Но не понимает, НАСКОЛЬКО мне больно!</text:p>
      <text:p text:style-name="P7">«Я недостаточно внимателен. Рассеян и позволяю то, чего не должен.»</text:p>
      <text:p text:style-name="P6">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6"><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6">Даже звучит забавно: «Я так рассеян и невнимателен, что замутил с замужней барышней!» Ой... Не могу. Анекдот просто.</text:p>
      <text:p text:style-name="P7">«Твоя реакция настолько ужасна, ты не представляешь, как с тобой трудно справиться.»</text:p>
      <text:p text:style-name="P9">Не «<text:span text:style-name="T2">мои</text:span> действия ужасны», а «твоя реакция». Снова я во всем виновата... Бла-бла-бла... Тут мне добавить нечего.</text:p>
      <text:p text:style-name="P7">«Я не обманывал тебя.»</text:p>
      <text:p text:style-name="P6">Я даже не знаю, кого он продолжает убеждать в этом — меня или себя?</text:p>
      <text:p text:style-name="P7">«Ты просто хотела услышать не то, о чем спрашивала.»</text:p>
      <text:p text:style-name="P6">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6">Ну и вот что у нас по итогу получается:</text:p>
      <text:p text:style-name="P6"><text:soft-page-break/></text:p>
      <text:p text:style-name="P73">«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73">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73">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73">Но эта чертова ТТ и переписка... И вот ты больше мне не веришь.</text:p>
      <text:p text:style-name="P73">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73">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73">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73">Но я бы никогда не позволил себе того, что позволил!</text:p>
      <text:p text:style-name="P73">все 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73">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73">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73">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73"/>
      <text:p text:style-name="P6">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6">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6">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6">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93" text:outline-level="2"><text:s/><text:bookmark-start text:name="Glava_26__Apofieoz_otnoshienii_s_manipul"/>Глава 23. <text:line-break/>Апофеоз отношений с манипулятором<text:bookmark-end text:name="Glava_26__Apofieoz_otnoshienii_s_manipul"/></text:h>
      <text:p text:style-name="P58">Кто хочет жить, кто весел, кто не тля —</text:p>
      <text:p text:style-name="P58">Готовьте ваши руки к рукопашной!</text:p>
      <text:p text:style-name="P72"><text:bookmark-start text:name="Glava_23__Zdorova_"/>А. Высоцкий<text:bookmark-end text:name="Glava_23__Zdorova_"/></text:p>
      <text:p text:style-name="P6">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6">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6">«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6">…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6">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6">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6">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6">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6"><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6">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6">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6">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6">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6">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8">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6">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6">- Здорова! Иди отсюда...</text:p>
      <text:p text:style-name="P6">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6">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6">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6">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6">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3">т</text:span><text:span text:style-name="_30__20_Text"><text:span text:style-name="T33">ам мне самое место: «Д</text:span></text:span><text:span text:style-name="T33">авно пора было...»</text:span></text:p>
      <text:p text:style-name="P6">Ему это здорово подняло настроение. Странно, но я не могу вспомнить, чтоб он когда-то так искренне радовался каким-то простым вещам. А нет, помню:</text:p>
      <text:list xml:id="list21438069" text:continue-numbering="true" text:style-name="диалог">
        <text:list-item>
          <text:p text:style-name="P117">Что, ручки из жопы?</text:p>
        </text:list-item>
      </text:list>
      <text:p text:style-name="P6"><text:soft-page-break/>Или:</text:p>
      <text:list xml:id="list21438144" text:continue-numbering="true" text:style-name="диалог">
        <text:list-item>
          <text:p text:style-name="P117">О, продолжай! Я же говорил, что ты неадекватная... — повторял он, снимая на камеру меня, доведенную до состояние сумасшествия...</text:p>
        </text:list-item>
      </text:list>
      <text:p text:style-name="P68">* * *</text:p>
      <text:p text:style-name="P6">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7"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8"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6"/>
      <text:p text:style-name="P73">«Ахах! И это запостила! Тебя даже дурка не исправит, ты просто безнадежна.</text:p>
      <text:p text:style-name="P73">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73"/>
      <text:p text:style-name="P6">То есть, скриншот на моей стене с его посланием «Ну шо, кобыла...» — это клевета?! Это мой неправдивый аргумент?..<text:span text:style-name="T65"> </text:span>Но ведь это не аргумент! Это ЕГО сообщение!..</text:p>
      <text:p text:style-name="P6">Ну и неудачная метафора — школьная драка.</text:p>
      <text:p text:style-name="P6"><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6">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6">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6">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6">А в 17 лет это умение помогло мне избежать изнасилования — я отчаянно отбивалась, понимая, что кричать не выход и нужно экономить силы.</text:p>
      <text:p text:style-name="P6">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6"/>
      <text:p text:style-name="P73">«Это письмо не начнется со слова «я» или со слова «ты» или даже «мы». И тут не будет ни обращений ни гадостей.</text:p>
      <text:p text:style-name="P73">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73">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73">Почему нельзя проститься? Разойтись? Сколько еще нужно крови? Очень хочется чтоб это закончилось.</text:p>
      <text:p text:style-name="P73">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73">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73">P.S.: Прости, что обозвал.</text:p>
      <text:p text:style-name="P73">С прошедшим тебя. Будь счастлива.»</text:p>
      <text:p text:style-name="P73"/>
      <text:p text:style-name="P6">Эээээ, постойте... что?! Что это было?</text:p>
      <text:p text:style-name="P7">«Тут не будет ни обращений ни гадостей.»</text:p>
      <text:p text:style-name="P9">По всей видимости, словарный запас закончился, а повторяться не хочется.</text:p>
      <text:p text:style-name="P7">«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6">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6">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6">Совершенный когнитивный диссонанс — «Шо, кобыла...» и «...каждый понимает, что хочет просто быть счастливым.»</text:p>
      <text:p text:style-name="P6">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6">Аж слезы наворачиваются!</text:p>
      <text:p text:style-name="P7">«Можно очень многое сказать об ошибках. Они продолжают допускаться уже за пределами ситуации.»</text:p>
      <text:p text:style-name="P6">О чьих ошибках? Кто их допускает? Что сказать-то?... А не о чем тут разговаривать, на самом деле.</text:p>
      <text:p text:style-name="P6">Один момент — под «ошибкой» он подразумевает что? Мой пост? Или свое сообщение? Не понятно...</text:p>
      <text:p text:style-name="P7"><text:soft-page-break/>«Не знаю, какие слова или какие действия нужны для того, чтоб прекратить наконец эту боль.»</text:p>
      <text:p text:style-name="P6">И я не знаю, какие слова нужны. Я бы ответила, скорее — молчание и бездействие с его стороны, но явно не «шо, кобыла...»</text:p>
      <text:p text:style-name="P7">«История не может закончится, пока кто-то продолжает воевать. Зачем?»</text:p>
      <text:p text:style-name="P6">«Воевать»... Кто воюет? Я? Я только отбиваюсь, отказываясь терпеть его оскорбления даже за «пределами ситуации».</text:p>
      <text:p text:style-name="P6">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9"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 — айда на <text:span text:style-name="_32__20_Text"><text:span text:style-name="T37">сцену... то есть на </text:span></text:span><text:span text:style-name="T25">стену</text:span><text:span text:style-name="T25"><text:note text:id="ftn20"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7">«Почему нельзя проститься? Разойтись? Сколько еще нужно крови? Очень хочется чтоб это закончилось.»</text:p>
      <text:p text:style-name="P6">Почему нельзя? Можно! Просто — не нужно писать гадости...</text:p>
      <text:p text:style-name="P6">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7"><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6">Кто кому звонит? Мне никто не звонил и я не звонила...</text:p>
      <text:p text:style-name="P6">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6">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7">«Никто не хочет лишать кого-то покоя.»</text:p>
      <text:p text:style-name="P6">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6">Зачем писать мне это? Или он просто не может смириться с тем, что он для меня — уже прошлое?</text:p>
      <text:p text:style-name="P7">«Все хотят идти дальше и жить счастливо. Почему этого просто не сделать?»</text:p>
      <text:p text:style-name="P6">Ну вот и я спрашиваю — почему? Что мешает?! Точка была поставлена, так зачем напоминать о себе?! Зачем было писать эти гадости?</text:p>
      <text:p text:style-name="P7">«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6"><text:soft-page-break/>Больше месяца прошло! Я уж обрадовалась, что он о моем существовании забыл! Сижу, никого не трогаю — приходит сообщение «Шо, кобыла»...</text:p>
      <text:p text:style-name="P6">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7">«Прости, что обозвал.»</text:p>
      <text:p text:style-name="P6">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6">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6">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6">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59"><text:soft-page-break/>* * *</text:p>
      <text:p text:style-name="P6">Что теперь?</text:p>
      <text:p text:style-name="P6">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21434558" text:continue-list="list21450666" text:style-name="список_20_перечисление">
        <text:list-item>
          <text:p text:style-name="P132">вам необходимо осознать, что вами манипулируют (или манипулировали);</text:p>
        </text:list-item>
        <text:list-item>
          <text:p text:style-name="P132">вам необходимо избавиться от иллюзий</text:p>
        </text:list-item>
        <text:list-item>
          <text:p text:style-name="P142"><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6">Осознание факта манипуляций даст вам ответ на большинство ваших вопросов, таких, как:</text:p>
      <text:list xml:id="list21460657" text:continue-list="list21438144" text:style-name="диалог">
        <text:list-item>
          <text:p text:style-name="P117">Что происходит?</text:p>
        </text:list-item>
        <text:list-item>
          <text:p text:style-name="P117">Почему он так поступает?</text:p>
        </text:list-item>
      </text:list>
      <text:p text:style-name="P6">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6">Ему от этого хорошо. С этим надо смириться. Это будет видно, если/когда вы озвучите свое желание разорвать с абьюзером отношения.</text:p>
      <text:p text:style-name="P6">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6">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6">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6">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6">Он этого и добивался, но это не есть правда! Это он так придумал и внушил вам.</text:p>
      <text:p text:style-name="P6">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6"><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6">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6">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6">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6">Не верите? Проверьте!</text:p>
      <text:p text:style-name="P6">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6">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6">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6">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6">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6">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6">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6">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6">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6">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6">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6">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6">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6">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6">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6">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6">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6">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6">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6">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6">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6">Будьте готовы к тому, что вас не поймут окружающие близкие вам люди! Все будут говорить:</text:p>
      <text:list xml:id="list21435366" text:continue-numbering="true" text:style-name="диалог">
        <text:list-item>
          <text:p text:style-name="P117">Как же ты не заметила это все?! Куда же ты смотрела?! Почему раньше не ушла?!</text:p>
        </text:list-item>
      </text:list>
      <text:p text:style-name="P6">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6">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6">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6">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6">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6">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99"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93" text:outline-level="2"><text:s/><text:bookmark-start text:name="Glava_25__Priznaki__priiemy_i_protivosto"/>Глава 24. <text:line-break/>Признаки<text:bookmark-end text:name="Glava_25__Priznaki__priiemy_i_protivosto"/> манипуляции</text:h>
      <text:p text:style-name="P6">Вы уже наверное заметили, что в этой книге очень много повторений. Не спроста...</text:p>
      <text:p text:style-name="P6">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6">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6">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6">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6"><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6">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6">Это его рок. Простить такого легко, если понять, что он всю жизнь будет несчастным.</text:p>
      <text:h text:style-name="P95"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8">[</text:span><text:span text:style-name="T2">Миллион</text:span><text:span text:style-name="T58">]</text:span> шагов как стать успешным карьеристом, <text:span text:style-name="T58">[</text:span><text:span text:style-name="T2">двести тысяч сто</text:span><text:span text:style-name="T58">]</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1" text:note-class="footnote"><text:note-citation text:label="*">*</text:note-citation><text:note-body><text:p text:style-name="Footnote"><text:span text:style-name="T8">Пикап</text:span> (от англ. <text:span text:style-name="T58">pick up —</text:span><text:span text:style-name="T14"> цеплять, подцепить</text:span>) <text:span text:style-name="T58">—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42"><text:soft-page-break/>Главная цель пикапа — зацепить девушку. Начиная с банального:</text:p>
      <text:list xml:id="list21464856" text:continue-numbering="true" text:style-name="диалог">
        <text:list-item>
          <text:p text:style-name="P147">Вашей маме зять не нужен?</text:p>
        </text:list-item>
      </text:list>
      <text:p text:style-name="P42">И заканчивая какими-то более экстравагантными:</text:p>
      <text:list xml:id="list21456222" text:continue-numbering="true" text:style-name="диалог">
        <text:list-item>
          <text:p text:style-name="P147">Твой отец случайно не хлеб?</text:p>
        </text:list-item>
        <text:list-item>
          <text:p text:style-name="P147">В каком смысле?</text:p>
        </text:list-item>
        <text:list-item>
          <text:p text:style-name="P147">Ну ты такая крошка...</text:p>
        </text:list-item>
      </text:list>
      <text:p text:style-name="P42">Это будет фраза, которая может зацепить.</text:p>
      <text:p text:style-name="P4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4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21437047" text:continue-numbering="true" text:style-name="диалог">
        <text:list-item>
          <text:p text:style-name="P147">Привет.</text:p>
        </text:list-item>
      </text:list>
      <text:p text:style-name="P42">Говорит достаточно спокойно и ненавязчиво, как будто бы обознался. Ответите вы или нет — ему не важно. Он уже задает вопрос:</text:p>
      <text:list xml:id="list21456155" text:continue-numbering="true" text:style-name="диалог">
        <text:list-item>
          <text:p text:style-name="P147">Ты одна тут?</text:p>
        </text:list-item>
      </text:list>
      <text:p text:style-name="P42">И вы отвечаете, мол:</text:p>
      <text:list xml:id="list21461584" text:continue-numbering="true" text:style-name="диалог">
        <text:list-item>
          <text:p text:style-name="P147">Нет... я с подругой... Она сейчас подойдет... — недоумевая, что этот незнакомец от вас хочет.</text:p>
        </text:list-item>
      </text:list>
      <text:p text:style-name="P42"><text:soft-page-break/>На что он отвечает:</text:p>
      <text:list xml:id="list21463683" text:continue-numbering="true" text:style-name="диалог">
        <text:list-item>
          <text:p text:style-name="P147">Ну ее же сейчас нет. Отойдем, поговорить надо...</text:p>
        </text:list-item>
      </text:list>
      <text:p text:style-name="P4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21454061" text:continue-numbering="true" text:style-name="диалог">
        <text:list-item>
          <text:p text:style-name="P147">Ну? Ты идешь?</text:p>
        </text:list-item>
      </text:list>
      <text:p text:style-name="P42">И вот вы, сбитая с толку, не понимая, что происходит, плететесь за ним.</text:p>
      <text:p text:style-name="P4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42">Вот еще один пример из моего личного опыта. Однажды вечером мне поступает звонок от знакомого:</text:p>
      <text:list xml:id="list21452125" text:continue-numbering="true" text:style-name="диалог">
        <text:list-item>
          <text:p text:style-name="P147">Привет! Я тут рядом. Кофе не хочешь? Да? Нет? Давай быстрей? Ну? Так что?..</text:p>
        </text:list-item>
      </text:list>
      <text:p text:style-name="P4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4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4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4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4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21459697" text:continue-numbering="true" text:style-name="диалог">
        <text:list-item>
          <text:p text:style-name="P147">Яна, блять, что ты от меня хочешь?..</text:p>
        </text:list-item>
      </text:list>
      <text:p text:style-name="P42">Он разозлился. Вопрос, как я полагаю, был риторическим и тупым, ведь моя просьба вести себя как полагается была ответом на его кричащий вопрос:</text:p>
      <text:list xml:id="list21457850" text:continue-numbering="true" text:style-name="диалог">
        <text:list-item>
          <text:p text:style-name="P147">Ничего!</text:p>
        </text:list-item>
      </text:list>
      <text:p text:style-name="P4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4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4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63">* * *</text:p>
      <text:p text:style-name="P42">Вернемся к сути. Во всех случаях пикапер нарушает ваши личные границы. Да, звучит слишком феминистично, но что же тут поделаешь?!</text:p>
      <text:p text:style-name="P42">Задайте себе вопрос:</text:p>
      <text:list xml:id="list21436995" text:continue-numbering="true" text:style-name="диалог">
        <text:list-item>
          <text:p text:style-name="P147">Комфортно мне, или нет?</text:p>
        </text:list-item>
      </text:list>
      <text:p text:style-name="P4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4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4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4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4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4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4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4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4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3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39">К чему я веду?</text:p>
      <text:p text:style-name="P3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3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3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3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109" text:outline-level="4">Общие диагностические критерии расстройств личности</text:h>
      <text:p text:style-name="P46">Существует несколько видов расстройств личности. Они могут быть сгруппированы в одну из трех групп-кластеров:</text:p>
      <text:list xml:id="list3419865346974655521" text:style-name="List_20_2">
        <text:list-item>
          <text:p text:style-name="P158">Кластер <text:span text:style-name="T58">A</text:span><text:span text:style-name="T9">:</text:span></text:p>
          <text:list>
            <text:list-item>
              <text:p text:style-name="P160">Параноидное;</text:p>
            </text:list-item>
            <text:list-item>
              <text:p text:style-name="P160">Шизоидное;</text:p>
            </text:list-item>
            <text:list-item>
              <text:p text:style-name="P160">Шизотипическое.</text:p>
              <text:p text:style-name="P157"><text:span text:style-name="T9">Для лиц с расстройствами кластера </text:span><text:span text:style-name="T63">A</text:span><text:span text:style-name="T9"> характерны трудности, связанные с взаимодействием с окружающими.</text:span></text:p>
              <text:p text:style-name="P157"><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57"><text:span text:style-name="T8">Кластер </text:span><text:span text:style-name="T63">B</text:span><text:span text:style-name="T9">:</text:span></text:p>
          <text:list>
            <text:list-item>
              <text:p text:style-name="P160">Антисоциальное;</text:p>
            </text:list-item>
            <text:list-item>
              <text:p text:style-name="P160">Пограничное;</text:p>
            </text:list-item>
            <text:list-item>
              <text:p text:style-name="P160">Истерическое;</text:p>
            </text:list-item>
            <text:list-item>
              <text:p text:style-name="P160">Нарциссическое.</text:p>
              <text:p text:style-name="P157"><text:span text:style-name="T9">Лица с расстройствами кластера </text:span><text:span text:style-name="T63">B</text:span><text:span text:style-name="T62">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51"><text:soft-page-break/>Их эмоциональное состояние описывается, как драматическое, тревожное, непредсказуемое и нестабильное.</text:p>
            </text:list-item>
          </text:list>
        </text:list-item>
        <text:list-item>
          <text:p text:style-name="P169"><text:span text:style-name="T14">Кластер </text:span><text:span text:style-name="T58">C</text:span><text:span text:style-name="T22">:</text:span></text:p>
          <text:list>
            <text:list-item>
              <text:p text:style-name="P170">Избегающее;</text:p>
            </text:list-item>
            <text:list-item>
              <text:p text:style-name="P170">Зависимое;</text:p>
            </text:list-item>
            <text:list-item>
              <text:p text:style-name="P170">Обсессивно-компульсивное.</text:p>
              <text:p text:style-name="P169"><text:span text:style-name="T22">Лица с расстройствами кластера </text:span><text:span text:style-name="T58">C</text:span><text:span text:style-name="T62"> </text:span><text:span text:style-name="T22">испытывают чувства тревоги и страха, которые их подавляют, и с которыми они постоянно борются.</text:span></text:p>
              <text:p text:style-name="P170">Их поведение описывается, как антиобщественное, замкнутое, неуверенное и чрезвычайно чувствительное.</text:p>
            </text:list-item>
          </text:list>
        </text:list-item>
      </text:list>
      <text:p text:style-name="P90"/>
      <text:p text:style-name="P91"><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64">*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21453751" text:continue-list="list21463059" text:style-name="List_20_1">
        <text:list-item text:start-value="1">
          <text:p text:style-name="P172">заметная дисгармония в поведении:</text:p>
          <text:list>
            <text:list-item>
              <text:p text:style-name="P171">аффективность<text:note text:id="ftn22" text:note-class="footnote"><text:note-citation text:label="*">*</text:note-citation><text:note-body><text:p text:style-name="Footnote"><text:span text:style-name="T8">Аффективность</text:span> (<text:span text:style-name="T2">от лат. </text:span><text:span text:style-name="T59">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71">возбудимость;</text:p>
            </text:list-item>
            <text:list-item>
              <text:p text:style-name="P171">расстройство контроля побуждений:</text:p>
              <text:list>
                <text:list-item>
                  <text:p text:style-name="P171">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71">нарастающее напряжение, возникающее перед совершением действия, повышение физической и психической активности;</text:p>
                </text:list-item>
                <text:list-item>
                  <text:p text:style-name="P171">возникновение ощущения радости и облегчения во время совершения действия.</text:p>
                </text:list-item>
              </text:list>
            </text:list-item>
            <text:list-item>
              <text:p text:style-name="P171">нарушение в процессах восприятия и мышления;</text:p>
            </text:list-item>
            <text:list-item>
              <text:p text:style-name="P171"><text:soft-page-break/>изменение в стиле отношения к окружающим;</text:p>
            </text:list-item>
          </text:list>
        </text:list-item>
        <text:list-item>
          <text:p text:style-name="P171">хроническое проявление аномального поведения, возникшее давно;</text:p>
        </text:list-item>
        <text:list-item>
          <text:p text:style-name="P171">нарушение адаптации к широкому диапазону личностных и социальных ситуаций в связи с аномальным стилем поведения;</text:p>
        </text:list-item>
        <text:list-item>
          <text:p text:style-name="P171">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71">обычно, но не всегда — существенное ухудшение профессиональной и социальной продуктивности.</text:p>
        </text:list-item>
        <text:list-item>
          <text:p text:style-name="P171">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4145419861108035211" text:style-name="List_20_3">
        <text:list-item>
          <text:p text:style-name="P161">отсутствие расстройства личности и существенных критериев личностного расстройства;</text:p>
        </text:list-item>
        <text:list-item>
          <text:p text:style-name="P161">личностное затруднение <text:span text:style-name="T2">(наличие подпороговых критериев одного или нескольких расстройств личности)</text:span>;</text:p>
        </text:list-item>
        <text:list-item>
          <text:p text:style-name="P161"><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63">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63"><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21440827" text:continue-list="list21434558" text:style-name="список_20_перечисление">
        <text:list-item>
          <text:p text:style-name="P142">компенсация негативных проявлений;</text:p>
        </text:list-item>
        <text:list-item>
          <text:p text:style-name="P142">адаптация к обществу;</text:p>
        </text:list-item>
        <text:list-item>
          <text:p text:style-name="P142">снижение уровня тревожности;</text:p>
        </text:list-item>
        <text:list-item>
          <text:p text:style-name="P14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109" text:outline-level="4">Параноидное расстройство личности</text:h>
      <text:p text:style-name="P40">Диагностируется при наличии четырех и более критериев, приведенных ниже, а также при проявлении общих критериев расстройств личности:</text:p>
      <text:list xml:id="list21454953" text:continue-numbering="true" text:style-name="список_20_перечисление">
        <text:list-item>
          <text:p text:style-name="P154">чрезмерная чувствительность к неудачам и отказам;</text:p>
        </text:list-item>
        <text:list-item>
          <text:p text:style-name="P154">постоянное недовольство окружающими, неумение прощать оскорбления, причинение ущерба, высокомерное поведение;</text:p>
        </text:list-item>
        <text:list-item>
          <text:p text:style-name="P154">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54">воинственно-щепетильное, не соответствующее фактической ситуации отношение к вопросам, связанным с правами личности;</text:p>
        </text:list-item>
        <text:list-item>
          <text:p text:style-name="P154">возобновляющиеся неоправданные подозрения в неверности сексуального партнера;</text:p>
        </text:list-item>
        <text:list-item>
          <text:p text:style-name="P154">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4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39"><text:soft-page-break/>Нормальное поведение: Ты мне изменяла?</text:p>
      <text:p text:style-name="P3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3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3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4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4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носится! Может выступать предвестником шизофрении и бредовых расстройств.</text:span></text:p>
      <text:h text:style-name="P109" text:outline-level="4">Шизоидное расстройство личности</text:h>
      <text:p text:style-name="P4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21437488" text:continue-numbering="true" text:style-name="список_20_перечисление">
        <text:list-item>
          <text:p text:style-name="P152">сниженная способность или утрата способности получать удовольствие, сопровождающаяся потерей активности в его достижении;</text:p>
        </text:list-item>
        <text:list-item>
          <text:p text:style-name="P152">эмоциональная холодность, ослабление эмоциональных реакций, бесчувствие, безразличие, отрешенность;</text:p>
        </text:list-item>
        <text:list-item>
          <text:p text:style-name="P152">неспособность проявлять как теплые и нежные чувства, так и гнев по отношению к другим людям;</text:p>
        </text:list-item>
        <text:list-item>
          <text:p text:style-name="P152">слабая реакция на похвалу и на критику;</text:p>
        </text:list-item>
        <text:list-item>
          <text:p text:style-name="P152">незначительный интерес к сексуальным контактам;</text:p>
        </text:list-item>
        <text:list-item>
          <text:p text:style-name="P152">повышенная склонность к фантазированию и стремление к углубленному познанию собственных мыслей, чувств, переживаний.</text:p>
        </text:list-item>
        <text:list-item>
          <text:p text:style-name="P152">предпочтение уединенной деятельности;</text:p>
        </text:list-item>
        <text:list-item>
          <text:p text:style-name="P152">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52">заметная нечуткость к основным чувственно-понятийным социальным нормам и условиям. Эмоциональная дисгармония.</text:p>
        </text:list-item>
      </text:list>
      <text:p text:style-name="P40"><text:soft-page-break/>Шизоид выдерживает значительную дистанцию между собой и окружающими, из-за парадоксально чего вечно жаждет близости.</text:p>
      <text:p text:style-name="P4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4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4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4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4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3"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4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4"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4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4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40">Также для шизоида характерна высокая работоспособность в узких сферах деятельности, сочетающихся с (сухим) прагматизмом.</text:p>
      <text:p text:style-name="P4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4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40">Шизоидам свойственно игнорирование социальных норм внешнего вида, неопрятность, нечистоплотность.</text:p>
      <text:p text:style-name="P4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40">Шизоид, как правило, плохо вовлекается в терапию из-за отсутствия эмпатических наклонностей, что является причиной низкой мотивации.</text:p>
      <text:p text:style-name="P40">Терапия может занимать достаточно продолжительное время из-за постоянного дистанцирования пациента от доктора.</text:p>
      <text:p text:style-name="P4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109" text:outline-level="4">Диссоциальное расстройство личности</text:h>
      <text:p text:style-name="P40"><text:span text:style-name="T8"><text:s/></text:span><text:span text:style-name="T2">(Также антисоциальное рас-во или социопатия)</text:span></text:p>
      <text:p text:style-name="P4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21447591" text:continue-numbering="true" text:style-name="список_20_перечисление">
        <text:list-item>
          <text:p text:style-name="P152">бессердечность, равнодушие к чувствам окружающих. Отсутствие сожалений;</text:p>
        </text:list-item>
        <text:list-item>
          <text:p text:style-name="P152">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52">неспособность поддерживать взаимоотношения при отсутствии затруднений в их становлении;</text:p>
        </text:list-item>
        <text:list-item>
          <text:p text:style-name="P152">крайне низкая способность выдерживать фрустрацию<text:note text:id="ftn25" text:note-class="footnote"><text:note-citation text:label="*">*</text:note-citation><text:note-body><text:p text:style-name="P89">Фрустация<text:span text:style-name="T9"> (</text:span><text:span text:style-name="T4">от лат. </text:span><text:span text:style-name="T60">f</text:span><text:span text:style-name="T4">rustratio</text:span><text:span text:style-name="T60"> —</text:span><text:span text:style-name="T16"> обман, тщетное ожидание</text:span><text:span text:style-name="T9">) </text:span><text:span text:style-name="T62">—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52">неспособность испытывать чувство вины и извлекать пользу из жизненного опыта, особенно из наказания;</text:p>
        </text:list-item>
        <text:list-item>
          <text:p text:style-name="P152">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42"><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4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4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4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4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4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4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4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4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4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40">Немаловажным является факт того, что социопаты отлично понимают, что такое социальные нормы, однако игнорируют их осознанно.</text:p>
      <text:p text:style-name="P4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4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4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4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46">Согласно определению Эрика Берна, социопаты делятся на два вида:</text:p>
      <text:list xml:id="list21463300" text:continue-list="list21453751" text:style-name="List_20_1">
        <text:list-item text:start-value="1">
          <text:p text:style-name="P159">Латентный или пассивный социопат.</text:p>
          <text:p text:style-name="P162">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62">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59">Активный социопат.</text:p>
          <text:p text:style-name="P162">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62">Вне досягаемости этих людей социопат не может и не считает нужным сдерживаться.</text:p>
        </text:list-item>
      </text:list>
      <text:p text:style-name="P41"/>
      <text:p text:style-name="P41">Терапия для антисоциальной личности<text:span text:style-name="T9">:</text:span></text:p>
      <text:p text:style-name="P4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4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4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109"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21439000" text:continue-list="list21447591" text:style-name="список_20_перечисление">
        <text:list-item>
          <text:p text:style-name="P152">ярко выраженная тенденция действовать импульсивно, без учёта последствий, наряду с неустойчивостью настроения;</text:p>
        </text:list-item>
        <text:list-item>
          <text:p text:style-name="P152">минимальная способность планировать;</text:p>
        </text:list-item>
        <text:list-item>
          <text:p text:style-name="P152">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40">Эмоционально-неустойчивое расстройство, это группа, которая включает в себя два подвида расстройств:</text:p>
      <text:list xml:id="list21436136" text:continue-list="list21460694" text:style-name="List_20_4">
        <text:list-item>
          <text:p text:style-name="P155">Эмоциональный или импульсивный тип:</text:p>
          <text:list>
            <text:list-item>
              <text:p text:style-name="P153">склонность к совершению неблагоприятных поступков без учета неблагоприятных последствий;</text:p>
            </text:list-item>
            <text:list-item>
              <text:p text:style-name="P153">высокая активность, сочетающаяся с неумением находить общий язык с окружающими;</text:p>
            </text:list-item>
            <text:list-item>
              <text:p text:style-name="P146"><text:span text:style-name="T22">склонность к сексуальной распущенности</text:span><text:span text:style-name="T62">.</text:span></text:p>
            </text:list-item>
          </text:list>
          <text:p text:style-name="P146"><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53">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53">Способны совершить криминальное действие.</text:p>
          <text:p text:style-name="P153"/>
        </text:list-item>
        <text:list-item>
          <text:p text:style-name="P155">Пограничный тип.</text:p>
          <text:list>
            <text:list-item>
              <text:p text:style-name="P153">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53">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53">повышенная впечатлительность;</text:p>
            </text:list-item>
            <text:list-item>
              <text:p text:style-name="P153">развитое воображение;</text:p>
            </text:list-item>
            <text:list-item>
              <text:p text:style-name="P153">внушаемость.</text:p>
            </text:list-item>
          </text:list>
          <text:p text:style-name="P153">Человек пограничного типа склонен проявлять высокую активность в сферах, которые ему в данный момент наиболее интересны.</text:p>
          <text:p text:style-name="P153">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53"><text:soft-page-break/>Из-за склонности к внушаемости и фантазированию, сферы его интересов постоянно меняются.</text:p>
          <text:p text:style-name="P153">Человек с данным типом расстройства часто страдает от алкогольной и наркотической зависимости, а также становится преступником. Причиной этому также может стать склонность к внушаемости — попав в «плохую» компанию, перенимает ее принципы и поведение.</text:p>
          <text:p text:style-name="P153">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53">Склонность к зависимости также может быть серьезной проблемой пограничного типа. Демонстрируя привязанность, такой человек может прибегать к эмоциональному шантажу (наигранность в эмоциях — слезы, сопереживание и т. д.), а также совершать демонстративные попытки суицида.</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47">Терапия для лиц с эмоционально-неустойчивым расстройством <text:span text:style-name="T9">может быть очень сложной и продолжительной. Стоит отметить, что многие терапевты предпочитают дистанцироваться от таких пациентов.</text:span></text:p>
      <text:h text:style-name="P109" text:outline-level="4">Истерическое расстройство личности</text:h>
      <text:p text:style-name="P4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21448205" text:continue-list="list21439000" text:style-name="список_20_перечисление">
        <text:list-item>
          <text:p text:style-name="P152">самодраматизация, театральность, преувеличенное выражение эмоций;</text:p>
        </text:list-item>
        <text:list-item>
          <text:p text:style-name="P152">внушаемость, лёгкая подверженность влиянию окружающих или обстоятельств;</text:p>
        </text:list-item>
        <text:list-item>
          <text:p text:style-name="P152">поверхностность и лабильность эмоциональности (подвижность, неустойчивость, изменчивость психики);</text:p>
        </text:list-item>
        <text:list-item>
          <text:p text:style-name="P152">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52">неадекватная обольстительность во внешнем виде и поведении;</text:p>
        </text:list-item>
        <text:list-item>
          <text:p text:style-name="P152">чрезмерная озабоченность физической привлекательностью;</text:p>
        </text:list-item>
        <text:list-item>
          <text:p text:style-name="P152">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40"/>
      <text:p text:style-name="P4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21434075" text:continue-numbering="true" text:style-name="список_20_перечисление">
        <text:list-item>
          <text:p text:style-name="P142">«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42">«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42">«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52">«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4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40">Для истероидов характерна неустойчивость самооценки.</text:p>
      <text:p text:style-name="P4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4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4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4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4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4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46"/>
      <text:h text:style-name="P109" text:outline-level="4">Нарциссическое расстройство личности</text:h>
      <text:p text:style-name="P43">Диагностируется при наличии пяти и более критериев, приведенных ниже, а также при проявлении общих критериев расстройств личности:</text:p>
      <text:list xml:id="list5682709168267158061" text:style-name="List_20_5">
        <text:list-item>
          <text:p text:style-name="P149">Значительные нарушения функционирования личности:</text:p>
          <text:list>
            <text:list-item>
              <text:p text:style-name="P149">Нарушения в собственном функционировании</text:p>
              <text:p text:style-name="P164"><text:span text:style-name="T62">(a </text:span><text:span text:style-name="T22">или </text:span><text:span text:style-name="T62">b)</text:span><text:span text:style-name="T61">:</text:span></text:p>
              <text:list>
                <text:list-item>
                  <text:p text:style-name="P149">Идеинтичность.</text:p>
                  <text:p text:style-name="P149">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49">Неадекватная самооценка, которая может быть завышенной или заниженной, которая колеблется между крайностями.</text:p>
                  <text:p text:style-name="P149">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49">Опора на себя.</text:p>
                  <text:p text:style-name="P149">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49">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49">Зачастую не осознает собственных мотивов.</text:p>
                </text:list-item>
              </text:list>
            </text:list-item>
            <text:list-item>
              <text:p text:style-name="P149">Нарушения в межперсональном функционировании</text:p>
              <text:p text:style-name="P156"><text:span text:style-name="T60">(a </text:span><text:span text:style-name="T4">или </text:span><text:span text:style-name="T60">b)</text:span><text:span text:style-name="T61">:</text:span></text:p>
              <text:list>
                <text:list-item>
                  <text:p text:style-name="P149">Отсутствие эмпатии.</text:p>
                  <text:p text:style-name="P149">Нарушенная способность признавать чувства других людей или идентифицировать себя с их чувствами.</text:p>
                  <text:p text:style-name="P149">Чрезмерно настроены на реакции других, но только если эти реакции имеют к нему отношение.</text:p>
                  <text:p text:style-name="P149">Переоценка или недооценка собственного влияния на других.</text:p>
                </text:list-item>
                <text:list-item>
                  <text:p text:style-name="P149">Близость.</text:p>
                  <text:p text:style-name="P149">Считает, что отношения нужны для «обслуживания» его самооценки.</text:p>
                  <text:p text:style-name="P149">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49">Патологические черты личности в следующих областях:</text:p>
          <text:list>
            <text:list-item>
              <text:p text:style-name="P149"><text:soft-page-break/>Антагонизм (соперничество и соревнование), характеризующийся:</text:p>
              <text:list>
                <text:list-item>
                  <text:p text:style-name="P149">Грандиозностью.</text:p>
                  <text:p text:style-name="P149">Явное или скрытое чувство, что ему все должны.</text:p>
                  <text:p text:style-name="P149">Эгоцентризм, уверенность в собственном превосходстве.</text:p>
                  <text:p text:style-name="P149">Снисходительное отношение к другим.</text:p>
                </text:list-item>
                <text:list-item>
                  <text:p text:style-name="P149">Привлечение внимания.</text:p>
                  <text:p text:style-name="P149">Чрезмерные попытки привлечь внимание других и быть в центе внимания.</text:p>
                  <text:p text:style-name="P149">Поиск восхищения.</text:p>
                </text:list-item>
              </text:list>
            </text:list-item>
          </text:list>
        </text:list-item>
        <text:list-item>
          <text:p text:style-name="P149">Вышеперечисленные личностные нарушения стабильны во времени и проявляются в разных жизненных ситуациях.</text:p>
        </text:list-item>
        <text:list-item>
          <text:p text:style-name="P149">Вышеперечисленные личностные нарушения не соответствуют культурной среде.</text:p>
        </text:list-item>
        <text:list-item>
          <text:p text:style-name="P149">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4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43">В наше время нарциссическим личностям очень тяжело, в связи с информационной средой, которая нас окружает.</text:p>
      <text:p text:style-name="P3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3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43">Немаловажным моментом является трудность осознания нарциссом своих потребностей и сложность в выражении этих потребностей. Это связанно с тем, что нарциссические личности глубоко стыдятся о чем-либо попросить.</text:p>
      <text:p text:style-name="P4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4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6"><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собственных достижениях, что указывает на комплексы неполноценности и ущербности.</text:span></text:p>
      <text:p text:style-name="P20">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6"><text:span text:style-name="T18">Нарцисс, в силу своего патологического себялюбия, не станет зарабатывать уважение у </text:span><text:span text:style-name="T68">«недостойных». Признание и уважение он обычно требует.</text:span></text:p>
      <text:p text:style-name="P2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9">Под давлением нарцисса, его жертва может начать стыдиться собственных заслуг, продолжая идеализировать своего деструктивного партнера.</text:p>
      <text:p text:style-name="P6">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4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43"><text:soft-page-break/>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выражать свои потребности может поменять представления пациента о человеческой взаимности.</text:p>
      <text:p text:style-name="P4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109" text:outline-level="4">Пассивно-агрессивное расстройство личности</text:h>
      <text:p text:style-name="P43">Диагностируется при наличии пяти и более критериев, приведенных ниже, а также при проявлении общих критериев расстройств личности:</text:p>
      <text:list xml:id="list21460225" text:continue-list="list21434075" text:style-name="список_20_перечисление">
        <text:list-item>
          <text:p text:style-name="P150">необоснованная критика или презрение по отношению к собеседнику;</text:p>
        </text:list-item>
        <text:list-item>
          <text:p text:style-name="P150">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50">конфликтность, раздражительность и упрямство при необходимости выполнять нежелательные задачи;</text:p>
        </text:list-item>
        <text:list-item>
          <text:p text:style-name="P150">намеренно плохая или медленная работа при выполнении нежелательных задач;</text:p>
        </text:list-item>
        <text:list-item>
          <text:p text:style-name="P150">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50">избегающее поведение при выполнении обязательств, которое оправдывается забывчивостью;</text:p>
        </text:list-item>
        <text:list-item>
          <text:p text:style-name="P150">препятствование усилиям других за счет невыполнения своей части работы (если речь идет командной работе).</text:p>
        </text:list-item>
      </text:list>
      <text:p text:style-name="P4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4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43">В случае если по каким-то причинам больной теряет мотивацию к сопротивлению, то испытывает выраженное чувство тревоги.</text:p>
      <text:p text:style-name="P4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4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43">Негативная реакция окружающих на свои жалобы является для них субъективным подтверждением обоснованности их пессимизма и негатива.</text:p>
      <text:p text:style-name="P43"><text:soft-page-break/>Возможен шантаж суицидом, но он редко сопровождается суицидальными попытками.</text:p>
      <text:p text:style-name="P4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4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43">Уступки требованиям пациента со стороны терапевта антитерапевтичны, а отказ уступать угрожает потерей контакта.</text:p>
      <text:p text:style-name="P43"/>
      <text:p text:style-name="P45">(Источник: Википедия)</text:p>
      <text:h text:style-name="P95" text:outline-level="3"><text:bookmark-start text:name="Pochiemu_ia_"/>Почему я?<text:bookmark-end text:name="Pochiemu_ia_"/></text:h>
      <text:p text:style-name="P11">Именно этот вопрос вы задавали себе в начале своих роковых отношений! Именно поиски ответа не дают вам покоя.</text:p>
      <text:p text:style-name="P6"><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6">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6">Так как же получилось, что все вышло из под контроля?</text:p>
      <text:p text:style-name="P6">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6">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6">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3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6">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71">отпустит</text:span><text:span text:style-name="T72"> выбросит</text:span> только тогда, когда с вас уже нечего будет взять.</text:p>
      <text:p text:style-name="P6">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6">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11">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6"><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61">* * *</text:p>
      <text:p text:style-name="P6">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6">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11">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6">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11">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11">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6">15 минут.</text:p>
      <text:p text:style-name="P6">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11">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11">15 минут.</text:p>
      <text:p text:style-name="P59">* * *</text:p>
      <text:p text:style-name="P11">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6">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6">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6">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6"><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6">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6">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21460845" text:continue-list="list21436995" text:style-name="диалог">
        <text:list-item>
          <text:p text:style-name="P133">Ты просто его не знаешь!</text:p>
        </text:list-item>
      </text:list>
      <text:p text:style-name="P68">* * *</text:p>
      <text:p text:style-name="P11">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6"><text:soft-page-break/>Давайте вспомним ранее описанный диалог, где я задаю своему бывшему парню вопрос:</text:p>
      <text:list xml:id="list21442164" text:continue-numbering="true" text:style-name="диалог">
        <text:list-item>
          <text:p text:style-name="P117">Есть ли что-то, что я должна знать?..</text:p>
        </text:list-item>
      </text:list>
      <text:p text:style-name="P6">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21461130" text:continue-numbering="true" text:style-name="диалог">
        <text:list-item>
          <text:p text:style-name="P117">Ты вокруг меня плетешь какую-то западню...</text:p>
        </text:list-item>
        <text:list-item>
          <text:p text:style-name="P117">Я ничего такого не делал...</text:p>
        </text:list-item>
        <text:list-item>
          <text:p text:style-name="P117">Каждый справляется с болью по разному...</text:p>
        </text:list-item>
        <text:list-item>
          <text:p text:style-name="P117">Я был на четырех свиданиях...</text:p>
        </text:list-item>
        <text:list-item>
          <text:p text:style-name="P117">Да, я трахаться хотел...</text:p>
        </text:list-item>
      </text:list>
      <text:p text:style-name="P6">Но это лишь вербальная сторона разговора. Поговорим еще и о языке тела.</text:p>
      <text:p text:style-name="P6">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6">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6">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6">Почему я?</text:p>
      <text:p text:style-name="P6">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6">Даже когда его аморальные действия стали до безобразия очевидными, я пичкала себя надеждой, что все наладится. Вот почему я!</text:p>
      <text:p text:style-name="P6">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61">* * *</text:p>
      <text:p text:style-name="P11">Как же не попасть в эту ловушку снова?</text:p>
      <text:p text:style-name="P11">Здесь я бы хотела уделить особое внимание одной очень полезной штуке. Эта штука есть у каждого из нас, но мы почти не умеем ею пользоваться.</text:p>
      <text:p text:style-name="P11">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11">Поговорим об интуиции.</text:p>
      <text:p text:style-name="P6"><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3">И вот тут сразу возникает вопрос: </text:span><text:span text:style-name="T9">«</text:span><text:span text:style-name="T4">Что важнее — интуиция или же все-таки логика?</text:span><text:span text:style-name="T9">»</text:span></text:p>
      <text:p text:style-name="P12">Логика — сознание — рационализм.</text:p>
      <text:p text:style-name="P11">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2">Интуиция — подсознание — инстинкт.</text:p>
      <text:p text:style-name="P11">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11">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11">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11">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11">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6"><text:span text:style-name="T5">В учениях Платона</text:span><text:span text:style-name="T5"><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8"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21434108" text:continue-numbering="true" text:style-name="диалог">
        <text:list-item>
          <text:p text:style-name="P133">Я так и знала! — говорим мы часто. Но поздно.</text:p>
        </text:list-item>
      </text:list>
      <text:p text:style-name="P11">И вот интересно — откуда знала? Ответить сложно, но ведь знала же!</text:p>
      <text:p text:style-name="P11">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11">Главное условие — прислушаться к ней.</text:p>
      <text:p text:style-name="P11">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11">Так-то.</text:p>
      <text:p text:style-name="P11">Стало быть, первое и самое главное правило — если кажется, то не кажется!</text:p>
      <text:p text:style-name="P11">Почему вы? Потому, что вы пытаетесь оправдывать свои опасения лишь логически.</text:p>
      <text:p text:style-name="P61">* * *</text:p>
      <text:p text:style-name="P11">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11">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6">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6">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6"><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чтобы понять, какие именно жесты являются нестандартными, нужно понимать привычное поведение тела вашего собеседника.</text:span></text:p>
      <text:p text:style-name="P6">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6">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3">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6">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11">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1">Почему вы? Потому, что были недостаточно внимательны.</text:p>
      <text:p text:style-name="P11">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11"><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11">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11">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93"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6">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11">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11">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6"><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95" text:outline-level="3">Делегирование<text:bookmark-start text:name="Diemonstrativnoie_ighnorirovaniie_sobstv"/> собственных обязательств<text:bookmark-end text:name="Diemonstrativnoie_ighnorirovaniie_sobstv"/></text:h>
      <text:p text:style-name="P6">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6">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6">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6">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6"><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6">Призвать его на помощь — значит получить его осуждение. Он скажет, что вы вечно его пилите, забираете его свободу, мешаете жить и т. д.</text:p>
      <text:p text:style-name="P6">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6">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6">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6">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95" text:outline-level="3"><text:bookmark-start text:name="Gazlaitingh_"/>Газлайтинг<text:bookmark-end text:name="Gazlaitingh_"/></text:h>
      <text:p text:style-name="P6">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21456653" text:continue-numbering="true" text:style-name="диалог">
        <text:list-item>
          <text:p text:style-name="P117">Тебе показалось.</text:p>
        </text:list-item>
        <text:list-item>
          <text:p text:style-name="P117">Ты себе накручиваешь.</text:p>
        </text:list-item>
        <text:list-item>
          <text:p text:style-name="P117">Ничего у тебя не болит.</text:p>
        </text:list-item>
        <text:list-item>
          <text:p text:style-name="P117">Ты сама придумываешь себе проблемы.</text:p>
        </text:list-item>
        <text:list-item>
          <text:p text:style-name="P117">Я такого не говорил!</text:p>
        </text:list-item>
      </text:list>
      <text:p text:style-name="P6">Или:</text:p>
      <text:list xml:id="list21454960" text:continue-numbering="true" text:style-name="диалог">
        <text:list-item>
          <text:p text:style-name="P117">Не было такого. Ты все придумываешь!</text:p>
        </text:list-item>
      </text:list>
      <text:p text:style-name="P6">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21443728" text:continue-numbering="true" text:style-name="диалог">
        <text:list-item>
          <text:p text:style-name="P117">Ты что — сумасшедшая?!</text:p>
        </text:list-item>
      </text:list>
      <text:p text:style-name="P6">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6">Во-первых: этот человек должен быть близким для вас. Вы к нему, как минимум, расположены:</text:p>
      <text:list xml:id="list21457025" text:continue-numbering="true" text:style-name="диалог">
        <text:list-item>
          <text:p text:style-name="P117">С чего бы это ему причинять мне зло?</text:p>
        </text:list-item>
      </text:list>
      <text:p text:style-name="P6">Во-вторых: он опровергает ваше мнение:</text:p>
      <text:list xml:id="list21440557" text:continue-numbering="true" text:style-name="диалог">
        <text:list-item>
          <text:p text:style-name="P117">Не придумывай! Тебе показалось!</text:p>
        </text:list-item>
      </text:list>
      <text:p text:style-name="P6">В-третьих: этот человек настаивает на своей точке зрения, убеждая в этом вас:</text:p>
      <text:list xml:id="list21451101" text:continue-numbering="true" text:style-name="диалог">
        <text:list-item>
          <text:p text:style-name="P117">Я же знаю, что тебе нравится! Да нравится же! Ну чего ты врешь?!</text:p>
        </text:list-item>
      </text:list>
      <text:p text:style-name="P6">Вы начинаете в себе сомневаться если:</text:p>
      <text:list xml:id="list21458211" text:continue-list="list21460225" text:style-name="список_20_перечисление">
        <text:list-item>
          <text:p text:style-name="P132">вас запугивают и шантажируют: <text:span text:style-name="T2">«Я не буду с тобой разговаривать, если ты продолжишь говорить этот бред!»</text:span></text:p>
        </text:list-item>
        <text:list-item>
          <text:p text:style-name="P132">вас держат в напряжении: <text:span text:style-name="T2">«Ну посмотрим, как ты будешь стараться! Что-то я сомневаюсь!»</text:span></text:p>
        </text:list-item>
        <text:list-item>
          <text:p text:style-name="P132">на вас оказывают давление: <text:span text:style-name="T2">«Если ты это не сделаешь, то значит не любишь меня!»</text:span></text:p>
        </text:list-item>
        <text:list-item>
          <text:p text:style-name="P132">вам внушают: <text:span text:style-name="T2">«Ты понимаешь, что такое говорят только ненормальные!?»</text:span></text:p>
        </text:list-item>
        <text:list-item>
          <text:p text:style-name="P132">вас кодируют путем постоянного повторения всего вышеперечисленного.</text:p>
        </text:list-item>
      </text:list>
      <text:p text:style-name="P6">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6">Вам вечно что-то пытаются внушить относительно вашей нормальности, и вы действительно начинаете <text:span text:style-name="T66">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11">Например, вы первый раз за год приболели. С вами обычно редко такое случается, однако, ваш партнер говорит вам:</text:p>
      <text:list xml:id="list21439489" text:continue-list="list21451101" text:style-name="диалог">
        <text:list-item>
          <text:p text:style-name="P133">Опять! Дорогая, тебе не кажется, что ты в последнее время часто болеешь?</text:p>
        </text:list-item>
      </text:list>
      <text:p text:style-name="P11">Или вы бодры и веселы, а ваш партнер говорит вам:</text:p>
      <text:list xml:id="list21442640" text:continue-numbering="true" text:style-name="диалог">
        <text:list-item>
          <text:p text:style-name="P133">Что-то ты бледненькая! С тобой точно все в порядке?</text:p>
        </text:list-item>
      </text:list>
      <text:p text:style-name="P11">Вы умны и ответственны, а вам постоянно говорят, что вы все теряете, везде опаздываете, все путаете.</text:p>
      <text:p text:style-name="P11">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6"><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67">Я </text:span><text:span text:style-name="T19">настойчиво советую его к просмотру. Во время просмотра у меня действительно мурашки шли по коже!</text:span></text:p>
      <text:p text:style-name="Text_20_body"><text:span text:style-name="T45">Теперь, </text:span><text:span text:style-name="T54">когда мне в очередной раз задают провокационные вопросы типа: что же я в нем, таком плохом, нашла; что же я терпела и не уходила </text:span><text:span text:style-name="T45">—</text:span><text:span text:style-name="T54">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6"><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21449306" text:continue-numbering="true" text:style-name="диалог">
        <text:list-item>
          <text:p text:style-name="P117">Мне это нравится? — Нет.</text:p>
        </text:list-item>
        <text:list-item>
          <text:p text:style-name="P117">Я это слышала/видела? — Да.</text:p>
        </text:list-item>
      </text:list>
      <text:p text:style-name="P6">Таким образом вы избавитесь от сомнений в реальности этих фактов.</text:p>
      <text:p text:style-name="P6">Отстаивайте свою точку зрения. Описывайте свои чувства:</text:p>
      <text:list xml:id="list21465677" text:continue-numbering="true" text:style-name="диалог">
        <text:list-item>
          <text:p text:style-name="P117">Как это у меня не болит? Еще как болит!</text:p>
        </text:list-item>
      </text:list>
      <text:p text:style-name="P6"><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21462907" text:continue-numbering="true" text:style-name="диалог">
        <text:list-item>
          <text:p text:style-name="P117">Ты что, хочешь сказать, что я сумасшедшая?!</text:p>
        </text:list-item>
      </text:list>
      <text:p text:style-name="P59">* * *</text:p>
      <text:p text:style-name="P6">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6">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6">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6">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66">Это поможет вам увидеть, что вы все сделали правильно и </text:span><text:span text:style-name="T14">стать</text:span><text:span text:style-name="T66"> уверенее в себе.</text:span></text:p>
      <text:p text:style-name="P6">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6">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6">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6">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6">Что же касается абьюзера, то тут важно понять, что вряд ли, проснувшись однажды утром, <text:span text:style-name="T66">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66">ему</text:span> проникать в ваши мысли. От таких людей я настойчиво <text:span text:style-name="T66">рекомендую</text:span> вам держаться подальше!</text:p>
      <text:h text:style-name="P95" text:outline-level="3"><text:bookmark-start text:name="Viskholdingh_"/>Висхолдинг<text:bookmark-end text:name="Viskholdingh_"/></text:h>
      <text:p text:style-name="P6">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6">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6">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6">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21439311" text:continue-numbering="true" text:style-name="диалог">
        <text:list-item>
          <text:p text:style-name="P117">И это, по твоему, проблема? Ты действительно считаешь, что из-за этого стоит ссориться?</text:p>
        </text:list-item>
      </text:list>
      <text:p text:style-name="P6">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21464684" text:continue-numbering="true" text:style-name="диалог">
        <text:list-item>
          <text:p text:style-name="P117">Я не буду разговаривать об этом. Это полный бред! Ты хоть слышишь себя?</text:p>
        </text:list-item>
      </text:list>
      <text:p text:style-name="P6">И вот вы пытаетесь понять, что же «такого» вы сказали не так. Вы оправдываетесь, пытаетесь объясниться... — <text:span text:style-name="T2">он спрыгнул с темы</text:span>.</text:p>
      <text:list xml:id="list21440328" text:continue-numbering="true" text:style-name="диалог">
        <text:list-item>
          <text:p text:style-name="P117">В смысле?</text:p>
        </text:list-item>
      </text:list>
      <text:p text:style-name="P6">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6">б) успеть придумать что-то пока вы повторяете свой вопрос, что позволит ему <text:span text:style-name="T2">спрыгнуть с темы</text:span>.</text:p>
      <text:p text:style-name="P6">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6">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6">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6">Не душите в себе ощущение ненужности. Чтобы убедиться в его равнодушии к обсуждаемой проблеме, можете задать ему пару уточняющих вопросов?</text:p>
      <text:list xml:id="list21464142" text:continue-numbering="true" text:style-name="диалог">
        <text:list-item>
          <text:p text:style-name="P117">Скажи мне, тебе правда неинтересно, в какой школе будет учится твой сын?</text:p>
        </text:list-item>
        <text:list-item>
          <text:p text:style-name="P117">Откуда генерируются твои отговорки? Или может ты думаешь, что, уходя от этой темы, этот вопрос решиться сам собой?</text:p>
        </text:list-item>
      </text:list>
      <text:p text:style-name="P6">Но будьте готовы к новой порции дерьма, которым он вас обольет с ног до головы!</text:p>
      <text:p text:style-name="P6">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6">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11">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96" text:outline-level="3">Изоляция жертвы от ее окружения</text:h>
      <text:h text:style-name="P103" text:outline-level="4">1. Он всячески заполняет ваше время собой и своим окружением.</text:h>
      <text:p text:style-name="P3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33">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33">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3">— Я пригласила на выходные Машу и Петю. Будем играть в покер.</text:p>
      <text:p text:style-name="P33"><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103" text:outline-level="4">2. Он воздействует на ваше мнение о ваших близких.</text:h>
      <text:p text:style-name="P10">Это может быть ваша близкая подруга:</text:p>
      <text:list xml:id="list21435360" text:continue-numbering="true" text:style-name="диалог">
        <text:list-item>
          <text:p text:style-name="P137">Твоя Машка как-то странно на меня посмотрела... А вы давно с ней дружите?...</text:p>
        </text:list-item>
      </text:list>
      <text:p text:style-name="P33">После такого замечания вы, наверняка, постараетесь оградить вашего партнера от <text:span text:style-name="T66">каких-то </text:span><text:span text:style-name="T14">не таких</text:span><text:span text:style-name="T58"> </text:span><text:span text:style-name="T14">взглядов Маши. Теперь ваше с ней общение может свестись к минимуму.</text:span></text:p>
      <text:p text:style-name="P21">Это может быть ваш друг:</text:p>
      <text:list xml:id="list21463292" text:continue-numbering="true" text:style-name="диалог">
        <text:list-item>
          <text:p text:style-name="P137">Я видел, как ты с Петей кокетничала...</text:p>
        </text:list-item>
      </text:list>
      <text:p text:style-name="P33">Петю ждет та же участь, что и Машу — вы перестаете общаться с Петей, дабы избежать необоснованной ревности вашего партнера.</text:p>
      <text:p text:style-name="P33">Это могут быть ваши близкие родственники:</text:p>
      <text:list xml:id="list21460779" text:continue-numbering="true" text:style-name="диалог">
        <text:list-item>
          <text:p text:style-name="P137">Мне кажется, что я не нравлюсь твоей маме...</text:p>
        </text:list-item>
      </text:list>
      <text:p text:style-name="P33">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10"><text:soft-page-break/>Все желают вам зла, завидуют вам, но только не он! Он как раз оберегает вас от всех злых людей!</text:p>
      <text:p text:style-name="P33"><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33">При этом, вы вряд ли услышите прямые запреты, типа:</text:p>
      <text:list xml:id="list21457225" text:continue-numbering="true" text:style-name="диалог">
        <text:list-item>
          <text:p text:style-name="P165"><text:span text:style-name="T25">Я не хочу, чтобы ты с </text:span><text:span text:style-name="T43">Машей</text:span><text:span text:style-name="T51"> </text:span><text:span text:style-name="T43">общалась!</text:span></text:p>
        </text:list-item>
      </text:list>
      <text:p text:style-name="P33">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33">Не верьте ничему, в чем не нашли подтверждения! Верьте только своим глазам и ушам!</text:p>
      <text:p text:style-name="P33">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P104" text:outline-level="4"><text:span text:style-name="T25">3. Он </text:span><text:span text:style-name="T33">воздействует </text:span><text:span text:style-name="T25">на ваше окружение.</text:span></text:h>
      <text:p text:style-name="P33">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3">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33">Таким человеком руководят определенные цели... или вы все еще думаете, что вам кажется?</text:p>
      <text:p text:style-name="P33">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33">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4">* * *</text:p>
      <text:p text:style-name="P2">Нас с детства учили, что «сор из избы не выносят». Выносят! Иначе вы просто задохнетесь от этой «вони»! Я знаю, о чем говорю!</text:p>
      <text:p text:style-name="P2"><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21441886" text:continue-numbering="true" text:style-name="диалог">
        <text:list-item>
          <text:p text:style-name="P173">А куда же ты смотрела? Как ты могла не заметить?!</text:p>
        </text:list-item>
      </text:list>
      <text:p text:style-name="P2">А так же «по горячему» получить от близких совет на тему: «Что же делать?»</text:p>
      <text:p text:style-name="P2">Заходите издалека:</text:p>
      <text:list xml:id="list21465225" text:continue-numbering="true" text:style-name="диалог">
        <text:list-item>
          <text:p text:style-name="P173">Маш, смотри, вот чисто гипотетически, если человек так себя ведет — это нормально?</text:p>
        </text:list-item>
      </text:list>
      <text:p text:style-name="P2"><text:s/>Поверьте, с этих пор к нему начнут присматриваться. К тому же и он заметит, что отныне вы не один на один с ним.</text:p>
      <text:p text:style-name="P2">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2">Так что, заговорив о своих проблемах как можно раньше, у вас будет отличный шанс обезопасить себя и заручиться поддержкой!</text:p>
      <text:h text:style-name="P96" text:outline-level="3"><text:bookmark-start text:name="Passivnaia_aghriessiia__ighnorirovaniie_"/>Пассивная агрессия<text:bookmark-end text:name="Passivnaia_aghriessiia__ighnorirovaniie_"/></text:h>
      <text:p text:style-name="P3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3">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33">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33">Результат пассивной агрессии — это всегда сильное чувство вины жертвы.</text:p>
      <text:p text:style-name="P33">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P104" text:outline-level="4">Игнорирование.</text:h>
      <text:p text:style-name="P33"><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33">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21454023" text:continue-numbering="true" text:style-name="диалог">
        <text:list-item>
          <text:p text:style-name="P137">Да сколько можно меня дергать?!</text:p>
        </text:list-item>
      </text:list>
      <text:p text:style-name="P33">Ну и, конечно, он обижается!</text:p>
      <text:h text:style-name="P103" text:outline-level="4">Обида.</text:h>
      <text:p text:style-name="P33">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21453576" text:continue-numbering="true" text:style-name="диалог">
        <text:list-item>
          <text:p text:style-name="P137">Как ты могла?!</text:p>
        </text:list-item>
      </text:list>
      <text:p text:style-name="P33">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33">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P104" text:outline-level="4">Внезапный бойкот.</text:h>
      <text:p text:style-name="P33">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33">Это бойкот. Цель такой пассивной агрессии — ввести вас в недоумение. Вы ищете свою вину, но не можете ее найти. В вашей голове только одна мысль:</text:p>
      <text:list xml:id="list21441227" text:continue-numbering="true" text:style-name="диалог">
        <text:list-item>
          <text:p text:style-name="P137">Не может же он просто так взять и обидеться?</text:p>
        </text:list-item>
      </text:list>
      <text:p text:style-name="P33">И вы отвечаете себе на этот вопрос — нет, не может.</text:p>
      <text:p text:style-name="P33">Может!!!</text:p>
      <text:p text:style-name="P33">Вам сложно поверить в то, что им руководят скрытые мотивы. Будучи человеком сострадательным и неравнодушным, вы пытаетесь наладить связь:</text:p>
      <text:list xml:id="list21457309" text:continue-numbering="true" text:style-name="диалог">
        <text:list-item>
          <text:p text:style-name="P137">Милый, ну скажи, что не так? Ну прости, если я тебя чем-то обидела!</text:p>
        </text:list-item>
      </text:list>
      <text:p text:style-name="P33">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33">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33">В следующую такую ситуацию вам обязательно напомнят:</text:p>
      <text:list xml:id="list21445069" text:continue-numbering="true" text:style-name="диалог">
        <text:list-item>
          <text:p text:style-name="P137">Опять ты за свое. В прошлый раз было тоже самое!</text:p>
        </text:list-item>
      </text:list>
      <text:p text:style-name="P33">И вы снова не понимаете. И снова просите прощение, и обещаете, что такого больше не повторится! А вам говорят:</text:p>
      <text:list xml:id="list21438080" text:continue-numbering="true" text:style-name="диалог">
        <text:list-item>
          <text:p text:style-name="P137">Ты в прошлый раз тоже говорила, что не повторится!</text:p>
          <text:p text:style-name="P102">* * *</text:p>
        </text:list-item>
      </text:list>
      <text:p text:style-name="P33">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33">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3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21446420" text:continue-numbering="true" text:style-name="диалог">
        <text:list-item>
          <text:p text:style-name="P137">Что, опять? Ну ок...</text:p>
        </text:list-item>
      </text:list>
      <text:p text:style-name="P33">Я даже пыталась его вывести на чистую воду агрессивно... Много было испробовано... Не помогало ничего.</text:p>
      <text:p text:style-name="P33">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33">Во-вторых: настоящий мужчина не обижается! Соответственно, тот, кто обижается — не настоящий мужчина, а жалкая его пародия и нытик.</text:p>
      <text:p text:style-name="P33">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33">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33">Не пытайтесь утешить его и сгладить ситуацию. Он не прав! А если считает, что не правы вы, то пусть имеет смелость сказать об этом вслух.</text:p>
      <text:h text:style-name="P95"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6">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6">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6">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6">Это дает мне полное право утверждать, что у любого нашего эмоционального состояния есть причина.</text:p>
      <text:p text:style-name="P6"><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6">Вы делитесь своими переживаниями, в последствии чего чувствуете уязвленность:</text:p>
      <text:list xml:id="list21448192" text:continue-numbering="true" text:style-name="диалог">
        <text:list-item>
          <text:p text:style-name="P117">Теперь я понимаю, почему Петя решил с тобой расстаться.</text:p>
        </text:list-item>
      </text:list>
      <text:p text:style-name="P6">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6">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6">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6">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6"><text:soft-page-break/>Я бы назвала триггер — ассоциативным переживанием воспоминания или представления.</text:p>
      <text:p text:style-name="P6">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6">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6">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6">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21444920" text:continue-numbering="true" text:style-name="диалог">
        <text:list-item>
          <text:p text:style-name="P117">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6"><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6">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95" text:outline-level="3"><text:bookmark-start text:name="Viktimblieimingh_"/>Виктимблейминг<text:bookmark-end text:name="Viktimblieimingh_"/></text:h>
      <text:p text:style-name="P6">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6">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21447127" text:continue-numbering="true" text:style-name="диалог">
        <text:list-item>
          <text:p text:style-name="P117">Это все потому, что я черный? — если ответ «Да», то это виктимблейминг.</text:p>
        </text:list-item>
      </text:list>
      <text:p text:style-name="P6">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6">Примерами виктимблейминга являются:</text:p>
      <text:list xml:id="list21451416" text:continue-numbering="true" text:style-name="диалог">
        <text:list-item>
          <text:p text:style-name="P117">Ее бы не изнасиловали, если бы она не надела такое короткое платье.</text:p>
        </text:list-item>
        <text:list-item>
          <text:p text:style-name="P117">Тебя не повысили, потому что ты мало старалась.</text:p>
        </text:list-item>
        <text:list-item>
          <text:p text:style-name="P117">Твой кошелек украли из-за твоей невнимательности!</text:p>
        </text:list-item>
      </text:list>
      <text:p text:style-name="P6">Все подобные примеры подводятся итоговым приговором:</text:p>
      <text:list xml:id="list21457964" text:continue-numbering="true" text:style-name="диалог">
        <text:list-item>
          <text:p text:style-name="P117"><text:soft-page-break/>Сама виновата!</text:p>
        </text:list-item>
      </text:list>
      <text:p text:style-name="P6">Без вины виноватая (С). Жертва становится эдаким «козлом отпущения», и вместо поддержки, выслушивает упреки с нотками злорадства и сарказма.</text:p>
      <text:list xml:id="list21436648" text:continue-numbering="true" text:style-name="диалог">
        <text:list-item>
          <text:p text:style-name="P117">А чего ты хотела?!</text:p>
        </text:list-item>
      </text:list>
      <text:p text:style-name="P6">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6">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6">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6">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21450618" text:continue-numbering="true" text:style-name="диалог">
        <text:list-item>
          <text:p text:style-name="P117">Прости меня, я сорвался из-за того, что ты меня спровоцировала.</text:p>
        </text:list-item>
      </text:list>
      <text:p text:style-name="P6"><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6">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6">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6">Она не понимала — что именно, но не могла поверить, что ее бьют просто так.</text:p>
      <text:p text:style-name="P6">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6">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6">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6"><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6">Первое правило — вы ни в чем не виноваты!</text:p>
      <text:p text:style-name="P6">Ничто не дает человеку право причинять материальный, физический, сексуальный или психологический вред другому. Нет таких причин!</text:p>
      <text:p text:style-name="P6">Ни короткое платье, ни расстегнутая сумка, ни разбитая кружка или пересоленный суп не дает человеку право на причинение вам вреда!</text:p>
      <text:p text:style-name="P6">Об этом нужно говорить. Говорить громко и уверенно. Вслух!</text:p>
      <text:p text:style-name="P6">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21445092" text:continue-numbering="true" text:style-name="диалог">
        <text:list-item>
          <text:p text:style-name="P117">То есть, если ты пересолила суп, то позволишь своему мужу ударить тебя?</text:p>
        </text:list-item>
        <text:list-item>
          <text:p text:style-name="P117">Ты хочешь сказать, что украл бы деньги другого человека, если бы увидел у него расстегнутую сумку?</text:p>
        </text:list-item>
        <text:list-item>
          <text:p text:style-name="P117">А если ты увидишь на улице девушку в короткой юбке, это даст тебе полное право изнасиловать ее?</text:p>
        </text:list-item>
      </text:list>
      <text:p text:style-name="P6"><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6">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6">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6">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6">В общем-то выбор у вас небольшой — остаться совсем одной, или помочь себе. Действуйте!</text:p>
      <text:p text:style-name="Subtitle">* * *</text:p>
      <text:p text:style-name="P6">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6"><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6">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6">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6">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95" text:outline-level="3"><text:bookmark-start text:name="Vam_riedko_ustupaiut_ili_nie_ustupaiut_v"/>Вам редко уступают или не уступают вообще<text:bookmark-end text:name="Vam_riedko_ustupaiut_ili_nie_ustupaiut_v"/></text:h>
      <text:p text:style-name="P6">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6">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6">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6">К чему я веду?</text:p>
      <text:p text:style-name="P6">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6"><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7">Не забывайте об объективных суждениях!</text:p>
      <text:p text:style-name="P6">«Если ..., то ...»</text:p>
      <text:p text:style-name="P6">Это довольно неплохая тактика, чтобы показать, что вы готовы уступать, и проверить, готовы ли уступать вам.</text:p>
      <text:p text:style-name="Subtitle">* * *</text:p>
      <text:p text:style-name="P6">В споре требуйте объяснений и аргументов:</text:p>
      <text:list xml:id="list21447426" text:continue-numbering="true" text:style-name="диалог">
        <text:list-item>
          <text:p text:style-name="P117">Приведи мне хоть один достойный аргумент в пользу своей идеи, и тогда, возможно, мое мнение изменится.</text:p>
        </text:list-item>
      </text:list>
      <text:p text:style-name="P6">Не соглашайтесь с ним без таких объяснений. Это вполне справедливо и обосновано. Требовать объяснений — это же не преступление!</text:p>
      <text:p text:style-name="P6">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21444239" text:continue-list="list21458211" text:style-name="список_20_перечисление">
        <text:list-item>
          <text:p text:style-name="P132">либо спор перейдет в русло конструктивного диалога;</text:p>
        </text:list-item>
        <text:list-item>
          <text:p text:style-name="P132">либо он бежит с «поля боя»;</text:p>
        </text:list-item>
        <text:list-item>
          <text:p text:style-name="P132"><text:soft-page-break/>либо же <text:s/>сначала на вас посыпятся оскорбления, а уже потом он сбежит...</text:p>
        </text:list-item>
      </text:list>
      <text:p text:style-name="P6">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6">Смотрите в оба, ведь перед вами предстанет весь <office:annotation office:name="__Annotation__12128_446060612"><dc:creator>Яна </dc:creator><dc:date>2018-11-19T10:47:52.35</dc:date><text:p text:style-name="P175"><text:span text:style-name="T74">абьюзинг</text:span></text:p></office:annotation>абьюз<office:annotation-end office:name="__Annotation__12128_446060612"/>,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6">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6">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6">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6"><text:soft-page-break/>Один человек как-то сказал мне:</text:p>
      <text:list xml:id="list21444459" text:continue-list="list21447426" text:style-name="диалог">
        <text:list-item>
          <text:p text:style-name="P117">В семье должно быть соперничество!</text:p>
        </text:list-item>
      </text:list>
      <text:p text:style-name="P6">Конечно, я возмутилась и уже была готова начать жуткий спор, но он тут же продолжил:</text:p>
      <text:list xml:id="list21449153" text:continue-numbering="true" text:style-name="диалог">
        <text:list-item>
          <text:p text:style-name="P117">Кто-кого счастливее сделает!</text:p>
        </text:list-item>
      </text:list>
      <text:p text:style-name="P6">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6">Пара — речь идет об обоих!</text:p>
      <text:p text:style-name="P6">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6">А еще лучше, не делайте себе нервы!!! Ну, вы поняли...</text:p>
      <text:h text:style-name="P95"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6">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6">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6">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6">Ждать, ждать, ждать... и не получить ничего.</text:p>
      <text:p text:style-name="P6">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6">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6">Вернемся к мыльным пузырям.</text:p>
      <text:p text:style-name="P6">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6">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6"><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6">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6">Манипулятор, будучи бессердечной личностью, подсознательно или осознанно отодвигает дела, которые для него несущественны.</text:p>
      <text:p text:style-name="P6">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6">Не пытайтесь шантажировать его! Любое ваше «Ты у меня еще поплачешь» обернется против вас.</text:p>
      <text:p text:style-name="P6">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6"><text:soft-page-break/>Есть одна тактика, которая может помочь заставить его выполнить свое обязательство. Попробуйте его пристыдить:</text:p>
      <text:list xml:id="list21437884" text:continue-numbering="true" text:style-name="диалог">
        <text:list-item>
          <text:p text:style-name="P117">Ты можешь ничего не обещать, если не хочешь выглядеть обманщиком.</text:p>
        </text:list-item>
      </text:list>
      <text:p text:style-name="P6">При этом сказать так, чтобы он понял, как вы относитесь к обманщикам. На эту тактику вы можете получить неожиданный ответ:</text:p>
      <text:list xml:id="list21455820" text:continue-numbering="true" text:style-name="диалог">
        <text:list-item>
          <text:p text:style-name="P117">Если тебя не устраивает — давай расстанемся.</text:p>
        </text:list-item>
      </text:list>
      <text:p text:style-name="P6">И это будет вам на руку. Соглашайтесь! Это его решение, абьюзер его принял. Но чего он этим добьется?</text:p>
      <text:p text:style-name="P6">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6">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21455576" text:continue-numbering="true" text:style-name="диалог">
        <text:list-item>
          <text:p text:style-name="P117">Окей. Поживи пока у друзей/родителей, а вещи собери на выходных, договорились?</text:p>
        </text:list-item>
      </text:list>
      <text:p text:style-name="P6">Таким образом вы поставите его на свое место и он, возможно, начнет выполнять свои обязательства.</text:p>
      <text:p text:style-name="P6"><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6">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6">Ложь и патологическая ложь имеют между собой одно важное различие.</text:p>
      <text:p text:style-name="P6">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6">Но патологическая ложь имеет другую особенность — абьюзер сам верит в то, что говорит.</text:p>
      <text:p text:style-name="P6">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6"><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21458034" text:continue-list="list21444239" text:style-name="список_20_перечисление">
        <text:list-item>
          <text:p text:style-name="P142">«альфа-самец» — образ парня, пользующийся успехом у женщин. Хвастун. Умник;</text:p>
        </text:list-item>
        <text:list-item>
          <text:p text:style-name="P142">«парень-жертва» — образ, который вечно ноет о том, как его пилит стерва-девушка;</text:p>
        </text:list-item>
        <text:list-item>
          <text:p text:style-name="P142">«парень-обаяшка» — образ парня, который безумно любит свою девушку и демонстрирует это широкой публике;</text:p>
        </text:list-item>
        <text:list-item>
          <text:p text:style-name="P142">«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42">«парень-бездушная сволочь» — образ «парня-обаяшки», только наедине с вами;</text:p>
        </text:list-item>
        <text:list-item>
          <text:p text:style-name="P142"><text:soft-page-break/>«Великийвсегдаправ!» — маска для получения повиновения. Самодовольный. Пафосный. Бескомпромисный. Категоричный;</text:p>
        </text:list-item>
        <text:list-item>
          <text:p text:style-name="P142">«дельта-самец» — маска для жалости: «Меня никто не понимает», «Я по жизни одиночка»;</text:p>
        </text:list-item>
        <text:list-item>
          <text:p text:style-name="P142">«немой парень» — когда не придумал, что сказать, <text:s/>а сделал вид, что не захотел и приготовился стать исчезнувшим парнем;</text:p>
        </text:list-item>
        <text:list-item>
          <text:p text:style-name="P142">«исчезнувший парень» — когда «немой парень» ушел играть роль «парня-жертвы»;</text:p>
        </text:list-item>
        <text:list-item>
          <text:p text:style-name="P142">«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6">Считаю и убеждена, что пытаться оправдать подлые поступки благими намерениями так же омерзительно, как и эти совершать их!</text:p>
      <text:p text:style-name="P6">Вы наверное спросите, что же делает «Оправдывание» в разделе «Ложь»...</text:p>
      <text:p text:style-name="P6"><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6">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6">Вся ирония в том, что в силу своей вопиющей слабости, такие люди просто не могут контролировать свои желания.</text:p>
      <text:p text:style-name="P6">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6">Сейчас я оборачиваюсь назад и вижу одно — человека, от которого нужно просто держаться подальше.</text:p>
      <text:p text:style-name="P6">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6">Теперь осталось только понять, с кем вы ложитесь в постель каждый вечер.</text:p>
      <text:p text:style-name="P6"/>
      <text:h text:style-name="P95" text:outline-level="3"><text:bookmark-start text:name="Trianghuliatsiia_"/>Триангуляция<text:bookmark-end text:name="Trianghuliatsiia_"/></text:h>
      <text:p text:style-name="P6">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21433378" text:continue-list="list21455576" text:style-name="диалог">
        <text:list-item>
          <text:p text:style-name="P117">Даже Маша/Петя говорит, что ты не права.</text:p>
        </text:list-item>
      </text:list>
      <text:p text:style-name="P6">Или что-то подобное. Манипулятор может даже не посчитать нужным сказать, кто именно отозвался так о вас:</text:p>
      <text:list xml:id="list21448083" text:continue-numbering="true" text:style-name="диалог">
        <text:list-item>
          <text:p text:style-name="P117">Да какая разница — кто? Главное, что я не один так считаю...</text:p>
        </text:list-item>
      </text:list>
      <text:p text:style-name="P6">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6">Если же он называет вам автора:</text:p>
      <text:list xml:id="list21439985" text:continue-numbering="true" text:style-name="диалог">
        <text:list-item>
          <text:p text:style-name="P117">Маша/Петя вообще не понимает, почему я с тобой до сих пор встречаюсь...</text:p>
        </text:list-item>
      </text:list>
      <text:p text:style-name="P6">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6"><text:soft-page-break/>Триангуляция заставляет вас чувствовать ревность и неуверенность, при этом вы не можете объяснить себе причину таким ощущениям.</text:p>
      <text:p text:style-name="P6">Само слово «триангуляция» подразумевает внедрение третьего человека. Триангуляция это концепция отношений трех личностей.</text:p>
      <text:p text:style-name="P6">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6">Также отношу сюда мнение общества, стереотипы («мужчины полигамны, ты же знаешь!») и предрассудки.</text:p>
      <text:p text:style-name="P6">Первое и, пожалуй, самое важное, что стоит сделать, это научиться себя уважать и отстаивать свое мнение. Объективно.</text:p>
      <text:p text:style-name="P6">Второе, что необходимо сделать, это узнать лично у этого третьего человека, действительно ли он говорил такое и, если да, то почему так сказал.</text:p>
      <text:p text:style-name="P6">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6">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21437494" text:continue-numbering="true" text:style-name="диалог">
        <text:list-item>
          <text:p text:style-name="P117"><text:soft-page-break/>А свое мнение у тебя есть?</text:p>
        </text:list-item>
      </text:list>
      <text:p text:style-name="P6">Если он скажет, что согласен с мнением Маши/Пети, смело уточняйте у него смысл этого уже его мнения:</text:p>
      <text:list xml:id="list21461759" text:continue-numbering="true" text:style-name="диалог">
        <text:list-item>
          <text:p text:style-name="P117">То есть, ты хочешь сказать, что не понимаешь, почему мы с тобой встречаемся?</text:p>
        </text:list-item>
      </text:list>
      <text:p text:style-name="P6">Так же можно вывести его на чистую воду — узнать, по какой причине он рассказывает о ваших отношениях другим людям:</text:p>
      <text:list xml:id="list21447379" text:continue-numbering="true" text:style-name="диалог">
        <text:list-item>
          <text:p text:style-name="P117">Ты что, жаловался Маше/Пете на меня?</text:p>
        </text:list-item>
      </text:list>
      <text:p text:style-name="P6">Ну или пристыдить в распускании слухов о вашей паре:</text:p>
      <text:list xml:id="list21464058" text:continue-numbering="true" text:style-name="диалог">
        <text:list-item>
          <text:p text:style-name="P117">Можно не быть сплетником и лицемером, милый, и обсудить эти вопросы со мной, а не с посторонними людьми.</text:p>
        </text:list-item>
      </text:list>
      <text:p text:style-name="P6">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97" text:outline-level="3"><text:bookmark-start text:name="Dabl_baind_"/>Дабл байнд<text:bookmark-end text:name="Dabl_baind_"/></text:h>
      <text:p text:style-name="P36">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36">Двойное послание или двойная связь — метод манипулирования, который проявляется в том, что жертва получает противоречивые указания.</text:p>
      <text:p text:style-name="P36">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6">Другими словами, при воспитании ребенка родители выдвигали сразу два одновременно невыполнимых или противоречивых послания...:</text:p>
      <text:list xml:id="list21456659" text:continue-numbering="true" text:style-name="диалог">
        <text:list-item>
          <text:p text:style-name="P139">Стой там — иди сюда.</text:p>
        </text:list-item>
        <text:list-item>
          <text:p text:style-name="P139">Я приказываю тебе не выполнять моих приказов.</text:p>
        </text:list-item>
      </text:list>
      <text:p text:style-name="P36">...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6">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36">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6">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6">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36">Как же отличить здоровое (нормальное) общение от деструктивного?</text:p>
      <text:p text:style-name="P36">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36">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6"><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6">Противоречия в посыле абьюзера могут быть вербальными, например:</text:p>
      <text:list xml:id="list21444822" text:continue-numbering="true" text:style-name="диалог">
        <text:list-item>
          <text:p text:style-name="P139">Закрой свой рот и ответь мне!</text:p>
        </text:list-item>
      </text:list>
      <text:p text:style-name="P36">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36">Приведу пример из уже описанного мною разговора, который я записала на диктофон. Мой парень говорит мне:</text:p>
      <text:list xml:id="list21448281" text:continue-numbering="true" text:style-name="диалог">
        <text:list-item>
          <text:p text:style-name="P139">Главное, что хорошо тебе! Вот это самое главное!</text:p>
        </text:list-item>
      </text:list>
      <text:p text:style-name="P36">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36">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21461407" text:continue-numbering="true" text:style-name="диалог">
        <text:list-item>
          <text:p text:style-name="P139">Ты такая красивая! Фу!</text:p>
        </text:list-item>
        <text:list-item>
          <text:p text:style-name="P139">Да, ты права, но... <text:span text:style-name="T59">[</text:span><text:span text:style-name="T15">ты не права</text:span><text:span text:style-name="T59">]</text:span><text:span text:style-name="T58">.</text:span></text:p>
        </text:list-item>
      </text:list>
      <text:p text:style-name="P36">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36"><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21454805" text:continue-numbering="true" text:style-name="диалог">
        <text:list-item>
          <text:p text:style-name="P139">Ты все придумываешь. Я такого не говорил...</text:p>
        </text:list-item>
      </text:list>
      <text:p text:style-name="P36">Потом висхолдинг:</text:p>
      <text:list xml:id="list21443281" text:continue-numbering="true" text:style-name="диалог">
        <text:list-item>
          <text:p text:style-name="P139">И это, по твоему, проблема? Ты действительно считаешь, что из-за этого стоит ссориться?</text:p>
        </text:list-item>
      </text:list>
      <text:p text:style-name="P36">Потом он шлифует это все триггером:</text:p>
      <text:list xml:id="list21452786" text:continue-numbering="true" text:style-name="диалог">
        <text:list-item>
          <text:p text:style-name="P139">Вчера ты тоже говорила, что не хочешь ругаться, но, тем не менее мы поругались...</text:p>
        </text:list-item>
      </text:list>
      <text:p text:style-name="P36">Конечно, без триангуляции никуда:</text:p>
      <text:list xml:id="list21447046" text:continue-numbering="true" text:style-name="диалог">
        <text:list-item>
          <text:p text:style-name="P139">Да все говорят, что ты просто неурав­новешенная...</text:p>
        </text:list-item>
      </text:list>
      <text:p text:style-name="P36">И в заключение, виктимблейминг:</text:p>
      <text:list xml:id="list21438548" text:continue-numbering="true" text:style-name="диалог">
        <text:list-item>
          <text:p text:style-name="P139">Хватит ныть! Сидела бы молча — ничего бы этого не было!..</text:p>
        </text:list-item>
      </text:list>
      <text:p text:style-name="P71">* * *</text:p>
      <text:p text:style-name="P36">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36">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6"><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36">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6">Если вы можете сказать, что ваш партнер ведет себя демонстративно по-разному наедине с вами и в присутствии посторонних — это дабл байнд.</text:p>
      <text:list xml:id="list21462522" text:continue-numbering="true" text:style-name="диалог">
        <text:list-item>
          <text:p text:style-name="P139">Я обожаю твой смех!/ Сколько можно ржать?!</text:p>
        </text:list-item>
      </text:list>
      <text:p text:style-name="P36">Если ваш партнер часто меняет собственную систему ценности, чем и оказывает влияние на ваши отношения — это дабл байнд.</text:p>
      <text:list xml:id="list21450960" text:continue-numbering="true" text:style-name="диалог">
        <text:list-item>
          <text:p text:style-name="P139">Слушай, а это хорошая идея!/Ты серьезно? Тупее ничего не придумала?</text:p>
        </text:list-item>
      </text:list>
      <text:p text:style-name="P36">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6">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36">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6">Так как, помимо всей уже описанной мною характеристики данного метода, дабл байнд является ситуацией «тройного капкана», то есть ситуацией, в которой существует еще и третье послание, подтекст — запрет.</text:p>
      <text:p text:style-name="P36">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21448491" text:continue-numbering="true" text:style-name="диалог">
        <text:list-item>
          <text:p text:style-name="P139">Если ты пригласишь всех друзей, то это вызовет дискомфорт.</text:p>
        </text:list-item>
      </text:list>
      <text:p text:style-name="P36">То есть:</text:p>
      <text:list xml:id="list21446902" text:continue-numbering="true" text:style-name="диалог">
        <text:list-item>
          <text:p text:style-name="P139"><text:span text:style-name="T2">Я не хочу</text:span>, чтобы ты приглашала всех друзей...</text:p>
        </text:list-item>
      </text:list>
      <text:p text:style-name="P36">Этот подтекст является скрытым (или пассивным) запретом, и его очень сложно отследить, ведь жертва изначально видит только такие намерения:</text:p>
      <text:list xml:id="list214632131" text:continue-numbering="true" text:style-name="диалог">
        <text:list-item>
          <text:p text:style-name="P139">Я хочу, чтобы всем было комфортно.</text:p>
        </text:list-item>
      </text:list>
      <text:p text:style-name="P36">Я тогда и не подозревала, что, на самом деле, все его действия были направлены на его собственный комфорт.</text:p>
      <text:p text:style-name="P36">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36">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21442350" text:continue-numbering="true" text:style-name="диалог">
        <text:list-item>
          <text:p text:style-name="P139">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139">Мы сделаем это когда ты захочешь — завтра!</text:p>
        </text:list-item>
        <text:list-item>
          <text:p text:style-name="P139">Ты можешь рассказать мне. Я пойму! / Как ты могла такое сделать?! Ты в своем уме?</text:p>
        </text:list-item>
        <text:list-item>
          <text:p text:style-name="P139">Тебе не нужна косметика, ты у меня и так красивая! / Ух какая девушка, не то, что моя — замухрышка!</text:p>
        </text:list-item>
        <text:list-item>
          <text:p text:style-name="P139">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139">Не работает — нахлебница, сидит на моей шее. / Работает — а обо мне кто будет заботиться?! Эгоистка!</text:p>
        </text:list-item>
        <text:list-item>
          <text:p text:style-name="P139">Все женщины корыстные сучки! Им только деньги и нужны! / Как это ты сама за себя заплатишь? Ты хочешь меня унизить?</text:p>
        </text:list-item>
        <text:list-item>
          <text:p text:style-name="P139">Занимаешься спортом — хочешь, чтоб парни на твою накачанную попку смотрели? / Не занимаешься — лентяйка и жопа у тебя жирная!</text:p>
        </text:list-item>
        <text:list-item>
          <text:p text:style-name="P139"><text:soft-page-break/>Ей только обнимашки и нужны! / Она вообще не обращает на меня внимание!</text:p>
        </text:list-item>
        <text:list-item>
          <text:p text:style-name="P139">Мне нравятся умные девушки! / Ты что думаешь, что ты самая умная?!</text:p>
        </text:list-item>
        <text:list-item>
          <text:p text:style-name="P139">Мне так нравится твой смех! / Когда ты уже успокоишься? Веди себя нормально!</text:p>
        </text:list-item>
        <text:list-item>
          <text:p text:style-name="P139">Мне для тебя ничего не жалко! / Джинсы тебе новые нужны? А чем тебе старые не нравятся?</text:p>
        </text:list-item>
      </text:list>
      <text:p text:style-name="P67">* * *</text:p>
      <text:p text:style-name="P36">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36">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6">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110" text:outline-level="4">Противоречие «Да, но &lt;...&gt;»</text:h>
      <text:p text:style-name="P36">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21445609" text:continue-numbering="true" text:style-name="диалог">
        <text:list-item>
          <text:p text:style-name="P112"><text:bookmark-start text:name="__Da__no__________v_dopolnieniie_k_opisa"/><text:span text:style-name="_30__20_Text"><text:span text:style-name="T57">Да</text:span></text:span><text:span text:style-name="T57">, я виноват, </text:span><text:span text:style-name="_30__20_Text"><text:span text:style-name="T57">но</text:span></text:span><text:span text:style-name="T57"> </text:span><text:bookmark-end text:name="__Da__no__________v_dopolnieniie_k_opisa"/><text:span text:style-name="T57">я же ни в чем не провинился.</text:span></text:p>
        </text:list-item>
        <text:list-item>
          <text:p text:style-name="P139">Я полностью с тобой согласен, но ты абсолютно не права...</text:p>
        </text:list-item>
      </text:list>
      <text:p text:style-name="P36">Это вводит жертву в заблуждение и, вместо того, чтобы продолжать разговор, пытается понять, согласны с ней или же нет.</text:p>
      <text:p text:style-name="P36">Дайте ему понять, что вы заметили эту тактику и раскусили его:</text:p>
      <text:list xml:id="list21457271" text:continue-numbering="true" text:style-name="диалог">
        <text:list-item>
          <text:p text:style-name="P139">Мама научила меня не воспринимать все, что сказано до слова «Но». Скажи, пожалуйста, ты со мной согласен или нет?</text:p>
        </text:list-item>
      </text:list>
      <text:p text:style-name="P36">Акцентируйте ваше внимание на противоречиях в его суждениях. Возможно это заставит его хотя бы аргументировать свои доводы.</text:p>
      <text:h text:style-name="P110" text:outline-level="4">Демонстрация занятости</text:h>
      <text:p text:style-name="P3">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36">Вам нужно осознать что слова без действий и поступков ничего не значат.</text:p>
      <text:p text:style-name="P36">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6">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36">Очень плавно мы подошли к еще одному моменту — свободное время. От чего? От каких дел?</text:p>
      <text:p text:style-name="P36">Работа, друзья, развлечения... Возможно какие-то хобби или само/образование. Заметьте, что в большинство его занятий вы не вписываетесь.</text:p>
      <text:p text:style-name="P67"><text:soft-page-break/>* * *</text:p>
      <text:p text:style-name="P36">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36">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36">Работа.</text:p>
      <text:p text:style-name="P36">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36">Обучение.</text:p>
      <text:p text:style-name="P36">Обучение чему-то новому — это еще один кирпич. Он также помогает строить будущее и периодически укрепляет фундамент.</text:p>
      <text:p text:style-name="P36">Отдых.</text:p>
      <text:p text:style-name="P36">Отдых — это кирпич, который воодушевляет, расслабляет и восстанавливает силы. Без него прочность постройки может пострадать.</text:p>
      <text:p text:style-name="P36">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36"><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36">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36">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36">На Будущее вашей пары вы тратите исключительно свои силы, а он лишь создает <text:span text:style-name="T2">видимость</text:span> продуктивности для общего блага.</text:p>
      <text:p text:style-name="P36">Попробуйте представить, что вас ждет с этим человеком? А ничего — шиш на палочке.</text:p>
      <text:p text:style-name="P36">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36">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36"><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36">Вы постоянно оправдываете его.</text:p>
      <text:p text:style-name="P36">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36">Будьте честны с собой в первую очередь. Если вы замечаете что-то, что не можете объяснить — это двойной стандарт.</text:p>
      <text:p text:style-name="P36">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25">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25">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P105" text:outline-level="4">Демонстрация любви</text:h>
      <text:p text:style-name="P36">Есть еще один вид демонстрации. В прямом смысле этого слова. Он смело относится к дабл байнду, так как несет в себе противоречия.</text:p>
      <text:p text:style-name="P36">Это демонстрация хорошего отношения к вам, наличия чувств к вам, восхищения вами... Только не вам, а окружающим.</text:p>
      <text:p text:style-name="P36">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36">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36">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36">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P67">* * *</text:p>
      <text:p text:style-name="P36">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6">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25">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21450833" text:continue-numbering="true" text:style-name="диалог">
        <text:list-item>
          <text:p text:style-name="P119">Ого, сколько нежности! Всегда бы так!</text:p>
        </text:list-item>
        <text:list-item>
          <text:p text:style-name="P119">Ммм... спасибо, милый! Ты настоящий джентльмен! Если бы еще дома так себя вел, то цены бы тебе не было!</text:p>
        </text:list-item>
        <text:list-item>
          <text:p text:style-name="P140"><text:span text:style-name="T11">Ты что, рисуешься перед друзьями?</text:span>!</text:p>
        </text:list-item>
        <text:list-item>
          <text:p text:style-name="P119">Ой, а я уже и забыла, как цветы пахнут!</text:p>
        </text:list-item>
      </text:list>
      <text:p text:style-name="P25">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25">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2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25">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95" text:outline-level="3"><text:bookmark-start text:name="Podkrieplieniie__Stimuliatsiia_na_dieist"/>Подкрепление.<text:line-break/>Стимуляция к действия<text:bookmark-end text:name="Podkrieplieniie__Stimuliatsiia_na_dieist"/>м</text:h>
      <text:p text:style-name="P6">Подкрепление — это событие, которое служит для увеличения реакции. Это, своего рода, стимулятор.</text:p>
      <text:p text:style-name="P6">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6">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6">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109" text:outline-level="4"><text:bookmark-start text:name="Polozhitiel_noie_podkrieplieniie_"/>Положительное подкрепление<text:bookmark-end text:name="Polozhitiel_noie_podkrieplieniie_"/></text:h>
      <text:p text:style-name="P6">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6">«Если мне нравится то, что ты делаешь, тебя ждет награда.»</text:p>
      <text:p text:style-name="P6">У положительного подкрепления есть несколько, так сказать, направлений:</text:p>
      <text:list xml:id="list21450044" text:continue-list="list21436136" text:style-name="List_20_4">
        <text:list-item text:start-value="1">
          <text:p text:style-name="P129">Стимуляция жертвы на действия путем поощрения за выполнение обязанностей манипулятора.</text:p>
        </text:list-item>
      </text:list>
      <text:list xml:id="list21463642" text:continue-list="list21450833" text:style-name="диалог">
        <text:list-item>
          <text:p text:style-name="P117">Ты у меня такая сильная! Такие тяжелые пакеты из магазина притащила! Люблю сильных женщин. Иди сюда, я тебя поцелую!</text:p>
        </text:list-item>
      </text:list>
      <text:p text:style-name="P6">В этом случае он благодарит за то, что должен был сделать сам, но вам ведь приятно, вас похвалили и усталость, как рукой сняло!</text:p>
      <text:list xml:id="list21454569" text:continue-list="list21450044" text:style-name="List_20_4">
        <text:list-item>
          <text:p text:style-name="P129">Стимуляция жертвы на действия путем благодарности за то, что жертва выполнила свои обязанности.</text:p>
        </text:list-item>
      </text:list>
      <text:list xml:id="list21436221" text:continue-list="list21463642" text:style-name="диалог">
        <text:list-item>
          <text:p text:style-name="P117">Вот тебе цветы за то, что ты вчера приготовила такой вкусный ужин!</text:p>
        </text:list-item>
      </text:list>
      <text:p text:style-name="P6">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6">Он не подарил вам цветы просто так, он великодушно отплатил вам за ваши труды.</text:p>
      <text:list xml:id="list21462826" text:continue-list="list21454569" text:style-name="List_20_4">
        <text:list-item>
          <text:p text:style-name="P129">Стимуляция жертвы на действия путем требований ответной реакции на его действия.</text:p>
        </text:list-item>
      </text:list>
      <text:list xml:id="list21455828" text:continue-list="list21436221" text:style-name="диалог">
        <text:list-item>
          <text:p text:style-name="P117">Я вчера с тобой поделился, теперь ты делись.</text:p>
        </text:list-item>
        <text:list-item>
          <text:p text:style-name="P117">В прошлый раз я уступил, теперь ты уступи.</text:p>
        </text:list-item>
      </text:list>
      <text:p text:style-name="P6">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6">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21443313" text:continue-numbering="true" text:style-name="диалог">
        <text:list-item>
          <text:p text:style-name="P117">Летом едем на море, а зимой — в горы, договорились?</text:p>
        </text:list-item>
      </text:list>
      <text:p text:style-name="P6">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21436155" text:continue-list="list21462826" text:style-name="List_20_4">
        <text:list-item>
          <text:p text:style-name="P129"><text:soft-page-break/>Стимуляция жертвы путем похвалы на самостоятельное выполнение общих обязанностей.</text:p>
        </text:list-item>
      </text:list>
      <text:list xml:id="list21453996" text:continue-list="list21443313" text:style-name="диалог">
        <text:list-item>
          <text:p text:style-name="P117">Милая, но ты же знаешь, что я не уберу в квартире, как ты! Ты с этим справишься гораздо быстрее, чем я! Ты у меня такая молодец!</text:p>
        </text:list-item>
        <text:list-item>
          <text:p text:style-name="P117">У тебя так здорово получается все планировать, так что я решил дать тебе возможность полностью спланировать эту поездку!</text:p>
        </text:list-item>
        <text:list-item>
          <text:p text:style-name="P117">Никто не сделает это лучше тебя! Не буду мешать!..</text:p>
        </text:list-item>
      </text:list>
      <text:list xml:id="list21447776" text:continue-list="list21436155" text:style-name="List_20_4">
        <text:list-item>
          <text:p text:style-name="P129">Сглаживание последствий негативного поведения абьюзера.</text:p>
        </text:list-item>
      </text:list>
      <text:list xml:id="list21461089" text:continue-list="list21453996" text:style-name="диалог">
        <text:list-item>
          <text:p text:style-name="P117">Я вчера погорячился... Вот тебе цветы!</text:p>
        </text:list-item>
      </text:list>
      <text:p text:style-name="P6">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6">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6">То есть, постоянно нажимают на вашу зеленую кнопку!</text:p>
      <text:p text:style-name="P68"><text:soft-page-break/>* * *</text:p>
      <text:p text:style-name="P6">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6">Такие поощрения не есть плюшки.</text:p>
      <text:p text:style-name="P6">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6">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6">Чем же отличается положительное подкрепление от проявления внимания и любви к вам?</text:p>
      <text:p text:style-name="P6">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6">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6">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6">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6">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6">Помните, действия абьюзера рассчитаны на обеспечение его собственного комфорта.</text:p>
      <text:p text:style-name="P6">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21437115" text:continue-numbering="true" text:style-name="диалог">
        <text:list-item>
          <text:p text:style-name="P117">Спасибо! Я очень рада! Ты приготовил действительно вкусный ужин!</text:p>
        </text:list-item>
      </text:list>
      <text:p text:style-name="P6">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109" text:outline-level="4"><text:bookmark-start text:name="Nieustoichivoie_ili_chastichnoie_podkrie"/>Неустойчивое или частичное подкрепление<text:bookmark-end text:name="Nieustoichivoie_ili_chastichnoie_podkrie"/></text:h>
      <text:p text:style-name="P6">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6">«Я сомневаюсь в том, что ты сделаешь так, как я хочу.»</text:p>
      <text:p text:style-name="P6">Он оценивает ваши действия, значительно занижая оценки, поощряя вас стараться лучше, упорствовать и угождать.</text:p>
      <text:list xml:id="list21445004" text:continue-numbering="true" text:style-name="диалог">
        <text:list-item>
          <text:p text:style-name="P117">Ты приготовила замечательный ужин! Но вот если бы ты еще и десерт приготовила — цены бы тебе не было!</text:p>
        </text:list-item>
      </text:list>
      <text:p text:style-name="P6">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6">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6">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21448884" text:continue-numbering="true" text:style-name="диалог">
        <text:list-item>
          <text:p text:style-name="P117"><text:soft-page-break/>Вау, а что это за платье у тебя такое! Может наденешь что-то другое?</text:p>
        </text:list-item>
        <text:list-item>
          <text:p text:style-name="P117">Тебе бы постричься не помешало... Только вчера была у парикмахера?.. Понятно...</text:p>
        </text:list-item>
      </text:list>
      <text:p text:style-name="P6">Или, например, с вами разговаривают, употребляя сложные термины, заводя тему, в которой вы не разбираетесь. Вы чувствуете себя неловко и глупо:</text:p>
      <text:list xml:id="list21438695" text:continue-numbering="true" text:style-name="диалог">
        <text:list-item>
          <text:p text:style-name="P117">Это из-за того, что по теореме эквивалентности при элементарных преобразованиях... Ну ты же понимаешь, о чем я, да?</text:p>
        </text:list-item>
      </text:list>
      <text:p text:style-name="P6">Также во многом это проявляется в быту:</text:p>
      <text:list xml:id="list21458432" text:continue-numbering="true" text:style-name="диалог">
        <text:list-item>
          <text:p text:style-name="P117">Ты вчера борщ пересолила, поэтому сегодня готовишь тоже ты.</text:p>
        </text:list-item>
      </text:list>
      <text:p text:style-name="P6">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6">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6">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6">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6">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6">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21434766" text:continue-numbering="true" text:style-name="диалог">
        <text:list-item>
          <text:p text:style-name="P117">Да, эта то самое платье, в котором я была на нашем свидании неделю назад. Ты еще сказал, что я хорошо выгляжу.</text:p>
        </text:list-item>
        <text:list-item>
          <text:p text:style-name="P117">Ты думаешь, что если скажешь мне пару незнакомых мне слов, я тебя любить больше буду?</text:p>
        </text:list-item>
        <text:list-item>
          <text:p text:style-name="P117">Если ты хочешь десерт, то ты мог бы сам его приготовить. Мне было бы приятно...</text:p>
        </text:list-item>
      </text:list>
      <text:p text:style-name="P6">Вполне справедливо.</text:p>
      <text:p text:style-name="P6"><text:soft-page-break/>Не берите на себя слишком много! Если это вам нужно — то вперед. Только потом не плачьте, что вас наказали или недооценили.</text:p>
      <text:list xml:id="list21439115" text:continue-numbering="true" text:style-name="диалог">
        <text:list-item>
          <text:p text:style-name="P117">Тебе надо, ты и делай! - услышите вы на все предложения.</text:p>
        </text:list-item>
      </text:list>
      <text:p text:style-name="P6">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6">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109" text:outline-level="4"><text:bookmark-start text:name="Otritsatiel_noie_podkrieplieniie_"/>Отрицательное подкрепление<text:bookmark-end text:name="Otritsatiel_noie_podkrieplieniie_"/></text:h>
      <text:p text:style-name="P6">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6">«Если ты не сделаешь так, как я хочу, то тебя ждет наказание.»</text:p>
      <text:p text:style-name="P6">Используя отрицательное подкрепление, абьюзер создает угрозу и стимулирует вас на все, что поможет вам избежать этой угрозы.</text:p>
      <text:list xml:id="list21456919" text:continue-numbering="true" text:style-name="диалог">
        <text:list-item>
          <text:p text:style-name="P117">Если ты еще раз так сделаешь — пеняй на себя!</text:p>
        </text:list-item>
        <text:list-item>
          <text:p text:style-name="P117">Если ты выйдешь из квартиры — можешь не возвращаться!</text:p>
        </text:list-item>
      </text:list>
      <text:p text:style-name="P6">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6">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6"><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6">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6">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6"><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6">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6">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6">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6">— Объясни мне, по какой причине ты запрещаешь мне это делать (пойти гулять)?</text:p>
      <text:p text:style-name="P6">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6">Оставайтесь спокойной, не повышайте интонацию. Скажите ровно и может даже с улыбкой:</text:p>
      <text:list xml:id="list21441432" text:continue-numbering="true" text:style-name="диалог">
        <text:list-item>
          <text:p text:style-name="P117">Но ты не можешь мне запретить!</text:p>
        </text:list-item>
      </text:list>
      <text:p text:style-name="P6">Вы хозяйка собственной жизни и вам решать, что вам делать. Никто, даже ваши родители, не могут вам запретить поступать так, как вам хочется.</text:p>
      <text:p text:style-name="P6"><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6">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6">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6">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21457819" text:continue-numbering="true" text:style-name="диалог">
        <text:list-item>
          <text:p text:style-name="P117">Поговорим, когда я вернусь.</text:p>
        </text:list-item>
      </text:list>
      <text:p text:style-name="P6">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6"><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6">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6">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6">В любом случае, я надеюсь, вы понимаете, что такая жизнь — это не жизнь!</text:p>
      <text:h text:style-name="P109" text:outline-level="4"><text:bookmark-start text:name="Travmiruiushchii_odnorazovyi_opyt_"/>Травмирующий одноразовый опыт<text:bookmark-end text:name="Travmiruiushchii_odnorazovyi_opyt_"/></text:h>
      <text:p text:style-name="P6">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6">«Так будет каждый раз, когда ты сделаешь то, чего я не хочу.»</text:p>
      <text:p text:style-name="P6">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6">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6">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6">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6"><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6">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6">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6">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21460802" text:continue-numbering="true" text:style-name="диалог">
        <text:list-item>
          <text:p text:style-name="P117">Руки убери! Что ты себе позволяешь?!</text:p>
        </text:list-item>
      </text:list>
      <text:p text:style-name="P6">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95" text:outline-level="3"><text:bookmark-start text:name="Postoiannyie_zhaloby_"/>Постоянные жалобы<text:bookmark-end text:name="Postoiannyie_zhaloby_"/></text:h>
      <text:p text:style-name="P6">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6">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6">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6">Почему так происходит?</text:p>
      <text:p text:style-name="P6">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6">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6">Если вы живете с ним достаточно долго, то вы, стало быть:</text:p>
      <text:p text:style-name="P6">а) либо не раз слышали жалобы на других;</text:p>
      <text:p text:style-name="P6">б) сами были причиной этих жалоб;</text:p>
      <text:p text:style-name="P6">в) либо видели, что у него проблемы, но помочь ему он вам не разрешил.</text:p>
      <text:p text:style-name="P6">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59">*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6">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95" text:outline-level="3"><text:bookmark-start text:name="Nieriashlivost__"/>О<text:bookmark-end text:name="Nieriashlivost__"/>тношение к чистоте</text:h>
      <text:p text:style-name="P6">Еще один из признаков <office:annotation office:name="__Annotation__12129_446060612"><dc:creator>Яна </dc:creator><dc:date>2018-11-19T10:48:52.45</dc:date><text:p text:style-name="P175"><text:span text:style-name="T75">абьюзинга</text:span></text:p></office:annotation>абьюза<office:annotation-end office:name="__Annotation__12129_446060612"/>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8"> </text:span><text:span text:style-name="T14">н</text:span>еряшливость.</text:h>
      <text:p text:style-name="P6">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6">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6">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6">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6">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6">Никто не имеет право предъявлять вам претензии по поводу дел, относящихся к самообслуживанию!</text:p>
      <text:p text:style-name="P6">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6">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109" text:outline-level="4">Патологическое стремление к чистоте</text:h>
      <text:p text:style-name="P6">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6">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6">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6">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23">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23">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23"><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23">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23">Также, чрезмерная приверженность к чистоте может свидетельствовать о наличии таких качеств, как:</text:p>
      <text:list xml:id="list702275981114780742" text:style-name="L2">
        <text:list-item>
          <text:p text:style-name="P166"><text:span text:style-name="T41">закомплексованность и неуверенность в себе</text:span><text:span text:style-name="T40">.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41"><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20"><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20"><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20"><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23">Но что же делать вам, если именно от вас требуют идеальной чистоты в доме?</text:p>
      <text:p text:style-name="P23">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6"><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2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3">Надо — делай сам. Точка.</text:p>
      <text:p text:style-name="P6"><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23">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96" text:outline-level="3"><text:bookmark-start text:name="Nieghliekt_"/>Неглект<text:bookmark-end text:name="Nieghliekt_"/></text:h>
      <text:p text:style-name="P92"/>
      <text:p text:style-name="P3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3">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3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5644519145934454567" text:style-name="L3">
        <text:list-item>
          <text:p text:style-name="P138">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13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38"><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38">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38">абьюзер считает, что у вас лишний вес и заставляет вас голодать;</text:p>
        </text:list-item>
        <text:list-item>
          <text:p text:style-name="P138">абьюзер создает условия, в которых заставляет вас мерзнуть: «Холодно? Приседай — быстрее согреешься!»;</text:p>
        </text:list-item>
        <text:list-item>
          <text:p text:style-name="P138">абьюзер мешает вам спать: «На том свете выспишься!»;</text:p>
        </text:list-item>
        <text:list-item>
          <text:p text:style-name="P138">абьюзер не разрешает вам проявлять симптомы болезни «Сколько уже можно кашлять?!» и т. д.</text:p>
        </text:list-item>
      </text:list>
      <text:p text:style-name="P3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33">Найдите в себе силы отказаться от его «плюшек». Требуйте от него заботу или ищите ее в другом месте.</text:p>
      <text:list xml:id="list21458875" text:continue-list="list21460802" text:style-name="диалог">
        <text:list-item>
          <text:p text:style-name="P137">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33">Также пробуйте задавать уточняющие вопросы:</text:p>
      <text:list xml:id="list21461203" text:continue-numbering="true" text:style-name="диалог">
        <text:list-item>
          <text:p text:style-name="P137">Ты же знаешь, что я на антибиотиках. Ты не хочешь, чтобы я выздоровела?</text:p>
        </text:list-item>
        <text:list-item>
          <text:p text:style-name="P137">Если ты считаешь, что мне не стоит употреблять эти лекарства, тогда предложи мне альтернативу. Или ты хочешь, чтоб мне стало хуже?</text:p>
        </text:list-item>
      </text:list>
      <text:p text:style-name="P3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33">Однако, если вы заметили хотя бы, намеки на неглект, то вам НЕОБХОДИМО ОБРАТИТЬСЯ ЗА ПОМОЩЬЮ!!!</text:p>
      <text:p text:style-name="Text_20_body"><text:span text:style-name="_31__20_Text"><text:span text:style-name="T56">Неглект может стать причиной смерти жертвы</text:span></text:span><text:span text:style-name="T56">.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95"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6">Измены. Измены. Измены. Для многих измена — это самый настоящий удар. Удар по самолюбию. Отношения после измены никогда не станут прежними.</text:p>
      <text:p text:style-name="P6">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6">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6">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6">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59"><text:soft-page-break/>* * *</text:p>
      <text:p text:style-name="P6">Для начала поговорим об очевидных вещах.</text:p>
      <text:p text:style-name="P6">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6">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6">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6">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6">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7">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6">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6">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6"><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65">* * *</text:p>
      <text:p text:style-name="P6">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6">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6">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6">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6">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6">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6">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6">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6">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6">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6">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6">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95" text:outline-level="3">Нарциссизм</text:h>
      <text:p text:style-name="P6"><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6">Нарцисс — это очень жестокий манипулятор. Выйти из отношений с ним, не заработав ни единого комплекса, практически нереально.</text:p>
      <text:p text:style-name="P6">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3">Если представить планку на уровне </text:span><text:span text:style-name="T51">плинтуса</text:span><text:span text:style-name="T43">, то его моральные качества находятся где-то на том же уровне. Чтобы чувствовать себя выше, он опустит вас </text:span><text:span text:style-name="T47">ниже </text:span><text:span text:style-name="T45">этого уровня</text:span><text:span text:style-name="T54">. </text:span><text:span text:style-name="T45">У</text:span><text:span text:style-name="T54">ровень </text:span><text:span text:style-name="T45">его моральных качеств </text:span><text:span text:style-name="T54">не изменится, но стоит вам поверить его замечания</text:span><text:span text:style-name="T45">м</text:span><text:span text:style-name="T54">, </text:span><text:span text:style-name="T45">как </text:span><text:span text:style-name="T54">он уже стоит на ступеньку выше в</text:span><text:span text:style-name="T45">ас</text:span><text:span text:style-name="T54">.</text:span></text:p>
      <text:p text:style-name="P4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4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4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4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4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4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6">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6">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6">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6">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6">Все, что ей остается — это постоянное напряженное ожидание.</text:p>
      <text:h text:style-name="P95" text:outline-level="3"><text:bookmark-start text:name="Pierspiektitsid_"/>Перспектицид<text:bookmark-end text:name="Pierspiektitsid_"/></text:h>
      <text:p text:style-name="P6">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6">Исследователь Массачусетского университета Лиза Аронсон Фонтес описала перспектицид, как «неспособность знать то, что знаешь».</text:p>
      <text:p text:style-name="P52">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6">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6">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6">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6"><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6">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6">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6">Как сказал Эдмунд Бёрк: «Для торжества зла нужно лишь, чтобы добрые люди ничего не делали».</text:p>
      <text:p text:style-name="P6"/>
      <text:h text:style-name="P95" text:outline-level="3">Разрыв</text:h>
      <text:p text:style-name="P6">У вас все хорошо, ил<text:bookmark text:name="Zaiavlieniie_o_razryvie_otnoshienii_"/>и наконец наладилось после последней ссоры, но вдруг вам объявляют, что вас бросают:</text:p>
      <text:list xml:id="list21461031" text:continue-numbering="true" text:style-name="диалог">
        <text:list-item>
          <text:p text:style-name="P117">Так будет лучше для нас.</text:p>
        </text:list-item>
      </text:list>
      <text:p text:style-name="P6">Или:</text:p>
      <text:list xml:id="list21435562" text:continue-numbering="true" text:style-name="диалог">
        <text:list-item>
          <text:p text:style-name="P117">Так больше не может продолжаться...</text:p>
        </text:list-item>
      </text:list>
      <text:p text:style-name="P6">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6">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6">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6">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6"><text:soft-page-break/>Со вторым типом все понятно.</text:p>
      <text:p text:style-name="P6">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6">Они тоже становятся настоящими, такими, как мы с вами, жертвами. Психическое влияние — это очень сильное оружие.</text:p>
      <text:p text:style-name="P6">Но такой случай — очень редкое явление.</text:p>
      <text:p text:style-name="P59">* * *</text:p>
      <text:p text:style-name="P6">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6">Вы тешите себя иллюзией, что от осознания этого вам станет гораздо легче, но это не так.</text:p>
      <text:p text:style-name="P6">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6"><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6">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6">Ключевое слово — демонстрирует.</text:p>
      <text:p text:style-name="P6">Легче вам не стало, не станет и не стало бы. Все, чего вы добьетесь — это изведете себя еще больше.</text:p>
      <text:p text:style-name="P6">Хотите, чтоб вам стало лучше?</text:p>
      <text:p text:style-name="P6">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6">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6"><text:soft-page-break/>Или вам нравились эти отношения? Вам нравилось унижаться и прогибаться под человеком, который вас ни капельки не ценит? Сомневаюсь.</text:p>
      <text:p text:style-name="P6">Не проявляйте эмоции. Не показывайте ему их. Они — его главный инструмент.</text:p>
      <text:p text:style-name="P6">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6">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6">Это его тактика. И вы должны понимать, что именно так и следует вести себя с манипуляторами впредь. Никаких эмоций.</text:p>
      <text:p text:style-name="P6">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95" text:outline-level="3">Сахарное шоу</text:h>
      <text:p text:style-name="P6">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6"><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21459260" text:continue-numbering="true" text:style-name="диалог">
        <text:list-item>
          <text:p text:style-name="P117">Меня никто, кроме тебя не понимает!</text:p>
        </text:list-item>
        <text:list-item>
          <text:p text:style-name="P117">Ты лучшее, что со мной случилось в жизни!</text:p>
        </text:list-item>
        <text:list-item>
          <text:p text:style-name="P117">Как я мог так поступать с тобой?! Теперь я все понял!</text:p>
        </text:list-item>
      </text:list>
      <text:p text:style-name="P6">Задумайтесь, почему он сначала делает все, чтоб вы ушли, а потом делает все, чтоб вы вернулись?</text:p>
      <text:p text:style-name="P6">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6">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6">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6">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95" text:outline-level="3">Универсальные способы противостояния манипуляции.</text:h>
      <text:list xml:id="list21463274" text:continue-list="list21463300" text:style-name="List_20_1">
        <text:list-item text:start-value="1">
          <text:p text:style-name="P134">Недоверие.</text:p>
          <text:p text:style-name="P135">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4">Избегание источников раздражителя.</text:p>
          <text:p text:style-name="P135">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4">Ирония, подход с юмором.</text:p>
          <text:p text:style-name="P135">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4">Мнимое непонимание.</text:p>
          <text:p text:style-name="P135">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68"/>
        </text:list-item>
        <text:list-item>
          <text:p text:style-name="P134"><text:soft-page-break/>Критичность мышления.</text:p>
          <text:p text:style-name="P135">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4">Возможность выбора.</text:p>
          <text:p text:style-name="P135">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4">Наличие времени на обдумывание.</text:p>
          <text:p text:style-name="P135">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4">Уверенность в себе и больше смелости.</text:p>
          <text:p text:style-name="P135">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4">Самодостаточность.</text:p>
          <text:p text:style-name="P116"><text:span text:style-name="T61">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94" text:outline-level="2">Глава 26. Причины манипуляций</text:h>
      <text:p text:style-name="P6">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6">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6">Первое, на что следует смотреть — на семью. Уверена, там будет дисфункция<text:note text:id="ftn29" text:note-class="footnote"><text:note-citation text:label="*">*</text:note-citation><text:note-body><text:p text:style-name="Footnote"><text:span text:style-name="T8">Дисфункция</text:span> (<text:span text:style-name="T2">от лат. — </text:span><text:span text:style-name="T59">dis – </text:span><text:span text:style-name="T15">отрицание, затруднение, </text:span><text:span text:style-name="T59">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3">серьезные </text:span><text:span text:style-name="T25">психологические травмы.</text:span></text:p>
      <text:p text:style-name="P16">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6">Осознанны эти действия, или нет, сейчас не важно. Это вопрос, на который могут ответить только специалисты данной области, коим я не являюсь.</text:p>
      <text:p text:style-name="P6">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21458617" text:continue-list="list21459260" text:style-name="диалог">
        <text:list-item>
          <text:p text:style-name="P117">Я все могу, потому, что у меня есть мама и папа, которые все могут. Они понимают меня, а я понимаю их. Мы команда.</text:p>
        </text:list-item>
      </text:list>
      <text:p text:style-name="P6">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59"><text:soft-page-break/>* * *</text:p>
      <text:p text:style-name="P6">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6">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6">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6">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6">Давайте разберемся, как устроена наша психика.</text:p>
      <text:p text:style-name="P6">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7">Распределительное помещение «Сознание».</text:p>
      <text:p text:style-name="P6">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6">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7">Склад «Предсознание».</text:p>
      <text:p text:style-name="P6">В предсознании находится та информация, которую мы когда-то запомнили, но в данный конкретный момент времени она нам не нужна.</text:p>
      <text:p text:style-name="P6">Например: пока вы читаете эту книгу, вы вряд ли думаете о том, как зовут вашу первую учительницу.</text:p>
      <text:p text:style-name="P6"/>
      <text:p text:style-name="P6"/>
      <text:p text:style-name="P7"><text:soft-page-break/>Лаборатория «Подсознание».</text:p>
      <text:p text:style-name="P6">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4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4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4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6">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6">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6">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6">Сознание, так сказать, «видит» часть этих травмирующих воспоминаний и реагирует на них — страхом, паникой, непониманием, гневом, злостью и т. д.</text:p>
      <text:p text:style-name="P6">Эта реакция и является симптомом.</text:p>
      <text:p text:style-name="P46"><text:span text:style-name="T33">Так вот, в этой главе </text:span><text:span text:style-name="T45">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106" text:outline-level="4">Гиперконтроль</text:h>
      <text:p text:style-name="P6">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21456903" text:continue-numbering="true" text:style-name="диалог">
        <text:list-item>
          <text:p text:style-name="P117">Ты должен!</text:p>
        </text:list-item>
      </text:list>
      <text:p text:style-name="P31">Последствия:</text:p>
      <text:p text:style-name="P9">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6">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21440637" text:continue-numbering="true" text:style-name="диалог">
        <text:list-item>
          <text:p text:style-name="P117">Делай, что хочешь!</text:p>
        </text:list-item>
      </text:list>
      <text:p text:style-name="P31"><text:soft-page-break/></text:p>
      <text:p text:style-name="P31">Последствия:</text:p>
      <text:p text:style-name="P24">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106" text:outline-level="4">Слишком строгие наказания</text:h>
      <text:p text:style-name="P24">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4"><text:span text:style-name="T10">Последствия</text:span>:</text:p>
      <text:p text:style-name="P24">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4">Абсолютное отсутствие наказания в воспитании, игнорирование плохого поведения ребенка, поощрение за плохое поведения:</text:p>
      <text:list xml:id="list21447871" text:continue-numbering="true" text:style-name="диалог">
        <text:list-item>
          <text:p text:style-name="P121">На, только не плачь!</text:p>
        </text:list-item>
        <text:list-item>
          <text:p text:style-name="P121">На, только заткнись!</text:p>
        </text:list-item>
      </text:list>
      <text:p text:style-name="P31">Последствия<text:span text:style-name="T11">:</text:span></text:p>
      <text:p text:style-name="P24">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4">Гиперконтроль не агрессивного характера.</text:p>
      <text:list xml:id="list21458682" text:continue-numbering="true" text:style-name="диалог">
        <text:list-item>
          <text:p text:style-name="P121">Не трогайте моего мальчика!!!</text:p>
        </text:list-item>
      </text:list>
      <text:p text:style-name="P31">Последствия<text:span text:style-name="T11">:</text:span></text:p>
      <text:p text:style-name="P24">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4">Игнорирование родителями физического и морального состояния ребенка, обвинение ребенка в случившихся с ним неприятностях.</text:p>
      <text:list xml:id="list21457788" text:continue-numbering="true" text:style-name="диалог">
        <text:list-item>
          <text:p text:style-name="P121">Ты должен уметь за себя постоять! Сам виноват!</text:p>
        </text:list-item>
      </text:list>
      <text:p text:style-name="P31">Последствия<text:span text:style-name="T11">:</text:span></text:p>
      <text:p text:style-name="P24">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4"/>
      <text:p text:style-name="P24"/>
      <text:p text:style-name="P24"/>
      <text:p text:style-name="P24"/>
      <text:p text:style-name="P24"/>
      <text:p text:style-name="P24"/>
      <text:h text:style-name="Heading_20_3" text:outline-level="3"><text:soft-page-break/>Помощь</text:h>
      <text:h text:style-name="Heading_20_4" text:outline-level="4">Отсутствие помощи</text:h>
      <text:p text:style-name="P24">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21453783" text:continue-numbering="true" text:style-name="диалог">
        <text:list-item>
          <text:p text:style-name="P121">Ты должен сам справиться!</text:p>
        </text:list-item>
      </text:list>
      <text:p text:style-name="P31">Последствия<text:span text:style-name="T11">:</text:span></text:p>
      <text:p text:style-name="P31"><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4">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21435089" text:continue-numbering="true" text:style-name="диалог">
        <text:list-item>
          <text:p text:style-name="P121">Сынок, ты покакал?</text:p>
        </text:list-item>
      </text:list>
      <text:p text:style-name="P31">Последствия<text:span text:style-name="T11">:</text:span></text:p>
      <text:p text:style-name="P24">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107" text:outline-level="4">Нарушение личных границ</text:h>
      <text:p text:style-name="P24">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4">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32"><text:span text:style-name="T9">Последствия</text:span><text:span text:style-name="T13">:</text:span></text:p>
      <text:p text:style-name="P24">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4">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107" text:outline-level="4">Равнодушие</text:h>
      <text:p text:style-name="P24">Равнодушие родителей к чувствам, интересам, склонностям и внутреннему миру ребенка, а также к его переживаниям и проблемам.</text:p>
      <text:list xml:id="list21457085" text:continue-numbering="true" text:style-name="диалог">
        <text:list-item>
          <text:p text:style-name="P121">Мне все равно, что ты чувствуешь!</text:p>
        </text:list-item>
      </text:list>
      <text:p text:style-name="P32"><text:soft-page-break/><text:span text:style-name="T9">Последствия</text:span><text:span text:style-name="T13">:</text:span></text:p>
      <text:p text:style-name="P24">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4">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21462437" text:continue-numbering="true" text:style-name="диалог">
        <text:list-item>
          <text:p text:style-name="P121">Мама лучше знает!</text:p>
        </text:list-item>
      </text:list>
      <text:p text:style-name="P31">Последствия<text:span text:style-name="T11">:</text:span></text:p>
      <text:p text:style-name="P31"><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4">Воспитание внушением чувства ущербности.</text:p>
      <text:list xml:id="list21439844" text:continue-numbering="true" text:style-name="диалог">
        <text:list-item>
          <text:p text:style-name="P121">Кто тебя такого полюбит!</text:p>
        </text:list-item>
        <text:list-item>
          <text:p text:style-name="P121">Кому ты нужен?</text:p>
        </text:list-item>
      </text:list>
      <text:p text:style-name="P31">Последствия<text:span text:style-name="T11">:</text:span></text:p>
      <text:p text:style-name="P24">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4">Идеализация ребенка, необоснованное превозношение его талантов, достижений и заслуг. Плохое поведение игнорируется.</text:p>
      <text:list xml:id="list21445487" text:continue-numbering="true" text:style-name="диалог">
        <text:list-item>
          <text:p text:style-name="P121">Наш ребенок — гений!</text:p>
        </text:list-item>
      </text:list>
      <text:p text:style-name="Text_20_body"/>
      <text:p text:style-name="Text_20_body"/>
      <text:p text:style-name="P31"><text:soft-page-break/>Последствия<text:span text:style-name="T11">:</text:span></text:p>
      <text:p text:style-name="P24">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4">Отсутствии поощрения и похвалы в воспитании, что сопровождается упреками и сравнениями с окружающими.</text:p>
      <text:list xml:id="list21450604" text:continue-numbering="true" text:style-name="диалог">
        <text:list-item>
          <text:p text:style-name="P121">Почему Петя может, а ты нет?</text:p>
        </text:list-item>
        <text:list-item>
          <text:p text:style-name="P121">Вот я в твоем возрасте...</text:p>
        </text:list-item>
      </text:list>
      <text:p text:style-name="P31">Последствия<text:span text:style-name="T11">:</text:span></text:p>
      <text:p text:style-name="P24">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4"/>
      <text:p text:style-name="P24"/>
      <text:p text:style-name="P24"/>
      <text:h text:style-name="Heading_20_3" text:outline-level="3"><text:soft-page-break/>Вежливость</text:h>
      <text:h text:style-name="Heading_20_4" text:outline-level="4">Лесть</text:h>
      <text:p text:style-name="P24">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4">— Ты самый умный ребенок! А теперь займись уборкой своей комнаты!</text:p>
      <text:p text:style-name="P31">Последствия<text:span text:style-name="T11">:</text:span></text:p>
      <text:p text:style-name="P24">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4">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21452628" text:continue-numbering="true" text:style-name="диалог">
        <text:list-item>
          <text:p text:style-name="P121">Ты что оглох?!</text:p>
        </text:list-item>
      </text:list>
      <text:p text:style-name="P24"/>
      <text:p text:style-name="P31"><text:soft-page-break/>Последствия<text:span text:style-name="T11">:</text:span></text:p>
      <text:p text:style-name="P24">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107" text:outline-level="4">Материальная благодарность</text:h>
      <text:p text:style-name="P24">Воспитание «дай за дай», материальное вознаграждение за выполнение обязанностей, подарки и сюрпризы в качестве платы за труды.</text:p>
      <text:p text:style-name="P24">— Сдашь контрольную на пять — получишь новый телефон!</text:p>
      <text:p text:style-name="P32"><text:span text:style-name="T9">Последствия</text:span><text:span text:style-name="T13">:</text:span></text:p>
      <text:p text:style-name="P24">Неумение ценить труд, неумение оказывать помощь без вознаграждения, манипуляция окружающих с помощью заманчивой платы за их помощь.</text:p>
      <text:h text:style-name="P107" text:outline-level="4">Недостаток благодарности</text:h>
      <text:p text:style-name="P24">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4">— Я бы и без тебя справилась!</text:p>
      <text:p text:style-name="P32"><text:span text:style-name="T9">Последствия</text:span><text:span text:style-name="T13">:</text:span></text:p>
      <text:p text:style-name="P24">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31"><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3">— Я сегодня с тобой не дружу, потому, что ты жадина!</text:p>
      <text:p text:style-name="P31"><text:soft-page-break/>Последствия<text:span text:style-name="T11">:</text:span></text:p>
      <text:p text:style-name="P31"><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108" text:outline-level="4">Жадность</text:h>
      <text:p text:style-name="P13">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3">— Не дам, у тебя своя есть!</text:p>
      <text:p text:style-name="P31"><text:span text:style-name="T5">Последствия</text:span><text:span text:style-name="T6">:</text:span></text:p>
      <text:p text:style-name="P13">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3"/>
      <text:h text:style-name="Heading_20_3" text:outline-level="3"><text:soft-page-break/>Честность</text:h>
      <text:h text:style-name="P108" text:outline-level="4">Лживость</text:h>
      <text:p text:style-name="P13">Манипулирование обещаниями. Невыполнение обещаний родителями. Воспитание враньем.</text:p>
      <text:p text:style-name="P13">— Сегодня не куплю — завтра куплю...</text:p>
      <text:p text:style-name="P31"><text:span text:style-name="T5">Последствия</text:span><text:span text:style-name="T6">:</text:span></text:p>
      <text:p text:style-name="P13">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108" text:outline-level="4">Чрезмерная откровенность</text:h>
      <text:p text:style-name="P13">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21455228" text:continue-numbering="true" text:style-name="диалог">
        <text:list-item>
          <text:p text:style-name="P136">Сынок, разводится ли с мамой?</text:p>
        </text:list-item>
      </text:list>
      <text:p text:style-name="P13"/>
      <text:p text:style-name="P31"><text:soft-page-break/>Последствия<text:span text:style-name="T11">:</text:span></text:p>
      <text:p text:style-name="P24">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4">Сокрытие родителями реальной обстановки в семье, например, кризис в отношениях или развод, обнадеживание, вранье.</text:p>
      <text:list xml:id="list21452074" text:continue-numbering="true" text:style-name="диалог">
        <text:list-item>
          <text:p text:style-name="P136">Мы с папой просто поговорим!</text:p>
        </text:list-item>
        <text:list-item>
          <text:p text:style-name="P136">Врач только посмотрит — больно не будет!</text:p>
        </text:list-item>
      </text:list>
      <text:p text:style-name="P31">Последствия<text:span text:style-name="T11">:</text:span></text:p>
      <text:p text:style-name="P24">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4"/>
      <text:h text:style-name="Heading_20_4" text:outline-level="4"><text:soft-page-break/>Подозрительность</text:h>
      <text:p text:style-name="P24">Воспитание наказанием по (беспричинному) подозрению. Эгоизм и тревожность родителей, постоянная требовательность объяснений.</text:p>
      <text:p text:style-name="P13">— Ты точно ни у кого не списывал?</text:p>
      <text:p text:style-name="P31">Последствия<text:span text:style-name="T11">:</text:span></text:p>
      <text:p text:style-name="P24">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4">Соперничество, что подразумевает выбор сторонников, создание коалиции:</text:p>
      <text:list xml:id="list21437615" text:continue-numbering="true" text:style-name="диалог">
        <text:list-item>
          <text:p text:style-name="P121">Мы папе не скажем!..</text:p>
        </text:list-item>
      </text:list>
      <text:p text:style-name="P24"/>
      <text:p text:style-name="P24"/>
      <text:p text:style-name="P31"><text:soft-page-break/>Последствия<text:span text:style-name="T11">:</text:span></text:p>
      <text:p text:style-name="P24">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4">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4">— Ты идешь гулять с Петей? Это тот самый Петя, который тебе подножку поставил в первом классе? Понятно...</text:p>
      <text:p text:style-name="P31">Последствия<text:span text:style-name="T11">:</text:span></text:p>
      <text:p text:style-name="P24">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31"><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note text:id="ftn30" text:note-class="footnote"><text:note-citation text:label="*">*</text:note-citation><text:note-body><text:p text:style-name="Footnote"><text:span text:style-name="T8">Сексизм</text:span> <text:span text:style-name="T64">(от лат. sexus — пол)</text:span><text:span text:style-name="T70"> </text:span>— социальная система, которая поддерживает патриархат или угнетение женщин.</text:p></text:note-body></text:note></text:h>
      <text:p text:style-name="P24">Негативное влияние на мнение ребенка о женщинах:</text:p>
      <text:p text:style-name="P19">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214353131" text:continue-numbering="true" text:style-name="диалог">
        <text:list-item>
          <text:p text:style-name="P128">Все бабы дуры!</text:p>
        </text:list-item>
      </text:list>
      <text:p text:style-name="P19"/>
      <text:p text:style-name="P31"><text:soft-page-break/><text:span text:style-name="T14">Последствия для мальчиков</text:span><text:span text:style-name="T23">:</text:span></text:p>
      <text:p text:style-name="P19">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31"><text:span text:style-name="T14">Последствия для девочек</text:span><text:span text:style-name="T23">:</text:span></text:p>
      <text:p text:style-name="P19">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14"><text:note text:id="ftn31" text:note-class="footnote"><text:note-citation text:label="*">*</text:note-citation><text:note-body><text:p text:style-name="P89">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9">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9">должен дарить дорогие подарки, водить в дорогие рестораны, на руках носить, иначе:</text:span></text:p>
      <text:list xml:id="list21456501" text:continue-numbering="true" text:style-name="диалог">
        <text:list-item>
          <text:p text:style-name="P128">Зачем он нужен?</text:p>
        </text:list-item>
      </text:list>
      <text:p text:style-name="P31"><text:span text:style-name="T14">Последствия для мальчиков</text:span><text:span text:style-name="T23">:</text:span></text:p>
      <text:p text:style-name="P19">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31"><text:span text:style-name="T14">Последствия для девочек</text:span><text:span text:style-name="T23">:</text:span></text:p>
      <text:p text:style-name="P19">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99" text:outline-level="1">Эпилог</text:h>
      <text:p text:style-name="P23">Ну вот и все. Дело сделано.</text:p>
      <text:p text:style-name="P23">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23">Изначально, именно это стало целью для меня - найти и объяснить себе:</text:p>
      <text:list xml:id="list21439876" text:continue-numbering="true" text:style-name="диалог">
        <text:list-item>
          <text:p text:style-name="P122">Что это было?</text:p>
        </text:list-item>
        <text:list-item>
          <text:p text:style-name="P122">Почему это произошло со мной?</text:p>
        </text:list-item>
        <text:list-item>
          <text:p text:style-name="P122">За какие такие мои проступки мне причинили столько боли?</text:p>
        </text:list-item>
      </text:list>
      <text:p text:style-name="P23"><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6"><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23">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23">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23">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23">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23"><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23">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60">* * *</text:p>
      <text:p text:style-name="P23">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23">Для них это может стать новым стимулом для оскорблений и высмеивания, а также вызвать множество возмущений и обвинении меня в клевете.</text:p>
      <text:list xml:id="list21456448" text:continue-numbering="true" text:style-name="диалог">
        <text:list-item>
          <text:p text:style-name="P122">Это притянуто за уши;</text:p>
        </text:list-item>
        <text:list-item>
          <text:p text:style-name="P122">Это абсолютная клевета;</text:p>
        </text:list-item>
        <text:list-item>
          <text:p text:style-name="P122">Она все это придумала;</text:p>
        </text:list-item>
        <text:list-item>
          <text:p text:style-name="P122">Это полный бред/абсурд;</text:p>
        </text:list-item>
        <text:list-item>
          <text:p text:style-name="P122">Это не стоит моего внимания;</text:p>
        </text:list-item>
        <text:list-item>
          <text:p text:style-name="P122"><text:soft-page-break/>Это просто смешно;</text:p>
        </text:list-item>
        <text:list-item>
          <text:p text:style-name="P122">Это еще раз доказывает ее неадекватность;</text:p>
        </text:list-item>
      </text:list>
      <text:p text:style-name="P23">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23">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60">* * *</text:p>
      <text:p text:style-name="P23">Напоследок не удержусь и нажелаю!</text:p>
      <text:p text:style-name="P23">Я желаю вам быть сильными и любить себя.</text:p>
      <text:p text:style-name="P23">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23">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23">Я желаю вам понимать, что для вас лучше и точно знать, что же приведет вас к счастью!</text:p>
      <text:p text:style-name="P23">Я желаю вам то, чего вы заслуживаете, без поблажек и привилегий!</text:p>
      <text:p text:style-name="P23"><text:soft-page-break/><text:span text:style-name="T58">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8">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23">Искренне ваша Я. Каминская.</text:p>
      <text:p text:style-name="P82"/>
      <text:p text:style-name="P174">Содержание</text:p>
      <text:p text:style-name="P48"/>
      <text:p text:style-name="P86">Пролог<text:tab/>3</text:p>
      <text:p text:style-name="P87">ЧАСТЬ 1. ФИРМЕННЫЕ ОТНОШЕНИЯ</text:p>
      <text:p text:style-name="P86">Глава 1. Это еще не конец<text:tab/>23</text:p>
      <text:p text:style-name="P86">Глава 2. Таблетка<text:tab/>26</text:p>
      <text:p text:style-name="P86">Глава 3. Останешься?<text:tab/>38</text:p>
      <text:p text:style-name="P86">Глава 4. Зачем платить больше?<text:tab/>42</text:p>
      <text:p text:style-name="P86">Глава 5. Интроверт<text:tab/>47</text:p>
      <text:p text:style-name="P86">Глава 6. Стразики<text:tab/>72</text:p>
      <text:p text:style-name="P86">Глава 7. З — Забота<text:tab/>84</text:p>
      <text:p text:style-name="P86">Глава 8. Сама, котик<text:tab/>101</text:p>
      <text:p text:style-name="P86">Глава 9. Мы так общаемся<text:tab/>116</text:p>
      <text:p text:style-name="P86">Глава 10. Это не я<text:tab/>133</text:p>
      <text:p text:style-name="P86">Глава 11. Трио<text:tab/>154</text:p>
      <text:p text:style-name="P86">Глава 12. Не ной<text:tab/>162</text:p>
      <text:p text:style-name="P86">Глава 13. Неадекватная<text:tab/>171</text:p>
      <text:p text:style-name="P86">Глава 14. Вожак<text:tab/>195</text:p>
      <text:p text:style-name="P86">Глава 15. Ад<text:tab/>213</text:p>
      <text:p text:style-name="P86">Глава 16. Nosce te ipsum<text:tab/>225</text:p>
      <text:p text:style-name="P86">Глава 17. Я все понял<text:tab/>234</text:p>
      <text:p text:style-name="P86">Глава 18. А зачем вам Она?<text:tab/>239</text:p>
      <text:p text:style-name="P86">Глава 19. Я подумаю<text:tab/>246</text:p>
      <text:p text:style-name="P86">Глава 20. Меньше нюансов<text:tab/>251</text:p>
      <text:p text:style-name="P86">Глава 21. Быть честным очень легко!<text:tab/>260</text:p>
      <text:p text:style-name="P86">Глава 22. Гори в аду<text:tab/>303</text:p>
      <text:p text:style-name="P86">Глава 23. Апофеоз отношений с манипулятором<text:tab/>322</text:p>
      <text:p text:style-name="P87">ЧАСТЬ 2. ЧТО-ТО ВРОДЕ СПРАВОЧНИКА</text:p>
      <text:p text:style-name="P86">Глава 24. Причины манипуляции<text:tab/>342</text:p>
      <text:p text:style-name="P86"><text:soft-page-break/>Глава 25. Признаки и последствия манипуляции<text:tab/>362</text:p>
      <text:p text:style-name="P88">Что с ним?<text:tab/>364</text:p>
      <text:p text:style-name="P88">Почему я?<text:tab/>370</text:p>
      <text:p text:style-name="P86">Глава 25. Приемы и противостояние манипуляции<text:tab/>384</text:p>
      <text:p text:style-name="P88">Демонстративное игнорирование собственных</text:p>
      <text:p text:style-name="P88">обязательств<text:tab/>384</text:p>
      <text:p text:style-name="P88">Газлайтинг<text:tab/>386</text:p>
      <text:p text:style-name="P88">Висхолдинг<text:tab/>390</text:p>
      <text:p text:style-name="P88">«Да, но &lt;...&gt;» (в доп. к описанию висхолдинга)<text:tab/>393</text:p>
      <text:p text:style-name="P88">Изоляция жертвы от ее окружения<text:tab/>395</text:p>
      <text:p text:style-name="P88">Пассивная агрессия<text:line-break/>(игнорирование, обида, внезапный бойкот)<text:tab/>398</text:p>
      <text:p text:style-name="P88">Эгоизм. Равнодушие<text:tab/>403</text:p>
      <text:p text:style-name="P88">Игра на ваших эмоциях или психологические</text:p>
      <text:p text:style-name="P88">триггеры<text:tab/>404</text:p>
      <text:p text:style-name="P88">Виктимблейминг<text:tab/>408</text:p>
      <text:p text:style-name="P88">Вам редко уступают или не уступают вообще<text:tab/>413</text:p>
      <text:p text:style-name="P88">Патологическая ложь.<text:line-break/>Введение в болезненное состояние ожидания<text:tab/>418</text:p>
      <text:p text:style-name="P88">Триангуляция<text:tab/>424</text:p>
      <text:p text:style-name="P88">Дабл байнд<text:tab/>427</text:p>
      <text:p text:style-name="P88">Демонстрация (в доп. к описанию дабл байнда)<text:tab/>436</text:p>
      <text:p text:style-name="P85">Демонстрация занятости<text:tab/>436</text:p>
      <text:p text:style-name="P85">Демонстрация любви<text:tab/>440</text:p>
      <text:p text:style-name="P88">Подкрепление.<text:line-break/>Стимуляция на действия<text:tab/>444</text:p>
      <text:p text:style-name="P85">Положительное подкрепление<text:tab/>445</text:p>
      <text:p text:style-name="P85">Неустойчивое или частичное подкрепление<text:tab/>451</text:p>
      <text:p text:style-name="P85">Отрицательное подкрепление<text:tab/>455</text:p>
      <text:p text:style-name="P85">Травмирующий одноразовый опыт<text:tab/>460</text:p>
      <text:p text:style-name="P88">Постоянные жалобы<text:tab/>462</text:p>
      <text:p text:style-name="P88">Отношение к чистоте<text:tab/>465</text:p>
      <text:p text:style-name="P85">Патологическая неряшливость.<text:tab/>465</text:p>
      <text:p text:style-name="P85"><text:soft-page-break/>Патологическое стремление к чистоте<text:tab/>467</text:p>
      <text:p text:style-name="P88">Неглект<text:tab/>471</text:p>
      <text:p text:style-name="P88">Попытка выторговать право на «лево». Принуждение</text:p>
      <text:p text:style-name="P88">к трио<text:tab/>475</text:p>
      <text:p text:style-name="P85">Вариант 1. <text:s/>Ничто не предвещало беды<text:tab/>479</text:p>
      <text:p text:style-name="P85">Вариант 2. Ну мааам<text:tab/>481</text:p>
      <text:p text:style-name="P85">Вариант 3. Я уже взрослый<text:tab/>484</text:p>
      <text:p text:style-name="P85">Секс втроем<text:tab/>485</text:p>
      <text:p text:style-name="P88">Перспектицид<text:tab/>491</text:p>
      <text:p text:style-name="P88">Сахарное шоу<text:tab/>493</text:p>
      <text:p text:style-name="P88">Манипуляция разрывом<text:tab/>495</text:p>
      <text:p text:style-name="P86">Эпилог<text:tab/>499</text:p>
      <table:table table:name="Таблица1" table:style-name="Таблица1">
        <table:table-column table:style-name="Таблица1.A"/>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ext:soft-page-break/>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ext:soft-page-break/>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ext:soft-page-break/>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row>
          <table:table-cell table:style-name="Таблица1.A1" office:value-type="string">
            <text:p text:style-name="P84"/>
          </table:table-cell>
        </table:table-row>
      </table:table>
      <text:p text:style-name="P81"><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7. З — Забота</text:chapter></text:p>
      </style:header-left>
      <style:footer>
        <text:p text:style-name="Footer"/>
      </style:footer>
      <style:footer-left>
        <text:p text:style-name="Footer"><text:page-number text:select-page="current">82</text:page-number></text:p>
      </style:footer-left>
    </style:master-page>
    <style:master-page style:name="Right_20_Page" style:display-name="Right Page" style:page-layout-name="Mpm5" style:next-style-name="Left_20_Page">
      <style:header>
        <text:p text:style-name="MP1"><text:chapter text:display="name" text:outline-level="4"> Глава 6. Клетка</text:chapter></text:p>
      </style:header>
      <style:footer>
        <text:p text:style-name="Footer"><text:page-number text:select-page="current">8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2-09T01:25:18.30</dc:date>
    <meta:editing-cycles>1957</meta:editing-cycles>
    <meta:editing-duration>P41DT9H51M35S</meta:editing-duration>
    <meta:document-statistic meta:table-count="1" meta:image-count="0" meta:object-count="0" meta:page-count="580" meta:paragraph-count="4170" meta:word-count="104850" meta:character-count="65875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